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Lucidasans1" svg:font-family="Lucidasans"/>
    <style:font-face style:name="StarSymbol" svg:font-family="StarSymbol"/>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padding="0.0291in" fo:border-left="none" fo:border-right="none" fo:border-top="none" fo:border-bottom="0.0008in solid #000000" style:join-border="false"/>
      <style:text-properties style:font-name="Courier" fo:font-size="10.5pt" fo:font-weight="normal" style:font-size-asian="10.5pt" style:font-weight-asian="normal" style:font-size-complex="10.5pt" style:font-weight-complex="normal"/>
    </style:style>
    <style:style style:name="P2" style:family="paragraph" style:parent-style-name="Standard">
      <style:text-properties style:font-name="Courier" fo:font-size="11pt" style:font-size-asian="11pt" style:font-size-complex="11pt"/>
    </style:style>
    <style:style style:name="P3" style:family="paragraph" style:parent-style-name="Standard">
      <style:paragraph-properties fo:text-align="justify" style:justify-single-word="false"/>
      <style:text-properties style:font-name="Courier" fo:font-size="11pt" style:font-size-asian="11pt" style:font-size-complex="11pt"/>
    </style:style>
    <style:style style:name="P4" style:family="paragraph" style:parent-style-name="Standard">
      <style:paragraph-properties fo:text-align="start" style:justify-single-word="false"/>
      <style:text-properties style:font-name="Courier" fo:font-size="11pt" style:font-size-asian="11pt" style:font-size-complex="11pt"/>
    </style:style>
    <style:style style:name="P5" style:family="paragraph" style:parent-style-name="Standard">
      <style:paragraph-properties fo:text-align="justify" style:justify-single-word="false"/>
      <style:text-properties style:font-name="Courier" fo:font-size="11pt" style:text-underline-style="solid" style:text-underline-width="auto" style:text-underline-color="font-color" style:font-size-asian="11pt" style:font-size-complex="11pt"/>
    </style:style>
    <style:style style:name="P6" style:family="paragraph" style:parent-style-name="Standard">
      <style:paragraph-properties fo:text-align="justify" style:justify-single-word="false"/>
      <style:text-properties style:font-name="Courier" fo:font-size="11pt" style:text-underline-style="none" style:font-size-asian="11pt" style:font-size-complex="11pt"/>
    </style:style>
    <style:style style:name="P7" style:family="paragraph" style:parent-style-name="Table_20_Contents">
      <style:paragraph-properties fo:text-align="justify" style:justify-single-word="false"/>
      <style:text-properties style:font-name="Courier" fo:font-size="11pt" style:font-size-asian="11pt" style:font-size-complex="11pt"/>
    </style:style>
    <style:style style:name="P8" style:family="paragraph" style:parent-style-name="Heading_20_1">
      <style:paragraph-properties fo:break-before="page"/>
    </style:style>
    <style:style style:name="P9" style:family="paragraph" style:parent-style-name="Standard" style:list-style-name="L1">
      <style:paragraph-properties fo:text-align="justify" style:justify-single-word="false"/>
      <style:text-properties style:font-name="Courier" fo:font-size="11pt" style:font-size-asian="11pt" style:font-size-complex="11pt"/>
    </style:style>
    <style:style style:name="P10" style:family="paragraph" style:parent-style-name="Standard" style:list-style-name="L2">
      <style:paragraph-properties fo:text-align="justify" style:justify-single-word="false"/>
      <style:text-properties style:font-name="Courier" fo:font-size="11pt" style:font-size-asian="11pt" style:font-size-complex="11pt"/>
    </style:style>
    <style:style style:name="P11" style:family="paragraph" style:parent-style-name="Standard" style:list-style-name="L3">
      <style:paragraph-properties fo:text-align="justify" style:justify-single-word="false"/>
      <style:text-properties style:font-name="Courier" fo:font-size="11pt" style:font-size-asian="11pt" style:font-size-complex="11pt"/>
    </style:style>
    <style:style style:name="P12" style:family="paragraph" style:parent-style-name="Standard" style:list-style-name="L4">
      <style:paragraph-properties fo:text-align="justify" style:justify-single-word="false"/>
      <style:text-properties style:font-name="Courier" fo:font-size="11pt" style:font-size-asian="11pt" style:font-size-complex="11pt"/>
    </style:style>
    <style:style style:name="P13" style:family="paragraph" style:parent-style-name="Standard" style:list-style-name="L5">
      <style:paragraph-properties fo:text-align="justify" style:justify-single-word="false"/>
      <style:text-properties style:font-name="Courier" fo:font-size="11pt" style:font-size-asian="11pt" style:font-size-complex="11pt"/>
    </style:style>
    <style:style style:name="P14" style:family="paragraph" style:parent-style-name="Standard" style:list-style-name="L6">
      <style:paragraph-properties fo:text-align="justify" style:justify-single-word="false"/>
      <style:text-properties style:font-name="Courier" fo:font-size="11pt" style:font-size-asian="11pt" style:font-size-complex="11pt"/>
    </style:style>
    <style:style style:name="P15" style:family="paragraph" style:parent-style-name="Standard" style:list-style-name="L7">
      <style:paragraph-properties fo:text-align="justify" style:justify-single-word="false"/>
      <style:text-properties style:font-name="Courier" fo:font-size="11pt" style:font-size-asian="11pt" style:font-size-complex="11pt"/>
    </style:style>
    <style:style style:name="P16" style:family="paragraph" style:parent-style-name="Standard" style:list-style-name="L8">
      <style:paragraph-properties fo:text-align="justify" style:justify-single-word="false"/>
      <style:text-properties style:font-name="Courier" fo:font-size="11pt" style:font-size-asian="11pt" style:font-size-complex="11pt"/>
    </style:style>
    <style:style style:name="P17" style:family="paragraph" style:parent-style-name="Standard" style:list-style-name="L9">
      <style:paragraph-properties fo:text-align="justify" style:justify-single-word="false"/>
      <style:text-properties style:font-name="Courier" fo:font-size="11pt" style:font-size-asian="11pt" style:font-size-complex="11pt"/>
    </style:style>
    <style:style style:name="P18" style:family="paragraph" style:parent-style-name="Standard" style:list-style-name="L10">
      <style:paragraph-properties fo:text-align="justify" style:justify-single-word="false"/>
      <style:text-properties style:font-name="Courier" fo:font-size="11pt" style:font-size-asian="11pt" style:font-size-complex="11pt"/>
    </style:style>
    <style:style style:name="P19" style:family="paragraph" style:parent-style-name="Standard" style:list-style-name="L11">
      <style:paragraph-properties fo:text-align="justify" style:justify-single-word="false"/>
      <style:text-properties style:font-name="Courier" fo:font-size="11pt" style:font-size-asian="11pt" style:font-size-complex="11pt"/>
    </style:style>
    <style:style style:name="P20" style:family="paragraph" style:parent-style-name="Standard" style:list-style-name="L12">
      <style:paragraph-properties fo:text-align="justify" style:justify-single-word="false"/>
      <style:text-properties style:font-name="Courier" fo:font-size="11pt" style:font-size-asian="11pt" style:font-size-complex="11pt"/>
    </style:style>
    <style:style style:name="P21" style:family="paragraph" style:parent-style-name="Standard" style:list-style-name="L13">
      <style:paragraph-properties fo:text-align="justify" style:justify-single-word="false"/>
      <style:text-properties style:font-name="Courier" fo:font-size="11pt" style:font-size-asian="11pt" style:font-size-complex="11pt"/>
    </style:style>
    <style:style style:name="P22" style:family="paragraph" style:parent-style-name="Standard" style:list-style-name="L14">
      <style:paragraph-properties fo:text-align="justify" style:justify-single-word="false"/>
      <style:text-properties style:font-name="Courier" fo:font-size="11pt" style:font-size-asian="11pt" style:font-size-complex="11pt"/>
    </style:style>
    <style:style style:name="P23" style:family="paragraph" style:parent-style-name="Standard" style:list-style-name="L15">
      <style:paragraph-properties fo:text-align="justify" style:justify-single-word="false"/>
      <style:text-properties style:font-name="Courier" fo:font-size="11pt" style:font-size-asian="11pt" style:font-size-complex="11pt"/>
    </style:style>
    <style:style style:name="P24" style:family="paragraph" style:parent-style-name="Standard" style:list-style-name="L16">
      <style:paragraph-properties fo:text-align="justify" style:justify-single-word="false"/>
      <style:text-properties style:font-name="Courier" fo:font-size="11pt" style:font-size-asian="11pt" style:font-size-complex="11pt"/>
    </style:style>
    <style:style style:name="P25" style:family="paragraph" style:parent-style-name="Standard" style:list-style-name="L17">
      <style:paragraph-properties fo:text-align="justify" style:justify-single-word="false"/>
      <style:text-properties style:font-name="Courier" fo:font-size="11pt" style:font-size-asian="11pt" style:font-size-complex="11pt"/>
    </style:style>
    <style:style style:name="P26" style:family="paragraph" style:parent-style-name="Standard" style:list-style-name="L18">
      <style:paragraph-properties fo:text-align="justify" style:justify-single-word="false"/>
      <style:text-properties style:font-name="Courier" fo:font-size="11pt" style:font-size-asian="11pt" style:font-size-complex="11pt"/>
    </style:style>
    <style:style style:name="P27" style:family="paragraph" style:parent-style-name="Standard" style:list-style-name="L19">
      <style:paragraph-properties fo:text-align="justify" style:justify-single-word="false"/>
      <style:text-properties style:font-name="Courier" fo:font-size="11pt" style:font-size-asian="11pt" style:font-size-complex="11pt"/>
    </style:style>
    <style:style style:name="P28" style:family="paragraph" style:parent-style-name="Standard" style:list-style-name="L20">
      <style:paragraph-properties fo:text-align="justify" style:justify-single-word="false"/>
      <style:text-properties style:font-name="Courier" fo:font-size="11pt" style:font-size-asian="11pt" style:font-size-complex="11pt"/>
    </style:style>
    <style:style style:name="P29" style:family="paragraph" style:parent-style-name="Standard" style:list-style-name="L21">
      <style:paragraph-properties fo:text-align="justify" style:justify-single-word="false"/>
      <style:text-properties style:font-name="Courier" fo:font-size="11pt" style:font-size-asian="11pt" style:font-size-complex="11pt"/>
    </style:style>
    <style:style style:name="P30" style:family="paragraph" style:parent-style-name="Standard" style:list-style-name="L22">
      <style:paragraph-properties fo:text-align="justify" style:justify-single-word="false"/>
      <style:text-properties style:font-name="Courier" fo:font-size="11pt" style:font-size-asian="11pt" style:font-size-complex="11pt"/>
    </style:style>
    <style:style style:name="P31" style:family="paragraph" style:parent-style-name="Standard" style:list-style-name="L23">
      <style:paragraph-properties fo:text-align="justify" style:justify-single-word="false"/>
      <style:text-properties style:font-name="Courier" fo:font-size="11pt" style:font-size-asian="11pt" style:font-size-complex="11pt"/>
    </style:style>
    <style:style style:name="P32" style:family="paragraph" style:parent-style-name="Standard" style:list-style-name="L24">
      <style:paragraph-properties fo:text-align="justify" style:justify-single-word="false"/>
      <style:text-properties style:font-name="Courier" fo:font-size="11pt" style:font-size-asian="11pt" style:font-size-complex="11pt"/>
    </style:style>
    <style:style style:name="P33" style:family="paragraph" style:parent-style-name="Standard" style:list-style-name="L25">
      <style:paragraph-properties fo:text-align="justify" style:justify-single-word="false"/>
      <style:text-properties style:font-name="Courier" fo:font-size="11pt" style:font-size-asian="11pt" style:font-size-complex="11pt"/>
    </style:style>
    <style:style style:name="P34" style:family="paragraph" style:parent-style-name="Standard" style:list-style-name="L26">
      <style:paragraph-properties fo:text-align="justify" style:justify-single-word="false"/>
      <style:text-properties style:font-name="Courier" fo:font-size="11pt" style:font-size-asian="11pt" style:font-size-complex="11pt"/>
    </style:style>
    <style:style style:name="P35" style:family="paragraph" style:parent-style-name="Standard" style:list-style-name="L27">
      <style:paragraph-properties fo:text-align="justify" style:justify-single-word="false"/>
      <style:text-properties style:font-name="Courier" fo:font-size="11pt" style:font-size-asian="11pt" style:font-size-complex="11pt"/>
    </style:style>
    <style:style style:name="P36" style:family="paragraph" style:parent-style-name="Standard" style:list-style-name="L28">
      <style:paragraph-properties fo:text-align="justify" style:justify-single-word="false"/>
      <style:text-properties style:font-name="Courier" fo:font-size="11pt" style:font-size-asian="11pt" style:font-size-complex="11pt"/>
    </style:style>
    <style:style style:name="P37" style:family="paragraph" style:parent-style-name="Standard" style:list-style-name="L29">
      <style:paragraph-properties fo:text-align="justify" style:justify-single-word="false"/>
      <style:text-properties style:font-name="Courier" fo:font-size="11pt" style:font-size-asian="11pt" style:font-size-complex="11pt"/>
    </style:style>
    <style:style style:name="P38" style:family="paragraph" style:parent-style-name="Standard" style:list-style-name="L30">
      <style:paragraph-properties fo:text-align="justify" style:justify-single-word="false"/>
      <style:text-properties style:font-name="Courier" fo:font-size="11pt" style:font-size-asian="11pt" style:font-size-complex="11pt"/>
    </style:style>
    <style:style style:name="P39" style:family="paragraph" style:parent-style-name="Standard" style:list-style-name="L31">
      <style:paragraph-properties fo:text-align="justify" style:justify-single-word="false"/>
      <style:text-properties style:font-name="Courier" fo:font-size="11pt" style:font-size-asian="11pt" style:font-size-complex="11pt"/>
    </style:style>
    <style:style style:name="P40" style:family="paragraph" style:parent-style-name="Standard" style:list-style-name="L32">
      <style:paragraph-properties fo:text-align="justify" style:justify-single-word="false"/>
      <style:text-properties style:font-name="Courier" fo:font-size="11pt" style:font-size-asian="11pt" style:font-size-complex="11pt"/>
    </style:style>
    <style:style style:name="P41" style:family="paragraph" style:parent-style-name="Standard" style:list-style-name="L34">
      <style:paragraph-properties fo:text-align="justify" style:justify-single-word="false"/>
      <style:text-properties style:font-name="Courier" fo:font-size="11pt" style:font-size-asian="11pt" style:font-size-complex="11pt"/>
    </style:style>
    <style:style style:name="P42" style:family="paragraph" style:parent-style-name="Standard" style:list-style-name="L35">
      <style:paragraph-properties fo:text-align="justify" style:justify-single-word="false"/>
      <style:text-properties style:font-name="Courier" fo:font-size="11pt" style:font-size-asian="11pt" style:font-size-complex="11pt"/>
    </style:style>
    <style:style style:name="P43" style:family="paragraph" style:parent-style-name="Standard" style:list-style-name="L36">
      <style:paragraph-properties fo:text-align="justify" style:justify-single-word="false"/>
      <style:text-properties style:font-name="Courier" fo:font-size="11pt" style:font-size-asian="11pt" style:font-size-complex="11pt"/>
    </style:style>
    <style:style style:name="P44" style:family="paragraph" style:parent-style-name="Standard" style:list-style-name="L37">
      <style:paragraph-properties fo:text-align="justify" style:justify-single-word="false"/>
      <style:text-properties style:font-name="Courier" fo:font-size="11pt" style:font-size-asian="11pt" style:font-size-complex="11pt"/>
    </style:style>
    <style:style style:name="P45" style:family="paragraph" style:parent-style-name="Standard" style:list-style-name="L38">
      <style:paragraph-properties fo:text-align="justify" style:justify-single-word="false"/>
      <style:text-properties style:font-name="Courier" fo:font-size="11pt" style:font-size-asian="11pt" style:font-size-complex="11pt"/>
    </style:style>
    <style:style style:name="P46" style:family="paragraph" style:parent-style-name="Standard" style:list-style-name="L39">
      <style:paragraph-properties fo:text-align="justify" style:justify-single-word="false"/>
      <style:text-properties style:font-name="Courier" fo:font-size="11pt" style:font-size-asian="11pt" style:font-size-complex="11pt"/>
    </style:style>
    <style:style style:name="P47" style:family="paragraph" style:parent-style-name="Standard" style:list-style-name="L40">
      <style:paragraph-properties fo:text-align="justify" style:justify-single-word="false"/>
      <style:text-properties style:font-name="Courier" fo:font-size="11pt" style:font-size-asian="11pt" style:font-size-complex="11pt"/>
    </style:style>
    <style:style style:name="P48" style:family="paragraph" style:parent-style-name="Standard" style:list-style-name="L41">
      <style:paragraph-properties fo:text-align="justify" style:justify-single-word="false"/>
      <style:text-properties style:font-name="Courier" fo:font-size="11pt" style:font-size-asian="11pt" style:font-size-complex="11pt"/>
    </style:style>
    <style:style style:name="P49" style:family="paragraph" style:parent-style-name="Standard" style:list-style-name="L42">
      <style:paragraph-properties fo:text-align="justify" style:justify-single-word="false"/>
      <style:text-properties style:font-name="Courier" fo:font-size="11pt" style:font-size-asian="11pt" style:font-size-complex="11pt"/>
    </style:style>
    <style:style style:name="P50" style:family="paragraph" style:parent-style-name="Standard" style:list-style-name="L43">
      <style:paragraph-properties fo:text-align="justify" style:justify-single-word="false"/>
      <style:text-properties style:font-name="Courier" fo:font-size="11pt" style:font-size-asian="11pt" style:font-size-complex="11pt"/>
    </style:style>
    <style:style style:name="P51" style:family="paragraph" style:parent-style-name="Standard" style:list-style-name="L44">
      <style:paragraph-properties fo:text-align="justify" style:justify-single-word="false"/>
      <style:text-properties style:font-name="Courier" fo:font-size="11pt" style:font-size-asian="11pt" style:font-size-complex="11pt"/>
    </style:style>
    <style:style style:name="P52" style:family="paragraph" style:parent-style-name="Standard" style:list-style-name="L45">
      <style:paragraph-properties fo:text-align="justify" style:justify-single-word="false"/>
      <style:text-properties style:font-name="Courier" fo:font-size="11pt" style:font-size-asian="11pt" style:font-size-complex="11pt"/>
    </style:style>
    <style:style style:name="P53" style:family="paragraph" style:parent-style-name="Standard" style:list-style-name="L46">
      <style:paragraph-properties fo:text-align="justify" style:justify-single-word="false"/>
      <style:text-properties style:font-name="Courier" fo:font-size="11pt" style:font-size-asian="11pt" style:font-size-complex="11pt"/>
    </style:style>
    <style:style style:name="P54" style:family="paragraph" style:parent-style-name="Standard" style:list-style-name="L47">
      <style:paragraph-properties fo:text-align="justify" style:justify-single-word="false"/>
      <style:text-properties style:font-name="Courier" fo:font-size="11pt" style:font-size-asian="11pt" style:font-size-complex="11pt"/>
    </style:style>
    <style:style style:name="P55" style:family="paragraph" style:parent-style-name="Standard" style:list-style-name="L48">
      <style:paragraph-properties fo:text-align="justify" style:justify-single-word="false"/>
      <style:text-properties style:font-name="Courier" fo:font-size="11pt" style:font-size-asian="11pt" style:font-size-complex="11pt"/>
    </style:style>
    <style:style style:name="P56" style:family="paragraph" style:parent-style-name="Standard" style:list-style-name="L49">
      <style:paragraph-properties fo:text-align="justify" style:justify-single-word="false"/>
      <style:text-properties style:font-name="Courier" fo:font-size="11pt" style:font-size-asian="11pt" style:font-size-complex="11pt"/>
    </style:style>
    <style:style style:name="P57" style:family="paragraph" style:parent-style-name="Standard" style:list-style-name="L50">
      <style:paragraph-properties fo:text-align="justify" style:justify-single-word="false"/>
      <style:text-properties style:font-name="Courier" fo:font-size="11pt" style:font-size-asian="11pt" style:font-size-complex="11pt"/>
    </style:style>
    <style:style style:name="P58" style:family="paragraph" style:parent-style-name="Standard" style:list-style-name="L51">
      <style:paragraph-properties fo:text-align="justify" style:justify-single-word="false"/>
      <style:text-properties style:font-name="Courier" fo:font-size="11pt" style:font-size-asian="11pt" style:font-size-complex="11pt"/>
    </style:style>
    <style:style style:name="P59" style:family="paragraph" style:parent-style-name="Standard" style:list-style-name="L52">
      <style:paragraph-properties fo:text-align="justify" style:justify-single-word="false"/>
      <style:text-properties style:font-name="Courier" fo:font-size="11pt" style:font-size-asian="11pt" style:font-size-complex="11pt"/>
    </style:style>
    <style:style style:name="P60" style:family="paragraph" style:parent-style-name="Standard" style:list-style-name="L53">
      <style:paragraph-properties fo:text-align="justify" style:justify-single-word="false"/>
      <style:text-properties style:font-name="Courier" fo:font-size="11pt" style:font-size-asian="11pt" style:font-size-complex="11pt"/>
    </style:style>
    <style:style style:name="P61" style:family="paragraph" style:parent-style-name="Standard" style:list-style-name="L54">
      <style:paragraph-properties fo:text-align="justify" style:justify-single-word="false"/>
      <style:text-properties style:font-name="Courier" fo:font-size="11pt" style:font-size-asian="11pt" style:font-size-complex="11pt"/>
    </style:style>
    <style:style style:name="P62" style:family="paragraph" style:parent-style-name="Standard" style:list-style-name="L6">
      <style:text-properties style:font-name="Courier" fo:font-size="11pt" style:font-size-asian="11pt" style:font-size-complex="11pt"/>
    </style:style>
    <style:style style:name="P63" style:family="paragraph" style:parent-style-name="Standard" style:list-style-name="L33">
      <style:paragraph-properties fo:text-align="justify" style:justify-single-word="false"/>
      <style:text-properties style:font-name="Courier" fo:font-size="11pt" style:text-underline-style="none" style:font-size-asian="11pt" style:font-size-complex="11pt"/>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2">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file:///../Site/test.keant.com/py1/trn/singlevar.py"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table-of-content text:style-name="Sect1" text:protected="true" text:name="Table of Contents1">
        <text:table-of-content-source text:outline-level="10">
          <text:index-title-template text:style-name="Contents_20_Heading">Python GTK</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Python GTK</text:p>
          </text:index-title>
          <text:p text:style-name="P65"><text:a xlink:type="simple" xlink:href="#__RefHeading__4713_900447525" text:style-name="Internet_20_link" text:visited-style-name="Internet_20_link">1. Catatan</text:a><text:tab/>3</text:p>
          <text:p text:style-name="P65"><text:a xlink:type="simple" xlink:href="#__RefHeading__4715_900447525" text:style-name="Internet_20_link" text:visited-style-name="Internet_20_link">2. GTK+ dan PyGTK</text:a><text:tab/>4</text:p>
          <text:p text:style-name="P65"><text:a xlink:type="simple" xlink:href="#__RefHeading__4717_900447525" text:style-name="Internet_20_link" text:visited-style-name="Internet_20_link">3. Hello World</text:a><text:tab/>6</text:p>
          <text:p text:style-name="P65"><text:a xlink:type="simple" xlink:href="#__RefHeading__4719_900447525" text:style-name="Internet_20_link" text:visited-style-name="Internet_20_link">4. Layout Container</text:a><text:tab/>8</text:p>
          <text:p text:style-name="P64"><text:a xlink:type="simple" xlink:href="#__RefHeading__4721_900447525" text:style-name="Internet_20_link" text:visited-style-name="Internet_20_link">gtk.Box</text:a><text:tab/>8</text:p>
          <text:p text:style-name="P64"><text:a xlink:type="simple" xlink:href="#__RefHeading__4723_900447525" text:style-name="Internet_20_link" text:visited-style-name="Internet_20_link">gtk.Table</text:a><text:tab/>10</text:p>
          <text:p text:style-name="P64"><text:a xlink:type="simple" xlink:href="#__RefHeading__4725_900447525" text:style-name="Internet_20_link" text:visited-style-name="Internet_20_link">gtk.Fixed</text:a><text:tab/>12</text:p>
          <text:p text:style-name="P65"><text:a xlink:type="simple" xlink:href="#__RefHeading__4727_900447525" text:style-name="Internet_20_link" text:visited-style-name="Internet_20_link">5. Signal dan callback </text:a><text:tab/>14</text:p>
          <text:p text:style-name="P64"><text:a xlink:type="simple" xlink:href="#__RefHeading__4729_900447525" text:style-name="Internet_20_link" text:visited-style-name="Internet_20_link">Koneksi signal-callback</text:a><text:tab/>14</text:p>
          <text:p text:style-name="P64"><text:a xlink:type="simple" xlink:href="#__RefHeading__4731_900447525" text:style-name="Internet_20_link" text:visited-style-name="Internet_20_link">Koneksi event-callback</text:a><text:tab/>21</text:p>
          <text:p text:style-name="P65"><text:a xlink:type="simple" xlink:href="#__RefHeading__4733_900447525" text:style-name="Internet_20_link" text:visited-style-name="Internet_20_link">6. Beragam widget</text:a><text:tab/>26</text:p>
          <text:p text:style-name="P64"><text:a xlink:type="simple" xlink:href="#__RefHeading__4735_900447525" text:style-name="Internet_20_link" text:visited-style-name="Internet_20_link">gtk.Label</text:a><text:tab/>26</text:p>
          <text:p text:style-name="P64"><text:a xlink:type="simple" xlink:href="#__RefHeading__4737_900447525" text:style-name="Internet_20_link" text:visited-style-name="Internet_20_link">gtk.Button</text:a><text:tab/>26</text:p>
          <text:p text:style-name="P64"><text:a xlink:type="simple" xlink:href="#__RefHeading__4739_900447525" text:style-name="Internet_20_link" text:visited-style-name="Internet_20_link">gtk.ToggleButton</text:a><text:tab/>27</text:p>
          <text:p text:style-name="P64"><text:a xlink:type="simple" xlink:href="#__RefHeading__4741_900447525" text:style-name="Internet_20_link" text:visited-style-name="Internet_20_link">gtk.CheckButton</text:a><text:tab/>27</text:p>
          <text:p text:style-name="P64"><text:a xlink:type="simple" xlink:href="#__RefHeading__4743_900447525" text:style-name="Internet_20_link" text:visited-style-name="Internet_20_link">gtk.RadioButton</text:a><text:tab/>27</text:p>
          <text:p text:style-name="P64"><text:a xlink:type="simple" xlink:href="#__RefHeading__4745_900447525" text:style-name="Internet_20_link" text:visited-style-name="Internet_20_link">gtk.SpinButton</text:a><text:tab/>27</text:p>
          <text:p text:style-name="P64"><text:a xlink:type="simple" xlink:href="#__RefHeading__4747_900447525" text:style-name="Internet_20_link" text:visited-style-name="Internet_20_link">gtk.ColorButton</text:a><text:tab/>28</text:p>
          <text:p text:style-name="P64"><text:a xlink:type="simple" xlink:href="#__RefHeading__4749_900447525" text:style-name="Internet_20_link" text:visited-style-name="Internet_20_link">gtk.FontButton</text:a><text:tab/>28</text:p>
          <text:p text:style-name="P64"><text:a xlink:type="simple" xlink:href="#__RefHeading__4751_900447525" text:style-name="Internet_20_link" text:visited-style-name="Internet_20_link">gtk.FileChooserButton</text:a><text:tab/>29</text:p>
          <text:p text:style-name="P64"><text:a xlink:type="simple" xlink:href="#__RefHeading__4753_900447525" text:style-name="Internet_20_link" text:visited-style-name="Internet_20_link">gtk.Entry</text:a><text:tab/>29</text:p>
          <text:p text:style-name="P64"><text:a xlink:type="simple" xlink:href="#__RefHeading__4755_900447525" text:style-name="Internet_20_link" text:visited-style-name="Internet_20_link">gtk.ComboBox</text:a><text:tab/>30</text:p>
          <text:p text:style-name="P64"><text:a xlink:type="simple" xlink:href="#__RefHeading__4757_900447525" text:style-name="Internet_20_link" text:visited-style-name="Internet_20_link">gtk.Frame</text:a><text:tab/>31</text:p>
          <text:p text:style-name="P64"><text:a xlink:type="simple" xlink:href="#__RefHeading__4759_900447525" text:style-name="Internet_20_link" text:visited-style-name="Internet_20_link">gtk.Image</text:a><text:tab/>31</text:p>
          <text:p text:style-name="P64"><text:a xlink:type="simple" xlink:href="#__RefHeading__4761_900447525" text:style-name="Internet_20_link" text:visited-style-name="Internet_20_link">gtk.Tooltips</text:a><text:tab/>32</text:p>
          <text:p text:style-name="P64"><text:a xlink:type="simple" xlink:href="#__RefHeading__4763_900447525" text:style-name="Internet_20_link" text:visited-style-name="Internet_20_link">gtk.Scale</text:a><text:tab/>32</text:p>
          <text:p text:style-name="P64"><text:a xlink:type="simple" xlink:href="#__RefHeading__4765_900447525" text:style-name="Internet_20_link" text:visited-style-name="Internet_20_link">gtk.ProgressBar</text:a><text:tab/>33</text:p>
          <text:p text:style-name="P64"><text:a xlink:type="simple" xlink:href="#__RefHeading__4767_900447525" text:style-name="Internet_20_link" text:visited-style-name="Internet_20_link">gtk.ScrolledWindow</text:a><text:tab/>33</text:p>
          <text:p text:style-name="P64"><text:a xlink:type="simple" xlink:href="#__RefHeading__4769_900447525" text:style-name="Internet_20_link" text:visited-style-name="Internet_20_link">gtk.TextView</text:a><text:tab/>34</text:p>
          <text:p text:style-name="P64"><text:a xlink:type="simple" xlink:href="#__RefHeading__4771_900447525" text:style-name="Internet_20_link" text:visited-style-name="Internet_20_link">gtk.Statusbar</text:a><text:tab/>34</text:p>
          <text:p text:style-name="P64"><text:a xlink:type="simple" xlink:href="#__RefHeading__4773_900447525" text:style-name="Internet_20_link" text:visited-style-name="Internet_20_link">gtk.Expander</text:a><text:tab/>35</text:p>
          <text:p text:style-name="P64"><text:a xlink:type="simple" xlink:href="#__RefHeading__4775_900447525" text:style-name="Internet_20_link" text:visited-style-name="Internet_20_link">gtk.ButtonBox</text:a><text:tab/>35</text:p>
          <text:p text:style-name="P64"><text:a xlink:type="simple" xlink:href="#__RefHeading__4777_900447525" text:style-name="Internet_20_link" text:visited-style-name="Internet_20_link">gtk.Paned</text:a><text:tab/>36</text:p>
          <text:p text:style-name="P64"><text:a xlink:type="simple" xlink:href="#__RefHeading__4779_900447525" text:style-name="Internet_20_link" text:visited-style-name="Internet_20_link">gtk.Notebook</text:a><text:tab/>37</text:p>
          <text:p text:style-name="P64"><text:a xlink:type="simple" xlink:href="#__RefHeading__4781_900447525" text:style-name="Internet_20_link" text:visited-style-name="Internet_20_link">gtk.Calendar</text:a><text:tab/>38</text:p>
          <text:p text:style-name="P64"><text:a xlink:type="simple" xlink:href="#__RefHeading__4783_900447525" text:style-name="Internet_20_link" text:visited-style-name="Internet_20_link">gtk.Menu, gtk.MenuItem, gtk.MenuBar</text:a><text:tab/>39</text:p>
          <text:p text:style-name="P64"><text:a xlink:type="simple" xlink:href="#__RefHeading__4785_900447525" text:style-name="Internet_20_link" text:visited-style-name="Internet_20_link">gtk.Toolbar, gtk.Toolitem</text:a><text:tab/>41</text:p>
          <text:p text:style-name="P65"><text:a xlink:type="simple" xlink:href="#__RefHeading__4787_900447525" text:style-name="Internet_20_link" text:visited-style-name="Internet_20_link">7. Dialog</text:a><text:tab/>43</text:p>
          <text:p text:style-name="P64"><text:a xlink:type="simple" xlink:href="#__RefHeading__4789_900447525" text:style-name="Internet_20_link" text:visited-style-name="Internet_20_link">gtk.Dialog</text:a><text:tab/>43</text:p>
          <text:p text:style-name="P64"><text:a xlink:type="simple" xlink:href="#__RefHeading__4791_900447525" text:style-name="Internet_20_link" text:visited-style-name="Internet_20_link">gtk.MessageDialog</text:a><text:tab/>45</text:p>
          <text:p text:style-name="P65"><text:a xlink:type="simple" xlink:href="#__RefHeading__4793_900447525" text:style-name="Internet_20_link" text:visited-style-name="Internet_20_link">8. Lain-lain</text:a><text:tab/>49</text:p>
          <text:p text:style-name="P64"><text:soft-page-break/><text:a xlink:type="simple" xlink:href="#__RefHeading__4795_900447525" text:style-name="Internet_20_link" text:visited-style-name="Internet_20_link">Timeout</text:a><text:tab/>49</text:p>
          <text:p text:style-name="P64"><text:a xlink:type="simple" xlink:href="#__RefHeading__4797_900447525" text:style-name="Internet_20_link" text:visited-style-name="Internet_20_link">Idle</text:a><text:tab/>50</text:p>
          <text:p text:style-name="P64"><text:a xlink:type="simple" xlink:href="#__RefHeading__4799_900447525" text:style-name="Internet_20_link" text:visited-style-name="Internet_20_link">Events pending</text:a><text:tab/>51</text:p>
        </text:index-body>
      </text:table-of-content>
      <text:p text:style-name="P2"/>
      <text:p text:style-name="P2"/>
      <text:p text:style-name="P2"/>
      <text:h text:style-name="P8" text:outline-level="1"><text:bookmark text:name="__RefHeading__4713_900447525"/>1. Catatan<text:bookmark-end text:name="__RefHeading__4713_900447525"/></text:h>
      <text:list xml:id="list42542090" text:style-name="L1">
        <text:list-item>
          <text:p text:style-name="P9">Dianjurkan untuk membaca materi Python Dasar terlebih dahulu. Aturan penulisan kode dan OOP dapat dibaca pada materi Python Dasar. </text:p>
        </text:list-item>
        <text:list-item>
          <text:p text:style-name="P9">GTK+ yang digunakan adalah 2.x:</text:p>
          <text:list>
            <text:list-item>
              <text:p text:style-name="P9">PyGTK yang digunakan adalah 2.x.</text:p>
            </text:list-item>
            <text:list-item>
              <text:p text:style-name="P9">Fitur spesifik platform tidak dibahas.</text:p>
            </text:list-item>
            <text:list-item>
              <text:p text:style-name="P9">Pemrograman GUI sangatlah luas. Training hanya akan membahas dasar-dasar pemrograman GUI dengan GTK+/PyGTK. Hanya sebagian widget yang akan dibahas. </text:p>
            </text:list-item>
            <text:list-item>
              <text:p text:style-name="P9">Referensi class (termasuk hirarki) dapat dibaca pada dokumentasi referensi pustaka.</text:p>
            </text:list-item>
            <text:list-item>
              <text:p text:style-name="P9">Diharapkan untuk membaca dokumentasi lain yang mendukung. </text:p>
            </text:list-item>
            <text:list-item>
              <text:p text:style-name="P9">Pemrograman menggunakan paradigma object-oriented (kecuali pada potongan kode, untuk kesederhanaan), dengan kesepakatan: </text:p>
              <text:list>
                <text:list-item>
                  <text:p text:style-name="P9">Setiap window/dialog dituliskan dalam class masing-masing.</text:p>
                </text:list-item>
                <text:list-item>
                  <text:p text:style-name="P9">Constructor class dapat digunakan untuk mengatur widget. </text:p>
                </text:list-item>
                <text:list-item>
                  <text:p text:style-name="P9">Nama class untuk window utama adalah Main()</text:p>
                </text:list-item>
              </text:list>
            </text:list-item>
          </text:list>
        </text:list-item>
        <text:list-item>
          <text:p text:style-name="P9">Pengembangan tetap mengacu pada multiplatform (setidaknya Windows dan Linux), kecuali disebutkan berbeda.</text:p>
        </text:list-item>
        <text:list-item>
          <text:p text:style-name="P9">Pembahasan beragam widget (Bab 6) hanya akan membahas contoh sederhana penggunaan widget. Selengkapnya, peserta bisa merujuk ke dokumentasi.</text:p>
        </text:list-item>
      </text:list>
      <text:h text:style-name="P8" text:outline-level="1"><text:bookmark text:name="__RefHeading__4715_900447525"/>2. GTK+ dan PyGTK<text:bookmark-end text:name="__RefHeading__4715_900447525"/></text:h>
      <text:list xml:id="list42518101" text:style-name="L2">
        <text:list-item>
          <text:p text:style-name="P10">GTK+ (GIMP Tool Kit): GUI toolkit multiplatform yang lengkap, terdokumentasi baik, tersedia binding ke berbagai bahasa pemrograman (default C, dengan ide berorientasi objek), telah digunakan di berbagai proyek besar (contoh: GNOME) dan dilisensikan di bawah LGPL (free software, dapat digunakan pada aplikasi proprietary). </text:p>
        </text:list-item>
        <text:list-item>
          <text:p text:style-name="P10">GTK+ dibangun di atas GDK (GIMP Drawing Kit), yang merupakan wrapper untuk fungsi drawing low level platform. </text:p>
        </text:list-item>
        <text:list-item>
          <text:p text:style-name="P10">PyGTK: modul Python yang menyediakan interface ke GTK+. PyGTK merupakan binding official GNOME. <text:s/></text:p>
        </text:list-item>
        <text:list-item>
          <text:p text:style-name="P10">Informasi selengkapnya:</text:p>
        </text:list-item>
      </text:list>
      <text:list xml:id="list42542755" text:continue-list="list42542090" text:style-name="L1">
        <text:list-item>
          <text:list>
            <text:list-item>
              <text:p text:style-name="P9">GTK+: <text:a xlink:type="simple" xlink:href="http://gtk.org/">http://gtk.org</text:a> </text:p>
            </text:list-item>
            <text:list-item>
              <text:p text:style-name="P9">PyGTK: <text:a xlink:type="simple" xlink:href="http://pygtk.org/">http://pygtk.org</text:a></text:p>
            </text:list-item>
          </text:list>
        </text:list-item>
        <text:list-item>
          <text:p text:style-name="P9">Untuk bekerja dengan PyGTK:</text:p>
          <text:list>
            <text:list-item>
              <text:p text:style-name="P9">import pygtk</text:p>
            </text:list-item>
            <text:list-item>
              <text:p text:style-name="P9">pygtk.require('2.0')</text:p>
              <text:list>
                <text:list-item>
                  <text:p text:style-name="P9">Kita ingin menggunakan PyGTK versi 2.x dan mencegah digunakannya versi lain apabila terinstall. </text:p>
                </text:list-item>
              </text:list>
            </text:list-item>
            <text:list-item>
              <text:p text:style-name="P9">import gtk</text:p>
            </text:list-item>
          </text:list>
        </text:list-item>
        <text:list-item>
          <text:p text:style-name="P9">Dalam bekerja dengan beragam widget GTK+, developer bisa mempergunakan stock GTK+ yang menyediakan ID icon siap pakai (dan mengandung informasi stock id, string label, modifier, keyval dan translation domain). Berikut adalah tabel stock <text:s/>PyGTK 2.10 (GTK+ versi 2.10).</text:p>
        </text:list-item>
      </text:list>
      <text:p text:style-name="P3"/>
      <table:table table:name="Table1" table:style-name="Table1">
        <table:table-column table:style-name="Table1.A" table:number-columns-repeated="3"/>
        <table:table-column table:style-name="Table1.D"/>
        <table:table-row>
          <table:table-cell table:style-name="Table1.A1" office:value-type="string">
            <text:p text:style-name="P7">gtk.STOCK_ABOUT</text:p>
          </table:table-cell>
          <table:table-cell table:style-name="Table1.A1" office:value-type="string">
            <text:p text:style-name="P7">gtk.STOCK_ADD</text:p>
          </table:table-cell>
          <table:table-cell table:style-name="Table1.A1" office:value-type="string">
            <text:p text:style-name="P7">gtk.STOCK_APPLY</text:p>
          </table:table-cell>
          <table:table-cell table:style-name="Table1.D1" office:value-type="string">
            <text:p text:style-name="P7">gtk.STOCK_BOLD</text:p>
          </table:table-cell>
        </table:table-row>
        <table:table-row>
          <table:table-cell table:style-name="Table1.A2" office:value-type="string">
            <text:p text:style-name="P7">gtk.STOCK_CANCEL</text:p>
          </table:table-cell>
          <table:table-cell table:style-name="Table1.A2" office:value-type="string">
            <text:p text:style-name="P7">gtk.STOCK_CDROM </text:p>
          </table:table-cell>
          <table:table-cell table:style-name="Table1.A2" office:value-type="string">
            <text:p text:style-name="P7">gtk.STOCK_CLEAR</text:p>
          </table:table-cell>
          <table:table-cell table:style-name="Table1.D2" office:value-type="string">
            <text:p text:style-name="P7">gtk.STOCK_CLOSE</text:p>
          </table:table-cell>
        </table:table-row>
        <table:table-row>
          <table:table-cell table:style-name="Table1.A2" office:value-type="string">
            <text:p text:style-name="P7">gtk.STOCK_COLOR_PICKER</text:p>
          </table:table-cell>
          <table:table-cell table:style-name="Table1.A2" office:value-type="string">
            <text:p text:style-name="P7">gtk.STOCK_CONVERT</text:p>
          </table:table-cell>
          <table:table-cell table:style-name="Table1.A2" office:value-type="string">
            <text:p text:style-name="P7">gtk.STOCK_CONNECT</text:p>
          </table:table-cell>
          <table:table-cell table:style-name="Table1.D2" office:value-type="string">
            <text:p text:style-name="P7">gtk.STOCK_COPY</text:p>
          </table:table-cell>
        </table:table-row>
        <table:table-row>
          <table:table-cell table:style-name="Table1.A2" office:value-type="string">
            <text:p text:style-name="P7">gtk.STOCK_CUT </text:p>
          </table:table-cell>
          <table:table-cell table:style-name="Table1.A2" office:value-type="string">
            <text:p text:style-name="P7">gtk.STOCK_DELETE </text:p>
          </table:table-cell>
          <table:table-cell table:style-name="Table1.A2" office:value-type="string">
            <text:p text:style-name="P7">gtk.STOCK_DIALOG_AUTHENTICATION</text:p>
          </table:table-cell>
          <table:table-cell table:style-name="Table1.D2" office:value-type="string">
            <text:p text:style-name="P7">gtk.STOCK_DIALOG_ERROR </text:p>
          </table:table-cell>
        </table:table-row>
        <table:table-row>
          <table:table-cell table:style-name="Table1.A2" office:value-type="string">
            <text:p text:style-name="P7">gtk.STOCK_DIALOG_INFO</text:p>
          </table:table-cell>
          <table:table-cell table:style-name="Table1.A2" office:value-type="string">
            <text:p text:style-name="P7">gtk.STOCK_DIALOG_QUESTION</text:p>
          </table:table-cell>
          <table:table-cell table:style-name="Table1.A2" office:value-type="string">
            <text:p text:style-name="P7">gtk.STOCK_DIALOG_WARNING</text:p>
          </table:table-cell>
          <table:table-cell table:style-name="Table1.D2" office:value-type="string">
            <text:p text:style-name="P7">gtk.STOCK_DIRECTORY</text:p>
          </table:table-cell>
        </table:table-row>
        <table:table-row>
          <table:table-cell table:style-name="Table1.A2" office:value-type="string">
            <text:p text:style-name="P7">gtk.STOCK_DISCONNECT</text:p>
          </table:table-cell>
          <table:table-cell table:style-name="Table1.A2" office:value-type="string">
            <text:p text:style-name="P7">gtk.STOCK_DND</text:p>
          </table:table-cell>
          <table:table-cell table:style-name="Table1.A2" office:value-type="string">
            <text:p text:style-name="P7">gtk.STOCK_DND_MULTIPLE</text:p>
          </table:table-cell>
          <table:table-cell table:style-name="Table1.D2" office:value-type="string">
            <text:p text:style-name="P7">gtk.STOCK_EDIT</text:p>
          </table:table-cell>
        </table:table-row>
        <table:table-row>
          <table:table-cell table:style-name="Table1.A2" office:value-type="string">
            <text:p text:style-name="P7">gtk.STOCK_EXECUTE</text:p>
          </table:table-cell>
          <table:table-cell table:style-name="Table1.A2" office:value-type="string">
            <text:p text:style-name="P7">gtk.STOCK_FILE</text:p>
          </table:table-cell>
          <table:table-cell table:style-name="Table1.A2" office:value-type="string">
            <text:p text:style-name="P7">gtk.STOCK_FIND</text:p>
          </table:table-cell>
          <table:table-cell table:style-name="Table1.D2" office:value-type="string">
            <text:p text:style-name="P7">gtk.STOCK_FIND_AND_REPLACE</text:p>
          </table:table-cell>
        </table:table-row>
        <table:table-row>
          <table:table-cell table:style-name="Table1.A2" office:value-type="string">
            <text:p text:style-name="P7">gtk.STOCK_FLOPPY</text:p>
          </table:table-cell>
          <table:table-cell table:style-name="Table1.A2" office:value-type="string">
            <text:p text:style-name="P7">gtk.STOCK_FULLSCREEN</text:p>
          </table:table-cell>
          <table:table-cell table:style-name="Table1.A2" office:value-type="string">
            <text:p text:style-name="P7">gtk.STOCK_GOTO_BOTTOM</text:p>
          </table:table-cell>
          <table:table-cell table:style-name="Table1.D2" office:value-type="string">
            <text:p text:style-name="P7">gtk.STOCK_GOTO_FIRST</text:p>
          </table:table-cell>
        </table:table-row>
        <table:table-row>
          <table:table-cell table:style-name="Table1.A2" office:value-type="string">
            <text:p text:style-name="P7">gtk.STOCK_GOTO_LAST</text:p>
          </table:table-cell>
          <table:table-cell table:style-name="Table1.A2" office:value-type="string">
            <text:p text:style-name="P7">gtk.STOCK_GOTO_TOP </text:p>
          </table:table-cell>
          <table:table-cell table:style-name="Table1.A2" office:value-type="string">
            <text:p text:style-name="P7">gtk.STOCK_GO_BACK </text:p>
          </table:table-cell>
          <table:table-cell table:style-name="Table1.D2" office:value-type="string">
            <text:p text:style-name="P7">gtk.STOCK_GO_DOWN </text:p>
          </table:table-cell>
        </table:table-row>
        <table:table-row>
          <table:table-cell table:style-name="Table1.A2" office:value-type="string">
            <text:p text:style-name="P7">gtk.STOCK_GO_FORWARD</text:p>
          </table:table-cell>
          <table:table-cell table:style-name="Table1.A2" office:value-type="string">
            <text:p text:style-name="P7">gtk.STOCK_GO_UP </text:p>
          </table:table-cell>
          <table:table-cell table:style-name="Table1.A2" office:value-type="string">
            <text:p text:style-name="P7">gtk.STOCK_HARDDISK</text:p>
          </table:table-cell>
          <table:table-cell table:style-name="Table1.D2" office:value-type="string">
            <text:p text:style-name="P7">gtk.STOCK_HELP </text:p>
          </table:table-cell>
        </table:table-row>
        <table:table-row>
          <table:table-cell table:style-name="Table1.A2" office:value-type="string">
            <text:p text:style-name="P7">gtk.STOCK_HOME</text:p>
          </table:table-cell>
          <table:table-cell table:style-name="Table1.A2" office:value-type="string">
            <text:p text:style-name="P7">gtk.STOCK_INDENT</text:p>
          </table:table-cell>
          <table:table-cell table:style-name="Table1.A2" office:value-type="string">
            <text:p text:style-name="P7">gtk.STOCK_INDEX</text:p>
          </table:table-cell>
          <table:table-cell table:style-name="Table1.D2" office:value-type="string">
            <text:p text:style-name="P7">gtk.STOCK_INFO</text:p>
          </table:table-cell>
        </table:table-row>
        <table:table-row>
          <table:table-cell table:style-name="Table1.A2" office:value-type="string">
            <text:p text:style-name="P7">gtk.STOCK_ITALIC</text:p>
          </table:table-cell>
          <table:table-cell table:style-name="Table1.A2" office:value-type="string">
            <text:p text:style-name="P7">gtk.STOCK_JUMP_TO</text:p>
          </table:table-cell>
          <table:table-cell table:style-name="Table1.A2" office:value-type="string">
            <text:p text:style-name="P7">gtk.STOCK_JUSTIFY_<text:soft-page-break/>CENTER</text:p>
          </table:table-cell>
          <table:table-cell table:style-name="Table1.D2" office:value-type="string">
            <text:p text:style-name="P7">gtk.STOCK_JUSTIFY_<text:soft-page-break/>FILL</text:p>
          </table:table-cell>
        </table:table-row>
        <table:table-row>
          <table:table-cell table:style-name="Table1.A2" office:value-type="string">
            <text:p text:style-name="P7">gtk.STOCK_JUSTIFY_LEFT</text:p>
          </table:table-cell>
          <table:table-cell table:style-name="Table1.A2" office:value-type="string">
            <text:p text:style-name="P7">gtk.STOCK_JUSTIFY_RIGHT</text:p>
          </table:table-cell>
          <table:table-cell table:style-name="Table1.A2" office:value-type="string">
            <text:p text:style-name="P7">gtk.STOCK_LEAVE_FULLSCREEN </text:p>
          </table:table-cell>
          <table:table-cell table:style-name="Table1.D2" office:value-type="string">
            <text:p text:style-name="P7">gtk.STOCK_MEDIA_FORWARD</text:p>
          </table:table-cell>
        </table:table-row>
        <table:table-row>
          <table:table-cell table:style-name="Table1.A2" office:value-type="string">
            <text:p text:style-name="P7">gtk.STOCK_MEDIA_NEXT </text:p>
          </table:table-cell>
          <table:table-cell table:style-name="Table1.A2" office:value-type="string">
            <text:p text:style-name="P7">gtk.STOCK_MEDIA_PAUSE</text:p>
          </table:table-cell>
          <table:table-cell table:style-name="Table1.A2" office:value-type="string">
            <text:p text:style-name="P7">gtk.STOCK_MEDIA_PLAY</text:p>
          </table:table-cell>
          <table:table-cell table:style-name="Table1.D2" office:value-type="string">
            <text:p text:style-name="P7">gtk.STOCK_MEDIA_PREVIOUS</text:p>
          </table:table-cell>
        </table:table-row>
        <table:table-row>
          <table:table-cell table:style-name="Table1.A2" office:value-type="string">
            <text:p text:style-name="P7">gtk.STOCK_MEDIA_RECORD</text:p>
          </table:table-cell>
          <table:table-cell table:style-name="Table1.A2" office:value-type="string">
            <text:p text:style-name="P7">gtk.STOCK_MEDIA_REWIND</text:p>
          </table:table-cell>
          <table:table-cell table:style-name="Table1.A2" office:value-type="string">
            <text:p text:style-name="P7">gtk.STOCK_MEDIA_STOP</text:p>
          </table:table-cell>
          <table:table-cell table:style-name="Table1.D2" office:value-type="string">
            <text:p text:style-name="P7">gtk.STOCK_MISSING_IMAGE </text:p>
          </table:table-cell>
        </table:table-row>
        <table:table-row>
          <table:table-cell table:style-name="Table1.A2" office:value-type="string">
            <text:p text:style-name="P7">gtk.STOCK_NETWORK</text:p>
          </table:table-cell>
          <table:table-cell table:style-name="Table1.A2" office:value-type="string">
            <text:p text:style-name="P7">gtk.STOCK_NEW</text:p>
          </table:table-cell>
          <table:table-cell table:style-name="Table1.A2" office:value-type="string">
            <text:p text:style-name="P7">gtk.STOCK_NO</text:p>
          </table:table-cell>
          <table:table-cell table:style-name="Table1.D2" office:value-type="string">
            <text:p text:style-name="P7">gtk.STOCK_OK</text:p>
          </table:table-cell>
        </table:table-row>
        <table:table-row>
          <table:table-cell table:style-name="Table1.A2" office:value-type="string">
            <text:p text:style-name="P7">gtk.STOCK_OPEN</text:p>
          </table:table-cell>
          <table:table-cell table:style-name="Table1.A2" office:value-type="string">
            <text:p text:style-name="P7">gtk.STOCK_ORIENTATION_LANDSCAPE</text:p>
          </table:table-cell>
          <table:table-cell table:style-name="Table1.A2" office:value-type="string">
            <text:p text:style-name="P7">gtk.STOCK_ORIENTATION_PORTRAIT</text:p>
          </table:table-cell>
          <table:table-cell table:style-name="Table1.D2" office:value-type="string">
            <text:p text:style-name="P7">gtk.STOCK_ORIENTATION_REVERSE_LANDSCAPE</text:p>
          </table:table-cell>
        </table:table-row>
        <table:table-row>
          <table:table-cell table:style-name="Table1.A2" office:value-type="string">
            <text:p text:style-name="P7">gtk.STOCK_ORIENTATION_REVERSE_PORTRAIT</text:p>
          </table:table-cell>
          <table:table-cell table:style-name="Table1.A2" office:value-type="string">
            <text:p text:style-name="P7">gtk.STOCK_PASTE </text:p>
          </table:table-cell>
          <table:table-cell table:style-name="Table1.A2" office:value-type="string">
            <text:p text:style-name="P7">gtk.STOCK_PREFERENCES</text:p>
          </table:table-cell>
          <table:table-cell table:style-name="Table1.D2" office:value-type="string">
            <text:p text:style-name="P7">gtk.STOCK_PRINT</text:p>
          </table:table-cell>
        </table:table-row>
        <table:table-row>
          <table:table-cell table:style-name="Table1.A2" office:value-type="string">
            <text:p text:style-name="P7">gtk.STOCK_PRINT_PREVIEW</text:p>
          </table:table-cell>
          <table:table-cell table:style-name="Table1.A2" office:value-type="string">
            <text:p text:style-name="P7">gtk.STOCK_PROPERTIES</text:p>
          </table:table-cell>
          <table:table-cell table:style-name="Table1.A2" office:value-type="string">
            <text:p text:style-name="P7">gtk.STOCK_QUIT</text:p>
          </table:table-cell>
          <table:table-cell table:style-name="Table1.D2" office:value-type="string">
            <text:p text:style-name="P7">gtk.STOCK_REDO</text:p>
          </table:table-cell>
        </table:table-row>
        <table:table-row>
          <table:table-cell table:style-name="Table1.A2" office:value-type="string">
            <text:p text:style-name="P7">gtk.STOCK_REFRESH</text:p>
          </table:table-cell>
          <table:table-cell table:style-name="Table1.A2" office:value-type="string">
            <text:p text:style-name="P7">gtk.STOCK_REMOVE</text:p>
          </table:table-cell>
          <table:table-cell table:style-name="Table1.A2" office:value-type="string">
            <text:p text:style-name="P7">gtk.STOCK_REVERT_TO_SAVED </text:p>
          </table:table-cell>
          <table:table-cell table:style-name="Table1.D2" office:value-type="string">
            <text:p text:style-name="P7">gtk.STOCK_SAVE </text:p>
          </table:table-cell>
        </table:table-row>
        <table:table-row>
          <table:table-cell table:style-name="Table1.A2" office:value-type="string">
            <text:p text:style-name="P7">gtk.STOCK_SAVE_AS </text:p>
          </table:table-cell>
          <table:table-cell table:style-name="Table1.A2" office:value-type="string">
            <text:p text:style-name="P7">gtk.STOCK_SELECT_ALL</text:p>
          </table:table-cell>
          <table:table-cell table:style-name="Table1.A2" office:value-type="string">
            <text:p text:style-name="P7">gtk.STOCK_SELECT_COLOR</text:p>
          </table:table-cell>
          <table:table-cell table:style-name="Table1.D2" office:value-type="string">
            <text:p text:style-name="P7">gtk.STOCK_SELECT_FONT</text:p>
          </table:table-cell>
        </table:table-row>
        <table:table-row>
          <table:table-cell table:style-name="Table1.A2" office:value-type="string">
            <text:p text:style-name="P7">gtk.STOCK_SORT_ASCENDING</text:p>
          </table:table-cell>
          <table:table-cell table:style-name="Table1.A2" office:value-type="string">
            <text:p text:style-name="P7">gtk.STOCK_SORT_DESCENDING </text:p>
          </table:table-cell>
          <table:table-cell table:style-name="Table1.A2" office:value-type="string">
            <text:p text:style-name="P7">gtk.STOCK_SPELL_CHECK</text:p>
          </table:table-cell>
          <table:table-cell table:style-name="Table1.D2" office:value-type="string">
            <text:p text:style-name="P7">gtk.STOCK_STOP </text:p>
          </table:table-cell>
        </table:table-row>
        <table:table-row>
          <table:table-cell table:style-name="Table1.A2" office:value-type="string">
            <text:p text:style-name="P7">gtk.STOCK_STRIKETHROUGH </text:p>
          </table:table-cell>
          <table:table-cell table:style-name="Table1.A2" office:value-type="string">
            <text:p text:style-name="P7">gtk.STOCK_UNDELETE </text:p>
          </table:table-cell>
          <table:table-cell table:style-name="Table1.A2" office:value-type="string">
            <text:p text:style-name="P7">gtk.STOCK_UNDERLINE </text:p>
          </table:table-cell>
          <table:table-cell table:style-name="Table1.D2" office:value-type="string">
            <text:p text:style-name="P7">gtk.STOCK_UNDO </text:p>
          </table:table-cell>
        </table:table-row>
        <table:table-row>
          <table:table-cell table:style-name="Table1.A2" office:value-type="string">
            <text:p text:style-name="P7">gtk.STOCK_UNINDENT </text:p>
          </table:table-cell>
          <table:table-cell table:style-name="Table1.A2" office:value-type="string">
            <text:p text:style-name="P7">gtk.STOCK_YES </text:p>
          </table:table-cell>
          <table:table-cell table:style-name="Table1.A2" office:value-type="string">
            <text:p text:style-name="P7">gtk.STOCK_ZOOM_100</text:p>
          </table:table-cell>
          <table:table-cell table:style-name="Table1.D2" office:value-type="string">
            <text:p text:style-name="P7">gtk.STOCK_ZOOM_FIT </text:p>
          </table:table-cell>
        </table:table-row>
        <table:table-row>
          <table:table-cell table:style-name="Table1.A2" office:value-type="string">
            <text:p text:style-name="P7">gtk.STOCK_ZOOM_FIT </text:p>
          </table:table-cell>
          <table:table-cell table:style-name="Table1.A2" office:value-type="string">
            <text:p text:style-name="P7">gtk.STOCK_ZOOM_OUT </text:p>
          </table:table-cell>
          <table:table-cell table:style-name="Table1.A2" office:value-type="string">
            <text:p text:style-name="P7"/>
          </table:table-cell>
          <table:table-cell table:style-name="Table1.D2" office:value-type="string">
            <text:p text:style-name="P7"/>
          </table:table-cell>
        </table:table-row>
      </table:table>
      <text:p text:style-name="P3"/>
      <text:p text:style-name="P3"/>
      <text:p text:style-name="P3"/>
      <text:p text:style-name="P3"/>
      <text:p text:style-name="P3"/>
      <text:h text:style-name="P8" text:outline-level="1"><text:bookmark text:name="__RefHeading__4717_900447525"/>3. Hello World<text:bookmark-end text:name="__RefHeading__4717_900447525"/></text:h>
      <text:p text:style-name="P3">Dalam program contoh hello.py, sebuah window kosong dengan title 'Hello World' akan dibuat dan ditampilkan.</text:p>
      <text:p text:style-name="P3"/>
      <text:p text:style-name="P3"><text:span text:style-name="T1">hello.py</text:span>:</text:p>
      <text:p text:style-name="P3">#!/usr/bin/env python</text:p>
      <text:p text:style-name="P3"/>
      <text:p text:style-name="P3">import pygtk</text:p>
      <text:p text:style-name="P3">pygtk.require('2.0')</text:p>
      <text:p text:style-name="P3">import gtk</text:p>
      <text:p text:style-name="P3"/>
      <text:p text:style-name="P3">class Main:</text:p>
      <text:p text:style-name="P3"><text:s text:c="4"/>def __init__(self):</text:p>
      <text:p text:style-name="P3"><text:s text:c="8"/>self.window = gtk.Window(gtk.WINDOW_TOPLEVEL)</text:p>
      <text:p text:style-name="P3"><text:s text:c="8"/>self.window.set_title('Hello World')</text:p>
      <text:p text:style-name="P3"><text:s text:c="8"/></text:p>
      <text:p text:style-name="P3"><text:s text:c="8"/>self.window.show_all()</text:p>
      <text:p text:style-name="P3"><text:s text:c="4"/></text:p>
      <text:p text:style-name="P3">app = Main()</text:p>
      <text:p text:style-name="P3">gtk.main()</text:p>
      <text:p text:style-name="P3"><text:s text:c="4"/></text:p>
      <text:p text:style-name="P3"/>
      <text:p text:style-name="P3">Jalankanlah dengan perintah:</text:p>
      <text:p text:style-name="P3"/>
      <text:p text:style-name="P3">$ python hello.py </text:p>
      <text:p text:style-name="P3"/>
      <text:p text:style-name="P3">Untuk keluar dari program, tombol close pada window tidak dapat digunakan. Kembali ke shell dan tekanlah kombinasi tombol CTRL-C. Pesan berikut bisa diabaikan:</text:p>
      <text:p text:style-name="P3">Traceback (most recent call last): </text:p>
      <text:p text:style-name="P3"><text:s text:c="2"/>File "hello.py", line 15, in &lt;module&gt; </text:p>
      <text:p text:style-name="P3"><text:s text:c="4"/>gtk.main() </text:p>
      <text:p text:style-name="P3">KeyboardInterrupt </text:p>
      <text:p text:style-name="P3"/>
      <text:p text:style-name="P3"><text:span text:style-name="T1">Penjelasan</text:span>:</text:p>
      <text:list xml:id="list42519953" text:style-name="L3">
        <text:list-item>
          <text:p text:style-name="P11">Untuk membuat window, gunakan: gtk.Window(type=gtk.WINDOW_TOPLEVEL)</text:p>
          <text:list>
            <text:list-item>
              <text:p text:style-name="P11">Argumen type bisa berupa:</text:p>
              <text:list>
                <text:list-item>
                  <text:p text:style-name="P11">gtk.WINDOW_TOPLEVEL: window toplevel</text:p>
                </text:list-item>
                <text:list-item>
                  <text:p text:style-name="P11">gtk.WINDOW_POPUP: dapat digunakan untuk window pop-up seperti pop-up menu atau tooltip.</text:p>
                </text:list-item>
              </text:list>
            </text:list-item>
            <text:list-item>
              <text:p text:style-name="P11">Mengembalikan objek gtk.Window</text:p>
            </text:list-item>
          </text:list>
        </text:list-item>
        <text:list-item>
          <text:p text:style-name="P11">Untuk mengatur title Window, gunakan: gtk.Window.set_title(title)</text:p>
        </text:list-item>
        <text:list-item>
          <text:p text:style-name="P11">Agar window dapat ditampilkan, gunakan: gtk.Widget.show_all().</text:p>
          <text:list>
            <text:list-item>
              <text:p text:style-name="P11">Perhatikanlah bahwa show_all() adalah method gtk.Widget. Class gtk.Window diturunkan dari: <text:s/>gobject.GObject -&gt; gtk.Object -&gt; gtk.Widget -&gt; gtk.Container -&gt; gtk.Bin. </text:p>
            </text:list-item>
            <text:list-item>
              <text:p text:style-name="P11">Method show_all() akan menampilkan widget secara rekursif, termasuk semua child widget. </text:p>
            </text:list-item>
            <text:list-item>
              <text:p text:style-name="P11">Untuk widget tunggal, method show() bisa dipergunakan.</text:p>
            </text:list-item>
            <text:list-item>
              <text:p text:style-name="P11">Sebelum di-show, widget tidak akan ditampilkan. </text:p>
            </text:list-item>
          </text:list>
        </text:list-item>
        <text:list-item>
          <text:p text:style-name="P11"><text:soft-page-break/>Selengkapnya, bacalah class reference untuk class-class terkait. </text:p>
        </text:list-item>
      </text:list>
      <text:p text:style-name="P3"/>
      <text:p text:style-name="P3"/>
      <text:p text:style-name="P3"/>
      <text:p text:style-name="P3"/>
      <text:p text:style-name="P2"/>
      <text:p text:style-name="P2"/>
      <text:h text:style-name="P8" text:outline-level="1"><text:bookmark text:name="__RefHeading__4719_900447525"/>4. Layout Container<text:bookmark-end text:name="__RefHeading__4719_900447525"/></text:h>
      <text:p text:style-name="P3">Container merupakan widget yang dapat mengandung widget lain (child widget). Beberapa widget container, selain mengandung widget lain, dapat pula melakukan layout (layout container). Dengan menggunakan layout container, peletakan berbagai widget dalam satu container dapat dilakukan dengan mudah. </text:p>
      <text:p text:style-name="P3"/>
      <text:p text:style-name="P3">Sebagai catatan, tidak semua layout dibahas. Pemilihan layout juga bergantung pada preferensi developer dan user interface yang dirancang. Dalam materi training ini selanjutnya, karena jumlah dan posisi widget yang sederhana, <text:s/>gtk.Box yang akan dipergunakan. Namun, dalam penggunaan sehari-hari, dengan user interface yang rumit, gtk.Table atau kombinasi antara gtk.Box dan gtk.Table dipergunakan. </text:p>
      <text:p text:style-name="P3"/>
      <text:p text:style-name="P3">Untuk keluar dari semua contoh program di dalam bab ini, tombol close pada window tidak dapat digunakan. Kembali ke shell dan tekanlah kombinasi tombol CTRL-C. </text:p>
      <text:p text:style-name="P3"/>
      <text:h text:style-name="Heading_20_2" text:outline-level="2"><text:bookmark text:name="__RefHeading__4721_900447525"/>gtk.Box<text:bookmark-end text:name="__RefHeading__4721_900447525"/></text:h>
      <text:p text:style-name="P3">Class gtk.Box merupakan base class abstrak untuk container box:</text:p>
      <text:list xml:id="list42539934" text:style-name="L4">
        <text:list-item>
          <text:p text:style-name="P12">gtk.HBox: melayout child widget secara horizontal</text:p>
        </text:list-item>
        <text:list-item>
          <text:p text:style-name="P12">gtk.VBox: melayout child widget secara vertikal</text:p>
        </text:list-item>
      </text:list>
      <text:p text:style-name="P3"/>
      <text:p text:style-name="P3">Contoh penggunaan dapat dilihat pada hello_hbox.py dan hello_vbox.py. </text:p>
      <text:p text:style-name="P3"/>
      <text:p text:style-name="P3"><text:span text:style-name="T1">Constructor</text:span>:</text:p>
      <text:p text:style-name="P3">gtk.HBox(homogeneous=False, spacing=0)</text:p>
      <text:p text:style-name="P3"/>
      <text:p text:style-name="P3">gtk.VBox(homogeneous=False, spacing=0)</text:p>
      <text:p text:style-name="P3"/>
      <text:list xml:id="list42515585" text:style-name="L5">
        <text:list-item>
          <text:p text:style-name="P13">homogeneous: menentukan apakah child widget diberikan alokasi ruang yang sama.</text:p>
        </text:list-item>
        <text:list-item>
          <text:p text:style-name="P13">spacing: ruang kosong (horizontal untuk Hbox dan vertikal untuk VBox) antara child widget, dalam pixel.</text:p>
        </text:list-item>
      </text:list>
      <text:p text:style-name="P3"/>
      <text:p text:style-name="P3"><text:span text:style-name="T1">Bekerja dengan child widget</text:span>:</text:p>
      <text:list xml:id="list42522159" text:style-name="L6">
        <text:list-item>
          <text:p text:style-name="P62">Menambahkan child widget dari awal, gunakan: gtk.Box.pack_start(child, expand=True, fill=True, padding=0)</text:p>
          <text:list>
            <text:list-item>
              <text:p text:style-name="P62">child: child widget yang akan ditambahkan.</text:p>
            </text:list-item>
            <text:list-item>
              <text:p text:style-name="P14">expand: menentukan apakah child widget diberikan ruang kosong ekstra. Ruang kosong ekstra ini akan dibagi rata antara semua child widget yang ditambahkan dengan opsi ini. </text:p>
            </text:list-item>
            <text:list-item>
              <text:p text:style-name="P14">fill: menentukan apakah ruang kosong ekstra yang diberikan (lewat expand) benar-benar dialokasikan untuk child widget, dan bukan sekedar digunakan sebagai padding. Opsi ini tidak memiliki efek apabila expand tidak diset True. </text:p>
            </text:list-item>
            <text:list-item>
              <text:p text:style-name="P14">padding: ruang kosong tambahan (dalam pixel) antara child widget dan widget sekitarnya, di atas spacing gtk.Box. <text:s/></text:p>
            </text:list-item>
          </text:list>
        </text:list-item>
        <text:list-item>
          <text:p text:style-name="P14"><text:soft-page-break/>Menambahkan child widget dari akhir, gunakan: gtk.Box.pack_end(child, expand=True, fill=True, padding=0).</text:p>
        </text:list-item>
      </text:list>
      <text:list xml:id="list42531796" text:style-name="L7">
        <text:list-item>
          <text:p text:style-name="P15">Penambahan child bisa dilakukan bersarang. Dengan demikian, gtk.HBox bisa ditambahkan ke gtk.HBox lain atau gtk.VBox, dan seterusnya. </text:p>
        </text:list-item>
      </text:list>
      <text:p text:style-name="P3"/>
      <text:p text:style-name="P3"><text:span text:style-name="T1">hello_hbox.py</text:span>:</text:p>
      <text:p text:style-name="P3">#!/usr/bin/env python</text:p>
      <text:p text:style-name="P3"/>
      <text:p text:style-name="P3">import pygtk</text:p>
      <text:p text:style-name="P3">pygtk.require('2.0')</text:p>
      <text:p text:style-name="P3">import gtk</text:p>
      <text:p text:style-name="P3"/>
      <text:p text:style-name="P3">class Main:</text:p>
      <text:p text:style-name="P3"><text:s text:c="4"/>def __init__(self):</text:p>
      <text:p text:style-name="P3"><text:s text:c="8"/>self.window = gtk.Window(gtk.WINDOW_TOPLEVEL)</text:p>
      <text:p text:style-name="P3"><text:s text:c="8"/>self.window.set_title('Hello World')</text:p>
      <text:p text:style-name="P3"><text:s text:c="8"/></text:p>
      <text:p text:style-name="P3"><text:s text:c="8"/>self.hbox = gtk.HBox()</text:p>
      <text:p text:style-name="P3"><text:s text:c="8"/></text:p>
      <text:p text:style-name="P3"><text:s text:c="8"/>self.entry = gtk.Entry()</text:p>
      <text:p text:style-name="P3"><text:s text:c="8"/>self.button = gtk.Button('_uppercase')</text:p>
      <text:p text:style-name="P3"><text:s text:c="8"/></text:p>
      <text:p text:style-name="P3"><text:s text:c="8"/>self.hbox.pack_start(self.entry)</text:p>
      <text:p text:style-name="P3"><text:s text:c="8"/>self.hbox.pack_start(self.button)</text:p>
      <text:p text:style-name="P3"><text:s text:c="8"/></text:p>
      <text:p text:style-name="P3"><text:s text:c="8"/>self.window.add(self.hbox)</text:p>
      <text:p text:style-name="P3"/>
      <text:p text:style-name="P3"><text:s text:c="8"/>self.window.show_all()</text:p>
      <text:p text:style-name="P3"><text:s text:c="4"/></text:p>
      <text:p text:style-name="P3">app = Main()</text:p>
      <text:p text:style-name="P3">gtk.main()</text:p>
      <text:p text:style-name="P3"><text:s text:c="4"/></text:p>
      <text:p text:style-name="P2"/>
      <text:p text:style-name="P3"><text:span text:style-name="T1">hello_vbox.py</text:span>:</text:p>
      <text:p text:style-name="P3">#!/usr/bin/env python</text:p>
      <text:p text:style-name="P3"/>
      <text:p text:style-name="P3">import pygtk</text:p>
      <text:p text:style-name="P3">pygtk.require('2.0')</text:p>
      <text:p text:style-name="P3">import gtk</text:p>
      <text:p text:style-name="P3"/>
      <text:p text:style-name="P3">class Main:</text:p>
      <text:p text:style-name="P3"><text:s text:c="4"/>def __init__(self):</text:p>
      <text:p text:style-name="P3"><text:s text:c="8"/>self.window = gtk.Window(gtk.WINDOW_TOPLEVEL)</text:p>
      <text:p text:style-name="P3"><text:s text:c="8"/>self.window.set_title('Hello World')</text:p>
      <text:p text:style-name="P3"><text:s text:c="8"/></text:p>
      <text:p text:style-name="P3"><text:s text:c="8"/>self.vbox = gtk.VBox()</text:p>
      <text:p text:style-name="P3"><text:s text:c="8"/></text:p>
      <text:p text:style-name="P3"><text:s text:c="8"/>self.entry = gtk.Entry()</text:p>
      <text:p text:style-name="P3"><text:s text:c="8"/>self.button = gtk.Button('_uppercase')</text:p>
      <text:p text:style-name="P3"><text:s text:c="8"/></text:p>
      <text:p text:style-name="P3"><text:s text:c="8"/>self.vbox.pack_start(self.entry)</text:p>
      <text:p text:style-name="P3"><text:s text:c="8"/>self.vbox.pack_start(self.button)</text:p>
      <text:p text:style-name="P3"><text:soft-page-break/><text:s text:c="8"/></text:p>
      <text:p text:style-name="P3"><text:s text:c="8"/>self.window.add(self.vbox)</text:p>
      <text:p text:style-name="P3"/>
      <text:p text:style-name="P3"><text:s text:c="8"/>self.window.show_all()</text:p>
      <text:p text:style-name="P3"><text:s text:c="4"/></text:p>
      <text:p text:style-name="P3">app = Main()</text:p>
      <text:p text:style-name="P3">gtk.main()</text:p>
      <text:p text:style-name="P3"><text:s text:c="4"/></text:p>
      <text:p text:style-name="P3"/>
      <text:p text:style-name="P3"><text:span text:style-name="T1">Catatan contoh</text:span>:</text:p>
      <text:list xml:id="list42532971" text:continue-list="list42531796" text:style-name="L7">
        <text:list-item text:start-value="1">
          <text:p text:style-name="P15">Contoh hello_hbox.py dan hello_vbox.py mempergunakan widget gtk.Button dan gtk.Entry. Kedua widget tersebut bisa diabaikan terlebih dahulu, dan fokus diberikan pada gtk.HBox atau gtk.VBox.</text:p>
        </text:list-item>
        <text:list-item>
          <text:p text:style-name="P15">Lebih lanjut tentang gtk.Button dan gtk.Entry dapat dilihat pada pembahasan Beragam Widget (Bab 6).</text:p>
        </text:list-item>
        <text:list-item>
          <text:p text:style-name="P15">Widget-widget ditambahkan pada gtk.HBox atau gtk.VBox. Setelah itu, gtk.HBox atau gtk.VBox yang ditambahkan ke gtk.Window. </text:p>
        </text:list-item>
      </text:list>
      <text:p text:style-name="P3"/>
      <text:p text:style-name="P3"/>
      <text:h text:style-name="Heading_20_2" text:outline-level="2"><text:bookmark text:name="__RefHeading__4723_900447525"/>gtk.Table<text:bookmark-end text:name="__RefHeading__4723_900447525"/></text:h>
      <text:p text:style-name="P3">Widget-widget dapat diatur dalam baris dan kolom dengan layout container gtk.Table. Selain peletakan pada baris dan kolom, ukuran widget juga dapat diset dalam ukuran baris dan kolom. Jumlah baris dan kolom gtk.Table bisa ditentukan dan diresize. </text:p>
      <text:p text:style-name="P3"/>
      <text:p text:style-name="P3">Contoh penggunaan dapat dilihat pada hello_table.py. </text:p>
      <text:p text:style-name="P3"/>
      <text:p text:style-name="P3"/>
      <text:p text:style-name="P3"><text:span text:style-name="T1">Constructor</text:span>:</text:p>
      <text:p text:style-name="P3">gtk.Table(rows=1, columns=1, homogeneous=False)</text:p>
      <text:p text:style-name="P3"/>
      <text:list xml:id="list42515406" text:style-name="L8">
        <text:list-item>
          <text:p text:style-name="P16">rows: jumlah baris</text:p>
        </text:list-item>
        <text:list-item>
          <text:p text:style-name="P16">columns: jumlah kolom</text:p>
        </text:list-item>
        <text:list-item>
          <text:p text:style-name="P16">homogeneous: menentukan apakah semua cell dalam tabel akan memiliki ukuran seperti ukuran cell terbesar. </text:p>
        </text:list-item>
      </text:list>
      <text:p text:style-name="P3"/>
      <text:p text:style-name="P3"/>
      <text:p text:style-name="P3"/>
      <text:p text:style-name="P3"><text:span text:style-name="T1">Bekerja dengan child widget</text:span>:</text:p>
      <text:list xml:id="list42536543" text:style-name="L9">
        <text:list-item>
          <text:p text:style-name="P17">Untuk menambahkan child widget, gunakan: gtk.Table. attach(child, left_attach, right_attach, top_attach, bottom_attach, xoptions=gtk.EXPAND|gtk.FILL, yoptions=gtk.EXPAND|gtk.FILL, xpadding=0, ypadding=0)</text:p>
          <text:list>
            <text:list-item>
              <text:p text:style-name="P17">child: widget yang akan ditambahkan.</text:p>
            </text:list-item>
            <text:list-item>
              <text:p text:style-name="P17">left_attach: kolom untuk menempatkan sisi kiri child widget. Kolom dimulai dari 0.</text:p>
            </text:list-item>
            <text:list-item>
              <text:p text:style-name="P17">right_attach: kolom untuk menempatkan sisi kanan child widget. Kolom dimulai dari 0.</text:p>
            </text:list-item>
            <text:list-item>
              <text:p text:style-name="P17">top_attach: baris untuk menempatkan sisi atas child widget. Baris dimulai dari 0.</text:p>
            </text:list-item>
            <text:list-item>
              <text:p text:style-name="P17"><text:soft-page-break/>bottom_attach: baris untuk menempatkan sisi bawah child widget. Baris dimulai dari 0.</text:p>
            </text:list-item>
            <text:list-item>
              <text:p text:style-name="P17">xoptions: menentukan property child widget ketika tabel diresize secara horizontal. Dapat merupakan kombinasi gtk.EXPAND (ekspansi semua ruang kosong ekstra yang dialokasikan), gtk.SHRINK (disusutkan apabila cell tabel disusutkan) dan gtk.FILL (mengisi ruang kosong yang dialokasikan kepada widget dalam cell tabel). </text:p>
            </text:list-item>
            <text:list-item>
              <text:p text:style-name="P17">yoptions: menentukan property child widget ketika tabel diresize secara vertikal. Lihat nilai untuk xoptions.</text:p>
            </text:list-item>
            <text:list-item>
              <text:p text:style-name="P17">xpadding: padding sisi kiri dan kanan widget.</text:p>
            </text:list-item>
            <text:list-item>
              <text:p text:style-name="P17">ypadding: padding sisi atas dan bawah widget.</text:p>
            </text:list-item>
          </text:list>
        </text:list-item>
        <text:list-item>
          <text:p text:style-name="P17">Untuk mengubah ukuran tabel, gunakan: gtk.Table.resize(rows, columns). Argumen rows dan columns masing-masing menentukan baris dan kolom yang baru. </text:p>
        </text:list-item>
        <text:list-item>
          <text:p text:style-name="P17">Untuk mengatur spasi baris: gtk.Table.set_row_spacing(row, spacing)</text:p>
        </text:list-item>
        <text:list-item>
          <text:p text:style-name="P17">Untuk mengatur spasi kolom: gtk.Table.set_col_spacing(column, spacing)</text:p>
        </text:list-item>
      </text:list>
      <text:p text:style-name="P3"/>
      <text:p text:style-name="P3"/>
      <text:p text:style-name="P3"><text:span text:style-name="T1">hello_table.py</text:span>:</text:p>
      <text:p text:style-name="P3">#!/usr/bin/env python</text:p>
      <text:p text:style-name="P3"/>
      <text:p text:style-name="P3">import pygtk</text:p>
      <text:p text:style-name="P3">pygtk.require('2.0')</text:p>
      <text:p text:style-name="P3">import gtk</text:p>
      <text:p text:style-name="P3"/>
      <text:p text:style-name="P3">class Main:</text:p>
      <text:p text:style-name="P3"><text:s text:c="4"/>def __init__(self):</text:p>
      <text:p text:style-name="P3"><text:s text:c="8"/>self.window = gtk.Window(gtk.WINDOW_TOPLEVEL)</text:p>
      <text:p text:style-name="P3"><text:s text:c="8"/>self.window.set_title('Hello World')</text:p>
      <text:p text:style-name="P3"><text:s text:c="8"/></text:p>
      <text:p text:style-name="P3"><text:s text:c="8"/>self.table = gtk.Table(1,2)</text:p>
      <text:p text:style-name="P3"><text:s text:c="8"/></text:p>
      <text:p text:style-name="P3"><text:s text:c="8"/>self.entry = gtk.Entry()</text:p>
      <text:p text:style-name="P3"><text:s text:c="8"/>self.button = gtk.Button('_uppercase')</text:p>
      <text:p text:style-name="P3"><text:s text:c="8"/></text:p>
      <text:p text:style-name="P3"><text:s text:c="8"/>self.table.attach(self.entry, 0, 1, 0, 1)</text:p>
      <text:p text:style-name="P3"><text:s text:c="8"/>self.table.attach(self.button, 1, 2, 0, 1)</text:p>
      <text:p text:style-name="P3"><text:s text:c="8"/></text:p>
      <text:p text:style-name="P3"><text:s text:c="8"/>self.window.add(self.table)</text:p>
      <text:p text:style-name="P3"/>
      <text:p text:style-name="P3"><text:s text:c="8"/>self.window.show_all()</text:p>
      <text:p text:style-name="P3"><text:s text:c="4"/></text:p>
      <text:p text:style-name="P3">app = Main()</text:p>
      <text:p text:style-name="P3">gtk.main()</text:p>
      <text:p text:style-name="P3"><text:s text:c="4"/></text:p>
      <text:p text:style-name="P3"/>
      <text:p text:style-name="P3"><text:span text:style-name="T1">Catatan contoh</text:span>:</text:p>
      <text:list xml:id="list42550291" text:continue-list="list42532971" text:style-name="L7">
        <text:list-item text:start-value="1">
          <text:p text:style-name="P15">Contoh hello_table.py mempergunakan widget gtk.Button dan gtk.Entry. Kedua widget tersebut bisa diabaikan terlebih dahulu, dan fokus diberikan pada gtk.Table.</text:p>
        </text:list-item>
        <text:list-item>
          <text:p text:style-name="P15">Lebih lanjut tentang gtk.Button dan gtk.Entry dapat dilihat pada pembahasan Beragam Widget (Bab 6).</text:p>
        </text:list-item>
        <text:list-item>
          <text:p text:style-name="P15"><text:soft-page-break/>Widget-widget ditambahkan pada gtk.Table. Setelah itu, gtk.Table yang ditambahkan ke gtk.Window. </text:p>
        </text:list-item>
      </text:list>
      <text:p text:style-name="P3"/>
      <text:p text:style-name="P3"/>
      <text:h text:style-name="Heading_20_2" text:outline-level="2"><text:bookmark text:name="__RefHeading__4725_900447525"/>gtk.Fixed<text:bookmark-end text:name="__RefHeading__4725_900447525"/></text:h>
      <text:p text:style-name="P3">Untuk mengatur posisi child widget pada koordinat tertentu, gunakanlah layout container gtk.Fixed. Walaupun relatif lebih mudah digunakan, penggunaan gtk.Fixed cukup merepotkan apabila container/window diresize, dan harus tetap mempertahankan rasio ukuran dan posisi child widget. </text:p>
      <text:p text:style-name="P3"/>
      <text:p text:style-name="P3">Contoh penggunaan dapat dilihat pada hello_fixed.py. </text:p>
      <text:p text:style-name="P3"/>
      <text:p text:style-name="P3"><text:span text:style-name="T1">Constructor</text:span>:</text:p>
      <text:p text:style-name="P3">gtk.Fixed()</text:p>
      <text:p text:style-name="P3"/>
      <text:p text:style-name="P3"><text:span text:style-name="T1">Bekerja dengan child widget</text:span>:</text:p>
      <text:list xml:id="list42545075" text:style-name="L10">
        <text:list-item>
          <text:p text:style-name="P18">Untuk menambahkan child widget, gunakan: gtk.Fixed.put(widget, x, y):</text:p>
          <text:list>
            <text:list-item>
              <text:p text:style-name="P18">widget: widget yang akan ditambahkan.</text:p>
            </text:list-item>
            <text:list-item>
              <text:p text:style-name="P18">x: posisi x</text:p>
            </text:list-item>
            <text:list-item>
              <text:p text:style-name="P18">y: posisi y</text:p>
            </text:list-item>
          </text:list>
        </text:list-item>
        <text:list-item>
          <text:p text:style-name="P18">Untuk memindahkan child widget ke lokasi lain, gunakanlah: gtk.Fixed.move(widget, x, y):</text:p>
          <text:list>
            <text:list-item>
              <text:p text:style-name="P18">widget: widget yang akan ditambahkan.</text:p>
            </text:list-item>
            <text:list-item>
              <text:p text:style-name="P18">x: posisi x baru</text:p>
            </text:list-item>
            <text:list-item>
              <text:p text:style-name="P18">y: posisi y baru</text:p>
            </text:list-item>
          </text:list>
        </text:list-item>
        <text:list-item>
          <text:p text:style-name="P18">Nilai x=0 dan y=0 adalah sudut kiri atas. </text:p>
        </text:list-item>
      </text:list>
      <text:p text:style-name="P3"/>
      <text:p text:style-name="P3"><text:span text:style-name="T1">hello_fixed.py</text:span>:</text:p>
      <text:p text:style-name="P3">#!/usr/bin/env python</text:p>
      <text:p text:style-name="P3"/>
      <text:p text:style-name="P3">import pygtk</text:p>
      <text:p text:style-name="P3">pygtk.require('2.0')</text:p>
      <text:p text:style-name="P3">import gtk</text:p>
      <text:p text:style-name="P3"/>
      <text:p text:style-name="P3">class Main:</text:p>
      <text:p text:style-name="P3"><text:s text:c="4"/>def __init__(self):</text:p>
      <text:p text:style-name="P3"><text:s text:c="8"/>self.window = gtk.Window(gtk.WINDOW_TOPLEVEL)</text:p>
      <text:p text:style-name="P3"><text:s text:c="8"/>self.window.set_title('Hello World')</text:p>
      <text:p text:style-name="P3"><text:s text:c="8"/>self.window.set_size_request(300,100)</text:p>
      <text:p text:style-name="P3"><text:s text:c="8"/></text:p>
      <text:p text:style-name="P3"><text:s text:c="8"/>self.fixed = gtk.Fixed()</text:p>
      <text:p text:style-name="P3"><text:s text:c="8"/></text:p>
      <text:p text:style-name="P3"><text:s text:c="8"/>self.entry = gtk.Entry()</text:p>
      <text:p text:style-name="P3"><text:s text:c="8"/>self.button = gtk.Button('_uppercase')</text:p>
      <text:p text:style-name="P3"><text:s text:c="8"/></text:p>
      <text:p text:style-name="P3"><text:s text:c="8"/>self.fixed.put(self.entry, 10, 10)</text:p>
      <text:p text:style-name="P3"><text:s text:c="8"/>self.fixed.put(self.button, 200, 10)</text:p>
      <text:p text:style-name="P3"><text:s text:c="8"/></text:p>
      <text:p text:style-name="P3"><text:s text:c="8"/>self.window.add(self.fixed)</text:p>
      <text:p text:style-name="P3"/>
      <text:p text:style-name="P3"><text:soft-page-break/><text:s text:c="8"/>self.window.show_all()</text:p>
      <text:p text:style-name="P3"><text:s text:c="4"/></text:p>
      <text:p text:style-name="P3">app = Main()</text:p>
      <text:p text:style-name="P3">gtk.main()</text:p>
      <text:p text:style-name="P3"><text:s text:c="4"/></text:p>
      <text:p text:style-name="P3"/>
      <text:p text:style-name="P3"><text:span text:style-name="T1">Catatan contoh</text:span>:</text:p>
      <text:list xml:id="list42551660" text:continue-list="list42550291" text:style-name="L7">
        <text:list-item text:start-value="1">
          <text:p text:style-name="P15">Contoh hello_fixed.py mempergunakan widget gtk.Button dan gtk.Entry. Kedua widget tersebut bisa diabaikan terlebih dahulu, dan fokus diberikan pada gtk.Fixed.</text:p>
        </text:list-item>
        <text:list-item>
          <text:p text:style-name="P15">Lebih lanjut tentang gtk.Button dan gtk.Entry dapat dilihat pada pembahasan Beragam Widget (Bab 6).</text:p>
        </text:list-item>
        <text:list-item>
          <text:p text:style-name="P15">Widget-widget ditambahkan pada gtk.Fixed sesuai posisi yang ditentukan. Setelah itu, gtk.Fixed yang ditambahkan ke gtk.Window. </text:p>
        </text:list-item>
        <text:list-item>
          <text:p text:style-name="P15">Window utama diresize untuk memudahkan demonstrasi gtk.Fixed.</text:p>
        </text:list-item>
      </text:list>
      <text:p text:style-name="P3"/>
      <text:p text:style-name="P3"/>
      <text:h text:style-name="P8" text:outline-level="1"><text:bookmark text:name="__RefHeading__4727_900447525"/>5. Signal dan callback <text:bookmark-end text:name="__RefHeading__4727_900447525"/></text:h>
      <text:p text:style-name="P3">GTK+ adalah event driven toolkit. Dengan demikian, developer bisa mengatur agar event tertentu yang terjadi bisa dihandle. Contoh event sederhana adalah klik tombol mouse pada suatu tombol. Semua event yang terjadi dimonitor di dalam gtk.main(). </text:p>
      <text:p text:style-name="P3"/>
      <text:p text:style-name="P3">Terminologi event di dalam GTK+ setidaknya bisa diterima sebagai:</text:p>
      <text:list xml:id="list42520418" text:style-name="L11">
        <text:list-item>
          <text:p text:style-name="P19">signal</text:p>
        </text:list-item>
        <text:list-item>
          <text:p text:style-name="P19">event (dari windowing system).</text:p>
        </text:list-item>
      </text:list>
      <text:p text:style-name="P3"/>
      <text:p text:style-name="P3">Widget bisa menerima signal, baik signal yang umum (diturunkan dari base class), ataupun signal spesifik widget tersebut. Daftar signal yang bisa diterima oleh widget beserta deskripsinya bisa didapatkan dari class reference. </text:p>
      <text:p text:style-name="P3"/>
      <text:p text:style-name="P3">Baik signal ataupun event bisa ditangani oleh fungsi tertentu, yang umumnya disebut sebagai callback di dalam GTK+. </text:p>
      <text:p text:style-name="P3"/>
      <text:p text:style-name="P3">Contoh-contoh program sebelumnya tidak bisa ditutup dengan klik pada tombol close window. Hal ini disebabkan karena program tidak menangani event yang terjadi. </text:p>
      <text:p text:style-name="P3"/>
      <text:p text:style-name="P3">Sebagai catatan, event pada GTK+ sangatlah luas dan kompleks. Selalulah merujuk ke referensi class untuk informasi selengkapnya. </text:p>
      <text:p text:style-name="P3"/>
      <text:p text:style-name="P3"/>
      <text:h text:style-name="Heading_20_2" text:outline-level="2"><text:bookmark text:name="__RefHeading__4729_900447525"/>Koneksi signal-callback<text:bookmark-end text:name="__RefHeading__4729_900447525"/></text:h>
      <text:p text:style-name="P5">Koneksi</text:p>
      <text:p text:style-name="P3">Untuk mengatur agar signal tertentu dihubungkan ke callback tertentu, gunakanlah method connect() widget:</text:p>
      <text:p text:style-name="P3"/>
      <text:p text:style-name="P3">gobject.GObject.connect(detailed_signal, handler, ...). </text:p>
      <text:p text:style-name="P3"/>
      <text:list xml:id="list42514777" text:style-name="L12">
        <text:list-item>
          <text:p text:style-name="P20">detailed_signal: string berisikan nama signal</text:p>
        </text:list-item>
        <text:list-item>
          <text:p text:style-name="P20">handler: fungsi atau method callback</text:p>
        </text:list-item>
        <text:list-item>
          <text:p text:style-name="P20">...: argumen opsional tambahan</text:p>
        </text:list-item>
        <text:list-item>
          <text:p text:style-name="P20">Nilai kembalian adalah handler ID (integer)</text:p>
        </text:list-item>
      </text:list>
      <text:p text:style-name="P3"/>
      <text:p text:style-name="P3">Catatan:</text:p>
      <text:list xml:id="list42525852" text:style-name="L13">
        <text:list-item>
          <text:p text:style-name="P21">Berbagai signal bisa diset agar ditangani.</text:p>
        </text:list-item>
        <text:list-item>
          <text:p text:style-name="P21">Banyak callback bisa dihubungkan ke satu signal tertentu, dan akan dikerjakan sesuai urutan koneksi. </text:p>
        </text:list-item>
      </text:list>
      <text:p text:style-name="P3"/>
      <text:p text:style-name="P3"/>
      <text:p text:style-name="P5">Definisi callback</text:p>
      <text:p text:style-name="P3">Callback secara umum dapat didefinisikan sebagai berikut:</text:p>
      <text:p text:style-name="P3"/>
      <text:p text:style-name="P3">def callback (widget, data)</text:p>
      <text:p text:style-name="P3"><text:soft-page-break/></text:p>
      <text:p text:style-name="P3">Apabila argumen opsional tidak digunakan pada connect(), maka callback secara umum dapat didefinisikan sebagai berikut:</text:p>
      <text:p text:style-name="P3"/>
      <text:p text:style-name="P3">def callback (widget, data=None)</text:p>
      <text:p text:style-name="P3">atau</text:p>
      <text:p text:style-name="P3">def callback (widget)</text:p>
      <text:p text:style-name="P3"/>
      <text:p text:style-name="P3"><text:span text:style-name="T2">Catatan</text:span>:</text:p>
      <text:list xml:id="list42539729" text:style-name="L14">
        <text:list-item>
          <text:p text:style-name="P22">Callback harus menyesuaikan dengan jumlah argumen opsional yang diberikan.</text:p>
        </text:list-item>
        <text:list-item>
          <text:p text:style-name="P22">Apabila callback digunakan dalam class, maka argumen pertama pada definisi callback tetap adalah self. </text:p>
        </text:list-item>
      </text:list>
      <text:p text:style-name="P3"/>
      <text:p text:style-name="P5">Block dan unblock</text:p>
      <text:p text:style-name="P3">Koneksi signal dan callback bisa diblock atau diunblock sementara waktu dengan:</text:p>
      <text:p text:style-name="P3"/>
      <text:p text:style-name="P3">gobject.GObject.handler_block(handler_id)</text:p>
      <text:p text:style-name="P3"/>
      <text:p text:style-name="P3">dan</text:p>
      <text:p text:style-name="P3"/>
      <text:p text:style-name="P3">gobject.GObject.handler_unblock(handler_id)</text:p>
      <text:p text:style-name="P3"/>
      <text:p text:style-name="P3">handler_id adalah nilai integer yang dikembalikan oleh connect(). </text:p>
      <text:p text:style-name="P3"/>
      <text:p text:style-name="P5">Diskoneksi</text:p>
      <text:p text:style-name="P3">Apabila signal tidak lagi ingin ditangani, maka method disconnect() widget bisa digunakan:</text:p>
      <text:p text:style-name="P3"/>
      <text:p text:style-name="P3">gobject.GObject.disconnect(handler_id)</text:p>
      <text:list xml:id="list42546663" text:style-name="L15">
        <text:list-header>
          <text:p text:style-name="P23"/>
        </text:list-header>
      </text:list>
      <text:p text:style-name="P3">handler_id adalah nilai integer yang dikembalikan oleh connect(). </text:p>
      <text:p text:style-name="P3"/>
      <text:p text:style-name="P3">Apabila diperlukan, periksalah apakah suatu handle terkoneksi dengan:</text:p>
      <text:p text:style-name="P3"/>
      <text:p text:style-name="P3">gobject.GObject.handler_is_connected(handler_id)</text:p>
      <text:p text:style-name="P3"/>
      <text:p text:style-name="P3">yang akan mengembalikan True apabila callback dengan ID handler_id terkoneksi. </text:p>
      <text:p text:style-name="P3"/>
      <text:p text:style-name="P3"/>
      <text:p text:style-name="P5">Mengaktifkan (emit) signal</text:p>
      <text:p text:style-name="P3">Signal bisa diaktifkan dengan:</text:p>
      <text:p text:style-name="P3"/>
      <text:p text:style-name="P3">gobject.GObject.emit(detailed_signal, ...). </text:p>
      <text:p text:style-name="P3"/>
      <text:list xml:id="list42515058" text:style-name="L16">
        <text:list-item>
          <text:p text:style-name="P24">detailed_signal: string berisikan nama signal</text:p>
        </text:list-item>
        <text:list-item>
          <text:p text:style-name="P24">...: argumen tambahan</text:p>
        </text:list-item>
      </text:list>
      <text:p text:style-name="P3"/>
      <text:p text:style-name="P3">Jumlah dan tipe argumen tambahan harus sesuai dengan jumlah dan tipe yang disyaratkan callback. </text:p>
      <text:p text:style-name="P3"><text:soft-page-break/></text:p>
      <text:p text:style-name="P3"><text:s text:c="4"/></text:p>
      <text:p text:style-name="P3"><text:span text:style-name="T1">signal_simple.py</text:span>:</text:p>
      <text:p text:style-name="P3">#!/usr/bin/env python</text:p>
      <text:p text:style-name="P3"/>
      <text:p text:style-name="P3">import pygtk</text:p>
      <text:p text:style-name="P3">pygtk.require('2.0')</text:p>
      <text:p text:style-name="P3">import gtk</text:p>
      <text:p text:style-name="P3"/>
      <text:p text:style-name="P3">class Main:</text:p>
      <text:p text:style-name="P3"><text:s text:c="4"/>def __init__(self):</text:p>
      <text:p text:style-name="P3"><text:s text:c="8"/>self.window = gtk.Window(gtk.WINDOW_TOPLEVEL)</text:p>
      <text:p text:style-name="P3"><text:s text:c="8"/>self.window.set_title('Signal')</text:p>
      <text:p text:style-name="P3"><text:s text:c="8"/>self.window.connect('destroy', self.destroy)</text:p>
      <text:p text:style-name="P3"/>
      <text:p text:style-name="P3"><text:s text:c="8"/>self.window.show_all()</text:p>
      <text:p text:style-name="P3"><text:s text:c="8"/></text:p>
      <text:p text:style-name="P3"><text:s text:c="4"/>def destroy(self, widget, data=None):</text:p>
      <text:p text:style-name="P3"><text:s text:c="8"/>gtk.main_quit()</text:p>
      <text:p text:style-name="P3"><text:s text:c="8"/></text:p>
      <text:p text:style-name="P3"><text:s text:c="4"/></text:p>
      <text:p text:style-name="P3">app = Main()</text:p>
      <text:p text:style-name="P3">gtk.main()</text:p>
      <text:p text:style-name="P3"><text:s text:c="4"/></text:p>
      <text:p text:style-name="P3"/>
      <text:p text:style-name="P3"/>
      <text:p text:style-name="P3"><text:span text:style-name="T1">signal_hello.py</text:span>:</text:p>
      <text:p text:style-name="P3"/>
      <text:p text:style-name="P3">#!/usr/bin/env python</text:p>
      <text:p text:style-name="P3"/>
      <text:p text:style-name="P3">import pygtk</text:p>
      <text:p text:style-name="P3">pygtk.require('2.0')</text:p>
      <text:p text:style-name="P3">import gtk</text:p>
      <text:p text:style-name="P3"/>
      <text:p text:style-name="P3">class Main:</text:p>
      <text:p text:style-name="P3"><text:s text:c="4"/>def __init__(self):</text:p>
      <text:p text:style-name="P3"><text:s text:c="8"/>self.window = gtk.Window(gtk.WINDOW_TOPLEVEL)</text:p>
      <text:p text:style-name="P3"><text:s text:c="8"/>self.window.set_title('Hello World')</text:p>
      <text:p text:style-name="P3"><text:s text:c="8"/>self.window.connect('destroy', self.destroy)</text:p>
      <text:p text:style-name="P3"><text:s text:c="8"/></text:p>
      <text:p text:style-name="P3"><text:s text:c="8"/>self.hbox = gtk.HBox()</text:p>
      <text:p text:style-name="P3"><text:s text:c="8"/></text:p>
      <text:p text:style-name="P3"><text:s text:c="8"/>self.entry = gtk.Entry()</text:p>
      <text:p text:style-name="P3"><text:s text:c="8"/>self.button = gtk.Button('_uppercase')</text:p>
      <text:p text:style-name="P3"><text:s text:c="8"/>self.button.connect('clicked', self.do_uppercase, self.entry)</text:p>
      <text:p text:style-name="P3"><text:s text:c="8"/></text:p>
      <text:p text:style-name="P3"><text:s text:c="8"/>self.hbox.add(self.entry)</text:p>
      <text:p text:style-name="P3"><text:s text:c="8"/>self.hbox.add(self.button)</text:p>
      <text:p text:style-name="P3"><text:s text:c="8"/></text:p>
      <text:p text:style-name="P3"><text:s text:c="8"/>self.window.add(self.hbox)</text:p>
      <text:p text:style-name="P3"/>
      <text:p text:style-name="P3"><text:s text:c="8"/>self.window.show_all()</text:p>
      <text:p text:style-name="P3"><text:soft-page-break/></text:p>
      <text:p text:style-name="P3"><text:s text:c="4"/>def destroy(self, widget, data=None):</text:p>
      <text:p text:style-name="P3"><text:s text:c="8"/>gtk.main_quit()</text:p>
      <text:p text:style-name="P3"><text:s text:c="8"/></text:p>
      <text:p text:style-name="P3"><text:s text:c="4"/>def do_uppercase(self, widget, data=None):</text:p>
      <text:p text:style-name="P3"><text:s text:c="8"/>text = data.get_text().upper()</text:p>
      <text:p text:style-name="P3"><text:s text:c="8"/>data.set_text(text)</text:p>
      <text:p text:style-name="P3"><text:s text:c="4"/></text:p>
      <text:p text:style-name="P3">app = Main()</text:p>
      <text:p text:style-name="P3">gtk.main()</text:p>
      <text:p text:style-name="P3"><text:s text:c="4"/></text:p>
      <text:p text:style-name="P3"/>
      <text:p text:style-name="P3"><text:span text:style-name="T1">signal_multi.py</text:span>:</text:p>
      <text:p text:style-name="P3"/>
      <text:p text:style-name="P3">#!/usr/bin/env python</text:p>
      <text:p text:style-name="P3"/>
      <text:p text:style-name="P3">import pygtk</text:p>
      <text:p text:style-name="P3">pygtk.require('2.0')</text:p>
      <text:p text:style-name="P3">import gtk</text:p>
      <text:p text:style-name="P3"/>
      <text:p text:style-name="P3">class Main:</text:p>
      <text:p text:style-name="P3"><text:s text:c="4"/>def __init__(self):</text:p>
      <text:p text:style-name="P3"><text:s text:c="8"/>self.window = gtk.Window(gtk.WINDOW_TOPLEVEL)</text:p>
      <text:p text:style-name="P3"><text:s text:c="8"/>self.window.set_title('Signal')</text:p>
      <text:p text:style-name="P3"><text:s text:c="8"/>self.window.connect('destroy', self.destroy)</text:p>
      <text:p text:style-name="P3"><text:s text:c="8"/></text:p>
      <text:p text:style-name="P3"><text:s text:c="8"/>self.button = gtk.Button('button')</text:p>
      <text:p text:style-name="P3"><text:s text:c="8"/>self.button.connect('clicked', self.button_click)</text:p>
      <text:p text:style-name="P3"><text:s text:c="8"/>self.button.connect('clicked', self.button_click2)</text:p>
      <text:p text:style-name="P3"><text:s text:c="8"/>self.button.connect('enter', self.button_enter)</text:p>
      <text:p text:style-name="P3"><text:s text:c="8"/>self.button.connect('leave', self.button_leave)</text:p>
      <text:p text:style-name="P3"><text:s text:c="8"/></text:p>
      <text:p text:style-name="P3"><text:s text:c="8"/>self.window.add(self.button)</text:p>
      <text:p text:style-name="P3"/>
      <text:p text:style-name="P3"><text:s text:c="8"/>self.window.show_all()</text:p>
      <text:p text:style-name="P3"/>
      <text:p text:style-name="P3"><text:s text:c="4"/>def destroy(self, widget, data=None):</text:p>
      <text:p text:style-name="P3"><text:s text:c="8"/>gtk.main_quit()</text:p>
      <text:p text:style-name="P3"><text:s text:c="8"/></text:p>
      <text:p text:style-name="P3"><text:s text:c="4"/>def button_click(self, widget):</text:p>
      <text:p text:style-name="P3"><text:s text:c="8"/>print 'Button click'</text:p>
      <text:p text:style-name="P3"><text:s text:c="4"/></text:p>
      <text:p text:style-name="P3"><text:s text:c="4"/>def button_click2(self, widget):</text:p>
      <text:p text:style-name="P3"><text:s text:c="8"/>print 'Button click (2)'</text:p>
      <text:p text:style-name="P3"><text:s text:c="4"/></text:p>
      <text:p text:style-name="P3"><text:s text:c="4"/>def button_enter(self, widget):</text:p>
      <text:p text:style-name="P3"><text:s text:c="8"/>print 'Button mouse enter'</text:p>
      <text:p text:style-name="P3"><text:s text:c="4"/></text:p>
      <text:p text:style-name="P3"><text:s text:c="4"/>def button_leave(self, widget):</text:p>
      <text:p text:style-name="P3"><text:s text:c="8"/>print 'Button mouse leave'</text:p>
      <text:p text:style-name="P3"><text:s text:c="4"/></text:p>
      <text:p text:style-name="P3">app = Main()</text:p>
      <text:p text:style-name="P3"><text:soft-page-break/>gtk.main()</text:p>
      <text:p text:style-name="P3"><text:s text:c="4"/></text:p>
      <text:p text:style-name="P3"/>
      <text:p text:style-name="P3"><text:span text:style-name="T1">signal_block.py</text:span>:</text:p>
      <text:p text:style-name="P3"/>
      <text:p text:style-name="P3">#!/usr/bin/env python</text:p>
      <text:p text:style-name="P3"/>
      <text:p text:style-name="P3">import pygtk</text:p>
      <text:p text:style-name="P3">pygtk.require('2.0')</text:p>
      <text:p text:style-name="P3">import gtk</text:p>
      <text:p text:style-name="P3">import time</text:p>
      <text:p text:style-name="P3"/>
      <text:p text:style-name="P3">class Main:</text:p>
      <text:p text:style-name="P3"><text:s text:c="4"/>def __init__(self):</text:p>
      <text:p text:style-name="P3"><text:s text:c="8"/>self.window = gtk.Window(gtk.WINDOW_TOPLEVEL)</text:p>
      <text:p text:style-name="P3"><text:s text:c="8"/>self.window.set_title('Signal block')</text:p>
      <text:p text:style-name="P3"><text:s text:c="8"/>self.window.connect('destroy', gtk.main_quit)</text:p>
      <text:p text:style-name="P3"/>
      <text:p text:style-name="P3"><text:s text:c="8"/>self.vbox = gtk.VBox(homogeneous=True)</text:p>
      <text:p text:style-name="P3"><text:s text:c="8"/>self.hbox = gtk.HBox(homogeneous=True)</text:p>
      <text:p text:style-name="P3"><text:s text:c="8"/></text:p>
      <text:p text:style-name="P3"><text:s text:c="8"/>self.label = gtk.Label()</text:p>
      <text:p text:style-name="P3"><text:s text:c="7"/></text:p>
      <text:p text:style-name="P3"><text:s text:c="8"/>self.handle = -1</text:p>
      <text:p text:style-name="P3"/>
      <text:p text:style-name="P3"><text:s text:c="8"/>self.button1 = gtk.Button('Button 1')</text:p>
      <text:p text:style-name="P3"><text:s text:c="8"/>self.handle = self.button1.connect('clicked', self.button1_click, self.label)</text:p>
      <text:p text:style-name="P3"><text:s text:c="8"/>self.button2 = gtk.Button('Button 1 block')</text:p>
      <text:p text:style-name="P3"><text:s text:c="8"/>self.button2.connect('clicked', self.button2_click)</text:p>
      <text:p text:style-name="P3"><text:s text:c="8"/>self.button3 = gtk.Button('Button 1 unblock')</text:p>
      <text:p text:style-name="P3"><text:s text:c="8"/>self.button3.connect('clicked', self.button3_click)</text:p>
      <text:p text:style-name="P3"><text:s text:c="8"/></text:p>
      <text:p text:style-name="P3"><text:s text:c="8"/>self.hbox.add(self.button1)</text:p>
      <text:p text:style-name="P3"><text:s text:c="8"/>self.hbox.add(self.button2)</text:p>
      <text:p text:style-name="P3"><text:s text:c="8"/>self.hbox.add(self.button3)</text:p>
      <text:p text:style-name="P3"/>
      <text:p text:style-name="P3"><text:s text:c="8"/>self.vbox.add(self.hbox)</text:p>
      <text:p text:style-name="P3"><text:s text:c="8"/>self.vbox.add(self.label)</text:p>
      <text:p text:style-name="P3"/>
      <text:p text:style-name="P3"><text:s text:c="8"/>self.window.add(self.vbox)</text:p>
      <text:p text:style-name="P3"/>
      <text:p text:style-name="P3"><text:s text:c="8"/>self.window.show_all()</text:p>
      <text:p text:style-name="P3"/>
      <text:p text:style-name="P3"><text:s text:c="4"/>def button1_click(self, widget, data=None):</text:p>
      <text:p text:style-name="P3"><text:s text:c="8"/>data.set_text(time.asctime())</text:p>
      <text:p text:style-name="P3"/>
      <text:p text:style-name="P3"><text:s text:c="4"/>def button2_click(self, widget, data=None):</text:p>
      <text:p text:style-name="P3"><text:s text:c="8"/>self.button1.handler_block(self.handle)</text:p>
      <text:p text:style-name="P3"><text:s text:c="8"/>print 'block, handle %d' %(self.handle)</text:p>
      <text:p text:style-name="P3"/>
      <text:p text:style-name="P3"><text:s text:c="4"/>def button3_click(self, widget, data=None):</text:p>
      <text:p text:style-name="P3"><text:soft-page-break/><text:s text:c="8"/>self.button1.handler_unblock(self.handle)</text:p>
      <text:p text:style-name="P3"><text:s text:c="8"/>print 'unblock, handle %d' %(self.handle)</text:p>
      <text:p text:style-name="P3"/>
      <text:p text:style-name="P3"><text:s text:c="4"/></text:p>
      <text:p text:style-name="P3">app = Main()</text:p>
      <text:p text:style-name="P3">gtk.main()</text:p>
      <text:p text:style-name="P3"><text:s text:c="4"/></text:p>
      <text:p text:style-name="P3"/>
      <text:p text:style-name="P3"/>
      <text:p text:style-name="P3"><text:span text:style-name="T1">signal_disconnect.py</text:span>:</text:p>
      <text:p text:style-name="P3">#!/usr/bin/env python</text:p>
      <text:p text:style-name="P3"/>
      <text:p text:style-name="P3">import pygtk</text:p>
      <text:p text:style-name="P3">pygtk.require('2.0')</text:p>
      <text:p text:style-name="P3">import gtk</text:p>
      <text:p text:style-name="P3">import time</text:p>
      <text:p text:style-name="P3"/>
      <text:p text:style-name="P3">class Main:</text:p>
      <text:p text:style-name="P3"><text:s text:c="4"/>def __init__(self):</text:p>
      <text:p text:style-name="P3"><text:s text:c="8"/>self.window = gtk.Window(gtk.WINDOW_TOPLEVEL)</text:p>
      <text:p text:style-name="P3"><text:s text:c="8"/>self.window.set_title('Signal disconnect')</text:p>
      <text:p text:style-name="P3"><text:s text:c="8"/>self.window.connect('destroy', gtk.main_quit)</text:p>
      <text:p text:style-name="P3"/>
      <text:p text:style-name="P3"><text:s text:c="8"/>self.vbox = gtk.VBox(homogeneous=True)</text:p>
      <text:p text:style-name="P3"><text:s text:c="8"/>self.hbox = gtk.HBox(homogeneous=True)</text:p>
      <text:p text:style-name="P3"><text:s text:c="8"/></text:p>
      <text:p text:style-name="P3"><text:s text:c="8"/>self.label = gtk.Label()</text:p>
      <text:p text:style-name="P3"><text:s text:c="7"/></text:p>
      <text:p text:style-name="P3"><text:s text:c="8"/>self.handle = -1</text:p>
      <text:p text:style-name="P3"/>
      <text:p text:style-name="P3"><text:s text:c="8"/>self.button1 = gtk.Button('Button 1')</text:p>
      <text:p text:style-name="P3"><text:s text:c="8"/>self.button2 = gtk.Button('Button 1 Connect')</text:p>
      <text:p text:style-name="P3"><text:s text:c="8"/>self.button2.connect('clicked', self.button2_click)</text:p>
      <text:p text:style-name="P3"><text:s text:c="8"/>self.button3 = gtk.Button('Button 1 Disconnect')</text:p>
      <text:p text:style-name="P3"><text:s text:c="8"/>self.button3.connect('clicked', self.button3_click)</text:p>
      <text:p text:style-name="P3"><text:s text:c="8"/></text:p>
      <text:p text:style-name="P3"><text:s text:c="8"/>self.hbox.add(self.button1)</text:p>
      <text:p text:style-name="P3"><text:s text:c="8"/>self.hbox.add(self.button2)</text:p>
      <text:p text:style-name="P3"><text:s text:c="8"/>self.hbox.add(self.button3)</text:p>
      <text:p text:style-name="P3"/>
      <text:p text:style-name="P3"><text:s text:c="8"/>self.vbox.add(self.hbox)</text:p>
      <text:p text:style-name="P3"><text:s text:c="8"/>self.vbox.add(self.label)</text:p>
      <text:p text:style-name="P3"/>
      <text:p text:style-name="P3"><text:s text:c="8"/>self.window.add(self.vbox)</text:p>
      <text:p text:style-name="P3"/>
      <text:p text:style-name="P3"><text:s text:c="8"/>self.window.show_all()</text:p>
      <text:p text:style-name="P3"/>
      <text:p text:style-name="P3"><text:s text:c="4"/>def button1_click(self, widget, data=None):</text:p>
      <text:p text:style-name="P3"><text:s text:c="8"/>data.set_text(time.asctime())</text:p>
      <text:p text:style-name="P3"/>
      <text:p text:style-name="P3"><text:s text:c="4"/>def button2_click(self, widget, data=None):</text:p>
      <text:p text:style-name="P3"><text:s text:c="8"/>if not self.button1.handler_is_connected(self.handle):</text:p>
      <text:p text:style-name="P4"><text:soft-page-break/><text:s text:c="12"/>self.handle = self.button1.connect('clicked', self.button1_click, self.label)</text:p>
      <text:p text:style-name="P3"><text:s text:c="12"/>print 'connect, handle %d' %(self.handle)</text:p>
      <text:p text:style-name="P3"/>
      <text:p text:style-name="P3"><text:s text:c="4"/>def button3_click(self, widget, data=None):</text:p>
      <text:p text:style-name="P3"><text:s text:c="8"/>if self.button1.handler_is_connected(self.handle):</text:p>
      <text:p text:style-name="P3"><text:s text:c="12"/>self.button1.disconnect(self.handle)</text:p>
      <text:p text:style-name="P3"><text:s text:c="12"/>print 'disconnect, handle %d' %(self.handle)</text:p>
      <text:p text:style-name="P3"/>
      <text:p text:style-name="P3"><text:s text:c="4"/></text:p>
      <text:p text:style-name="P3">app = Main()</text:p>
      <text:p text:style-name="P3">gtk.main()</text:p>
      <text:p text:style-name="P3"><text:s text:c="4"/></text:p>
      <text:p text:style-name="P3"/>
      <text:p text:style-name="P3"/>
      <text:p text:style-name="P3"><text:span text:style-name="T1">signal_emit.py</text:span>:</text:p>
      <text:p text:style-name="P3">#!/usr/bin/env python</text:p>
      <text:p text:style-name="P3"/>
      <text:p text:style-name="P3">import pygtk</text:p>
      <text:p text:style-name="P3">pygtk.require('2.0')</text:p>
      <text:p text:style-name="P3">import gtk</text:p>
      <text:p text:style-name="P3">import time</text:p>
      <text:p text:style-name="P3"/>
      <text:p text:style-name="P3">class Main:</text:p>
      <text:p text:style-name="P3"><text:s text:c="4"/>def __init__(self):</text:p>
      <text:p text:style-name="P3"><text:s text:c="8"/>self.window = gtk.Window(gtk.WINDOW_TOPLEVEL)</text:p>
      <text:p text:style-name="P3"><text:s text:c="8"/>self.window.set_title('Signal emit')</text:p>
      <text:p text:style-name="P3"><text:s text:c="8"/>self.window.connect('destroy', gtk.main_quit)</text:p>
      <text:p text:style-name="P3"/>
      <text:p text:style-name="P3"><text:s text:c="8"/>self.hbox = gtk.HBox(homogeneous=True)</text:p>
      <text:p text:style-name="P3"><text:s text:c="8"/></text:p>
      <text:p text:style-name="P3"><text:s text:c="8"/>self.button1 = gtk.Button('Button 1')</text:p>
      <text:p text:style-name="P3"><text:s text:c="8"/>self.button1.connect('clicked', self.button1_click)</text:p>
      <text:p text:style-name="P3"><text:s text:c="8"/>self.button2 = gtk.Button('Click Button 1')</text:p>
      <text:p text:style-name="P3"><text:s text:c="8"/>self.button2.connect('clicked', self.button2_click)</text:p>
      <text:p text:style-name="P3"><text:s text:c="8"/></text:p>
      <text:p text:style-name="P3"><text:s text:c="8"/>self.hbox.add(self.button1)</text:p>
      <text:p text:style-name="P3"><text:s text:c="8"/>self.hbox.add(self.button2)</text:p>
      <text:p text:style-name="P3"/>
      <text:p text:style-name="P3"><text:s text:c="8"/>self.window.add(self.hbox)</text:p>
      <text:p text:style-name="P3"/>
      <text:p text:style-name="P3"><text:s text:c="8"/>self.window.show_all()</text:p>
      <text:p text:style-name="P3"/>
      <text:p text:style-name="P3"><text:s text:c="4"/>def button1_click(self, widget, data=None):</text:p>
      <text:p text:style-name="P3"><text:s text:c="8"/>print 'Button 1 click'</text:p>
      <text:p text:style-name="P3"/>
      <text:p text:style-name="P3"><text:s text:c="4"/>def button2_click(self, widget, data=None):</text:p>
      <text:p text:style-name="P3"><text:s text:c="8"/>self.button1.emit('clicked')</text:p>
      <text:p text:style-name="P3"/>
      <text:p text:style-name="P3"><text:s text:c="4"/></text:p>
      <text:p text:style-name="P3">app = Main()</text:p>
      <text:p text:style-name="P3">gtk.main()</text:p>
      <text:p text:style-name="P3"><text:soft-page-break/><text:s text:c="4"/></text:p>
      <text:p text:style-name="P3"/>
      <text:p text:style-name="P3"/>
      <text:p text:style-name="P3"><text:span text:style-name="T1">Catatan contoh</text:span>:</text:p>
      <text:list xml:id="list42516138" text:style-name="L17">
        <text:list-item>
          <text:p text:style-name="P25">gtk.main_quit() dapat digunakan untuk keluar dari mainloop gtk.</text:p>
        </text:list-item>
        <text:list-item>
          <text:p text:style-name="P25">Di contoh signal_simple.py, window kini bisa diclose dengan klik pada tombol close. </text:p>
        </text:list-item>
        <text:list-item>
          <text:p text:style-name="P25">Di contoh signal_hello.py, begitu tombol uppercase diklik, maka teks pada entry akan di-uppercase.</text:p>
        </text:list-item>
        <text:list-item>
          <text:p text:style-name="P25">Di contoh signal_multi.py, beberapa signal pada satu widget akan ditangani. Salah satu signal akan ditangani oleh lebih dari satu callback.</text:p>
        </text:list-item>
        <text:list-item>
          <text:p text:style-name="P25">Contoh signal_block.py mendemonstrasikan block dan unblock signal-callback.</text:p>
        </text:list-item>
        <text:list-item>
          <text:p text:style-name="P25">Contoh signal_disconnect.py mendemonstrasikan diskoneksi signal-callback.</text:p>
        </text:list-item>
        <text:list-item>
          <text:p text:style-name="P25">Contoh signal_emit.py mendemonstrasikan pengaktifan (emit) signal tertentu.</text:p>
        </text:list-item>
      </text:list>
      <text:p text:style-name="P3"/>
      <text:h text:style-name="Heading_20_2" text:outline-level="2"><text:bookmark text:name="__RefHeading__4731_900447525"/>Koneksi event-callback<text:bookmark-end text:name="__RefHeading__4731_900447525"/></text:h>
      <text:p text:style-name="P3">Pengaturan koneksi sama dengan pengaturan pada signal. Sementara, definisi callback sedikit berbeda. Untuk hal-hal lainnya, rujuklah juga kepada pembahasan koneksi signal-callback sebelumnya. </text:p>
      <text:p text:style-name="P3"/>
      <text:p text:style-name="P5">Definisi callback</text:p>
      <text:p text:style-name="P3">Callback secara umum dapat didefinisikan sebagai berikut:</text:p>
      <text:p text:style-name="P3"/>
      <text:p text:style-name="P3">def callback (widget, event, data)</text:p>
      <text:p text:style-name="P3"/>
      <text:p text:style-name="P3">Apabila argumen opsional tidak digunakan pada connect(), maka callback secara umum dapat didefinisikan sebagai berikut:</text:p>
      <text:p text:style-name="P3"/>
      <text:p text:style-name="P3">def callback (widget, event, data=None)</text:p>
      <text:p text:style-name="P3">atau</text:p>
      <text:p text:style-name="P3">def callback (widget, event)</text:p>
      <text:p text:style-name="P3"/>
      <text:p text:style-name="P3"><text:span text:style-name="T2">Catatan</text:span>:</text:p>
      <text:list xml:id="list42549423" text:continue-list="list42539729" text:style-name="L14">
        <text:list-item text:start-value="1">
          <text:p text:style-name="P22">Callback harus menyesuaikan dengan jumlah argumen opsional yang diberikan.</text:p>
        </text:list-item>
        <text:list-item>
          <text:p text:style-name="P22">Apabila callback digunakan dalam class, maka argumen pertama pada definisi callback tetap adalah self. </text:p>
        </text:list-item>
        <text:list-item>
          <text:p text:style-name="P22">Argumen event akan dilewatkan sebagai GdkEvent. Bacalah referensi untuk gtk.gdk.Event. </text:p>
        </text:list-item>
        <text:list-item>
          <text:p text:style-name="P22">Return value callback, apabila True, diartikan sebagai event telah ditangani dan tidak dipropagasi lagi. Sementara, apabila False, event handling normal akan dilakukan. </text:p>
        </text:list-item>
      </text:list>
      <text:p text:style-name="P3"/>
      <text:p text:style-name="P3"/>
      <text:p text:style-name="P5">Daftar event</text:p>
      <text:p text:style-name="P3">Daftar event diantaranya:</text:p>
      <text:list xml:id="list42533650" text:style-name="L18">
        <text:list-item>
          <text:p text:style-name="P26"><text:soft-page-break/>event</text:p>
        </text:list-item>
        <text:list-item>
          <text:p text:style-name="P26">button_press_event</text:p>
        </text:list-item>
        <text:list-item>
          <text:p text:style-name="P26">button_release_event</text:p>
        </text:list-item>
        <text:list-item>
          <text:p text:style-name="P26">scroll_event</text:p>
        </text:list-item>
        <text:list-item>
          <text:p text:style-name="P26">motion_notify_event</text:p>
        </text:list-item>
        <text:list-item>
          <text:p text:style-name="P26">delete_event</text:p>
        </text:list-item>
        <text:list-item>
          <text:p text:style-name="P26">destroy_event</text:p>
        </text:list-item>
        <text:list-item>
          <text:p text:style-name="P26">expose_event</text:p>
        </text:list-item>
        <text:list-item>
          <text:p text:style-name="P26">key_press_event</text:p>
        </text:list-item>
        <text:list-item>
          <text:p text:style-name="P26">key_release_event</text:p>
        </text:list-item>
        <text:list-item>
          <text:p text:style-name="P26">enter_notify_event</text:p>
        </text:list-item>
        <text:list-item>
          <text:p text:style-name="P26">leave_notify_event</text:p>
        </text:list-item>
        <text:list-item>
          <text:p text:style-name="P26">configure_event</text:p>
        </text:list-item>
        <text:list-item>
          <text:p text:style-name="P26">focus_in_event</text:p>
        </text:list-item>
        <text:list-item>
          <text:p text:style-name="P26">focus_out_event</text:p>
        </text:list-item>
        <text:list-item>
          <text:p text:style-name="P26">map_event</text:p>
        </text:list-item>
        <text:list-item>
          <text:p text:style-name="P26">unmap_event</text:p>
        </text:list-item>
        <text:list-item>
          <text:p text:style-name="P26">property_notify_event</text:p>
        </text:list-item>
        <text:list-item>
          <text:p text:style-name="P26">selection_clear_event</text:p>
        </text:list-item>
        <text:list-item>
          <text:p text:style-name="P26">selection_request_event</text:p>
        </text:list-item>
        <text:list-item>
          <text:p text:style-name="P26">selection_notify_event</text:p>
        </text:list-item>
        <text:list-item>
          <text:p text:style-name="P26">proximity_in_event</text:p>
        </text:list-item>
        <text:list-item>
          <text:p text:style-name="P26">proximity_out_event</text:p>
        </text:list-item>
        <text:list-item>
          <text:p text:style-name="P26">visibility_notify_event</text:p>
        </text:list-item>
        <text:list-item>
          <text:p text:style-name="P26">client_event</text:p>
        </text:list-item>
        <text:list-item>
          <text:p text:style-name="P26">no_expose_event</text:p>
        </text:list-item>
        <text:list-item>
          <text:p text:style-name="P26">window_state_event</text:p>
        </text:list-item>
      </text:list>
      <text:p text:style-name="P3"/>
      <text:p text:style-name="P3">Representasi tipe data Python dapat dibaca pada referensi untuk gtk.gdk.Event. </text:p>
      <text:p text:style-name="P3"/>
      <text:p text:style-name="P3"><text:span text:style-name="T1">event_simple.py</text:span>:</text:p>
      <text:p text:style-name="P3">#!/usr/bin/env python</text:p>
      <text:p text:style-name="P3"/>
      <text:p text:style-name="P3">import pygtk</text:p>
      <text:p text:style-name="P3">pygtk.require('2.0')</text:p>
      <text:p text:style-name="P3">import gtk</text:p>
      <text:p text:style-name="P3"/>
      <text:p text:style-name="P3">class Main:</text:p>
      <text:p text:style-name="P3"><text:s text:c="4"/>def __init__(self):</text:p>
      <text:p text:style-name="P3"><text:s text:c="8"/>self.window = gtk.Window(gtk.WINDOW_TOPLEVEL)</text:p>
      <text:p text:style-name="P3"><text:s text:c="8"/>self.window.set_title('Event')</text:p>
      <text:p text:style-name="P3"><text:s text:c="8"/>self.window.connect('destroy', self.destroy)</text:p>
      <text:p text:style-name="P3"><text:s text:c="8"/>self.window.connect('delete_event', self.delete_event)</text:p>
      <text:p text:style-name="P3"/>
      <text:p text:style-name="P3"><text:s text:c="8"/>self.window.show_all()</text:p>
      <text:p text:style-name="P3"><text:s text:c="8"/></text:p>
      <text:p text:style-name="P3"><text:s text:c="4"/>def delete_event(self, widget, event, data=None):</text:p>
      <text:p text:style-name="P3"><text:s text:c="8"/>#return True #will NOT be destroyed</text:p>
      <text:p text:style-name="P3"><text:s text:c="8"/>return False #will be destroyed</text:p>
      <text:p text:style-name="P3"><text:s text:c="8"/></text:p>
      <text:p text:style-name="P3"><text:s text:c="4"/>def destroy(self, widget):</text:p>
      <text:p text:style-name="P3"><text:soft-page-break/><text:s text:c="8"/>gtk.main_quit()</text:p>
      <text:p text:style-name="P3"><text:s text:c="4"/></text:p>
      <text:p text:style-name="P3">app = Main()</text:p>
      <text:p text:style-name="P3">gtk.main()</text:p>
      <text:p text:style-name="P3"><text:s text:c="4"/></text:p>
      <text:p text:style-name="P3"/>
      <text:p text:style-name="P3"/>
      <text:p text:style-name="P3"><text:span text:style-name="T1">event_3button.py</text:span>:</text:p>
      <text:p text:style-name="P3">#!/usr/bin/env python</text:p>
      <text:p text:style-name="P3"/>
      <text:p text:style-name="P3">import pygtk</text:p>
      <text:p text:style-name="P3">pygtk.require('2.0')</text:p>
      <text:p text:style-name="P3">import gtk</text:p>
      <text:p text:style-name="P3"/>
      <text:p text:style-name="P3">class Main:</text:p>
      <text:p text:style-name="P3"><text:s text:c="4"/>def __init__(self):</text:p>
      <text:p text:style-name="P3"><text:s text:c="8"/>self.window = gtk.Window(gtk.WINDOW_TOPLEVEL)</text:p>
      <text:p text:style-name="P3"><text:s text:c="8"/>self.window.set_title('Event')</text:p>
      <text:p text:style-name="P3"><text:s text:c="8"/>self.window.connect('destroy', self.destroy)</text:p>
      <text:p text:style-name="P3"/>
      <text:p text:style-name="P3"><text:s text:c="8"/>self.button = gtk.Button('triple click me')</text:p>
      <text:p text:style-name="P3"><text:s text:c="8"/>self.button.connect('button_press_event', self.button_tripleclick)</text:p>
      <text:p text:style-name="P3"/>
      <text:p text:style-name="P3"><text:s text:c="8"/>self.window.add(self.button)</text:p>
      <text:p text:style-name="P3"/>
      <text:p text:style-name="P3"><text:s text:c="8"/>self.window.show_all()</text:p>
      <text:p text:style-name="P3"><text:s text:c="8"/></text:p>
      <text:p text:style-name="P3"><text:s text:c="4"/>def button_tripleclick(self, widget, event):</text:p>
      <text:p text:style-name="P3"><text:s text:c="8"/>if event.type == gtk.gdk._3BUTTON_PRESS:</text:p>
      <text:p text:style-name="P3"><text:s text:c="12"/>print 'Great!'</text:p>
      <text:p text:style-name="P3"/>
      <text:p text:style-name="P3"><text:s text:c="4"/>def destroy(self, widget):</text:p>
      <text:p text:style-name="P3"><text:s text:c="8"/>gtk.main_quit()</text:p>
      <text:p text:style-name="P3"><text:s text:c="4"/></text:p>
      <text:p text:style-name="P3">app = Main()</text:p>
      <text:p text:style-name="P3">gtk.main()</text:p>
      <text:p text:style-name="P3"><text:s text:c="4"/></text:p>
      <text:p text:style-name="P3"/>
      <text:p text:style-name="P3"/>
      <text:p text:style-name="P3"><text:span text:style-name="T1">event_keypress.py</text:span>:</text:p>
      <text:p text:style-name="P3">#!/usr/bin/env python</text:p>
      <text:p text:style-name="P3"/>
      <text:p text:style-name="P3">import pygtk</text:p>
      <text:p text:style-name="P3">pygtk.require('2.0')</text:p>
      <text:p text:style-name="P3">import gtk</text:p>
      <text:p text:style-name="P3"/>
      <text:p text:style-name="P3">class Main:</text:p>
      <text:p text:style-name="P3"><text:s text:c="4"/>def __init__(self):</text:p>
      <text:p text:style-name="P3"><text:s text:c="8"/>self.window = gtk.Window(gtk.WINDOW_TOPLEVEL)</text:p>
      <text:p text:style-name="P3"><text:s text:c="8"/>self.window.set_title('Event')</text:p>
      <text:p text:style-name="P3"><text:s text:c="8"/>self.window.set_size_request(300, 200)</text:p>
      <text:p text:style-name="P3"><text:s text:c="8"/>self.window.connect('destroy', self.destroy)</text:p>
      <text:p text:style-name="P3"><text:soft-page-break/></text:p>
      <text:p text:style-name="P3"><text:s text:c="8"/>self.label = gtk.Label()</text:p>
      <text:p text:style-name="P3"/>
      <text:p text:style-name="P4"><text:s text:c="8"/>self.window.connect('key_press_event', self.window_keypress, self.label)</text:p>
      <text:p text:style-name="P3"/>
      <text:p text:style-name="P3"><text:s text:c="8"/>self.window.add(self.label)</text:p>
      <text:p text:style-name="P3"/>
      <text:p text:style-name="P3"><text:s text:c="8"/>self.window.show_all()</text:p>
      <text:p text:style-name="P3"><text:s text:c="8"/></text:p>
      <text:p text:style-name="P3"><text:s text:c="4"/>def window_keypress(self, widget, event, label):</text:p>
      <text:p text:style-name="P3"><text:s text:c="8"/>label.set_label(event.string)</text:p>
      <text:p text:style-name="P3"/>
      <text:p text:style-name="P3"><text:s text:c="4"/>def destroy(self, widget):</text:p>
      <text:p text:style-name="P3"><text:s text:c="8"/>gtk.main_quit()</text:p>
      <text:p text:style-name="P3"><text:s text:c="4"/></text:p>
      <text:p text:style-name="P3">app = Main()</text:p>
      <text:p text:style-name="P3">gtk.main()</text:p>
      <text:p text:style-name="P3"><text:s text:c="4"/></text:p>
      <text:p text:style-name="P3"/>
      <text:p text:style-name="P3"/>
      <text:p text:style-name="P3"><text:span text:style-name="T1">event_keypress2.py</text:span>:</text:p>
      <text:p text:style-name="P3">#!/usr/bin/env python</text:p>
      <text:p text:style-name="P3"/>
      <text:p text:style-name="P3">import pygtk</text:p>
      <text:p text:style-name="P3">pygtk.require('2.0')</text:p>
      <text:p text:style-name="P3">import gtk</text:p>
      <text:p text:style-name="P3"/>
      <text:p text:style-name="P3">class Main:</text:p>
      <text:p text:style-name="P3"><text:s text:c="4"/>def __init__(self):</text:p>
      <text:p text:style-name="P3"><text:s text:c="8"/>self.window = gtk.Window(gtk.WINDOW_TOPLEVEL)</text:p>
      <text:p text:style-name="P3"><text:s text:c="8"/>self.window.set_title('Event')</text:p>
      <text:p text:style-name="P3"><text:s text:c="8"/>self.window.set_size_request(500, 200)</text:p>
      <text:p text:style-name="P3"><text:s text:c="8"/>self.window.connect('destroy', self.destroy)</text:p>
      <text:p text:style-name="P3"/>
      <text:p text:style-name="P3"><text:s text:c="8"/>self.label = gtk.Label()</text:p>
      <text:p text:style-name="P3"/>
      <text:p text:style-name="P4"><text:s text:c="8"/>self.window.connect('key_press_event', self.window_keypress, self.label)</text:p>
      <text:p text:style-name="P3"/>
      <text:p text:style-name="P3"><text:s text:c="8"/>self.window.add(self.label)</text:p>
      <text:p text:style-name="P3"/>
      <text:p text:style-name="P3"><text:s text:c="8"/>self.window.show_all()</text:p>
      <text:p text:style-name="P3"><text:s text:c="8"/></text:p>
      <text:p text:style-name="P3"><text:s text:c="4"/>def window_keypress(self, widget, event, label):</text:p>
      <text:p text:style-name="P3"><text:s text:c="8"/>state = event.state.value_names</text:p>
      <text:p text:style-name="P3"><text:s text:c="8"/>if state:</text:p>
      <text:p text:style-name="P3"><text:s text:c="12"/>text = <text:s/>'+'.join(state) + ' ' + event.string</text:p>
      <text:p text:style-name="P3"><text:s text:c="8"/>else:</text:p>
      <text:p text:style-name="P3"><text:s text:c="12"/>text = event.string</text:p>
      <text:p text:style-name="P3"><text:s text:c="8"/>label.set_label(text)</text:p>
      <text:p text:style-name="P3"/>
      <text:p text:style-name="P3"><text:soft-page-break/><text:s text:c="4"/>def destroy(self, widget):</text:p>
      <text:p text:style-name="P3"><text:s text:c="8"/>gtk.main_quit()</text:p>
      <text:p text:style-name="P3"><text:s text:c="4"/></text:p>
      <text:p text:style-name="P3">app = Main()</text:p>
      <text:p text:style-name="P3">gtk.main()</text:p>
      <text:p text:style-name="P3"><text:s text:c="4"/></text:p>
      <text:p text:style-name="P3"/>
      <text:p text:style-name="P3"/>
      <text:p text:style-name="P3"/>
      <text:p text:style-name="P5">Catatan contoh<text:span text:style-name="T2">:</text:span></text:p>
      <text:list xml:id="list42528642" text:style-name="L19">
        <text:list-item>
          <text:p text:style-name="P27">Contoh event_simple.py mendemonstrasikan delete_event untuk window (window ditutup). Apabila callback mengembalikan True, maka event dianggap telah ditangani. Window tidak ditutup. Apabila mengembalikan False, maka window ditutup. Penanganan event seperti ini umum ditemukan seperti pada konfirmasi keluar dari program. </text:p>
        </text:list-item>
        <text:list-item>
          <text:p text:style-name="P27">Contoh event_3button.py mendemonstrasikan button_press_event. Tulisan 'Great!' akan dicetak ke stdout apabila tombol ditriple-click. Event button_press_event adalah event ketika tombol mouse ditekan. Kita perlu memeriksa atribut type milik event untuk mengetahui apakah tombol mouse ditriple-click (gtk.gdk._3BUTTON_PRESS).</text:p>
        </text:list-item>
        <text:list-item>
          <text:p text:style-name="P27">Contoh event_keypress.py mendemonstrasikan key_press_event. Apa yang dilakukan hanyalah mengatur label milik self.label menjadi event.string.</text:p>
        </text:list-item>
        <text:list-item>
          <text:p text:style-name="P27">Contoh event_keypress2.py melengkapi event_keypress2.py sehingga dapat mendeteksi penekanan CTRL, SHIFT, ALT(MOD1) dan lainnya.</text:p>
        </text:list-item>
      </text:list>
      <text:p text:style-name="P3"/>
      <text:p text:style-name="P3"/>
      <text:p text:style-name="P3"/>
      <text:p text:style-name="P3"/>
      <text:p text:style-name="P3"/>
      <text:p text:style-name="P3"/>
      <text:h text:style-name="P8" text:outline-level="1"><text:bookmark text:name="__RefHeading__4733_900447525"/>6. Beragam widget<text:bookmark-end text:name="__RefHeading__4733_900447525"/></text:h>
      <text:p text:style-name="P3">GTK+ menyediakan widget set lengkap untuk membangun aplikasi GUI. Widget-widget tersebut diturunkan dari gtk.Widget, dan memiliki diantaranya beberapa method berikut:</text:p>
      <text:list xml:id="list42547003" text:style-name="L20">
        <text:list-item>
          <text:p text:style-name="P28">set_sensitive(sensitive). Apabila True, maka widget dapat digunakan (enabled). Sebaliknya, widget tidak dapat digunakan (disabled).</text:p>
        </text:list-item>
        <text:list-item>
          <text:p text:style-name="P28">show(). Menampilkan widget.</text:p>
        </text:list-item>
        <text:list-item>
          <text:p text:style-name="P28">show_all(). Menampilkan widget dan setiap child widget.</text:p>
        </text:list-item>
        <text:list-item>
          <text:p text:style-name="P28">hide(). Menyembunyikan widget.</text:p>
        </text:list-item>
        <text:list-item>
          <text:p text:style-name="P28">hide_all(). Menyembunyikan widget dan setiap child widget.</text:p>
        </text:list-item>
        <text:list-item>
          <text:p text:style-name="P28">destroy(). Menghapus widget. Apabila widget berada dalam container, maka widget akan dihapus dari container. <text:s/>Apabila widget adalah toplevel, maka semua child widget juga akan dihapus. Oleh karena itu, destroy() umumnya hanya perlu digunakan pada toplevel.</text:p>
        </text:list-item>
        <text:list-item>
          <text:p text:style-name="P28">reparent(new_parent). Memindahkan widget dari satu container ke container lainnya.</text:p>
        </text:list-item>
        <text:list-item>
          <text:p text:style-name="P28">grab_focus(). Menjadikan widget memiliki fokus keyboard.</text:p>
        </text:list-item>
        <text:list-item>
          <text:p text:style-name="P28">grab_default(). Menjadikan suatu widget menjadi default, yang dapat diaktifkan ketika user menekan Enter. </text:p>
        </text:list-item>
        <text:list-item>
          <text:p text:style-name="P28">set_size_request(width, height). Mengatur ukuran minimum widget.</text:p>
        </text:list-item>
      </text:list>
      <text:p text:style-name="P3"/>
      <text:p text:style-name="P3">Untuk informasi selengkapnya, lihatlah class reference untuk widget yang digunakan, ditambah dengan class reference untuk class-class orangtuanya. </text:p>
      <text:p text:style-name="P3"/>
      <text:h text:style-name="Heading_20_2" text:outline-level="2"><text:bookmark text:name="__RefHeading__4735_900447525"/>gtk.Label<text:bookmark-end text:name="__RefHeading__4735_900447525"/></text:h>
      <text:p text:style-name="P3">Widget untuk menampilkan teks terbatas, yang hanya dapat dibaca. </text:p>
      <text:p text:style-name="P3"/>
      <text:p text:style-name="P3">gtk.Label(str=None)</text:p>
      <text:p text:style-name="P3"/>
      <text:p text:style-name="P3"><text:span text:style-name="T1">Contoh</text:span>:</text:p>
      <text:p text:style-name="P3">w = gtk.Label('Hello')</text:p>
      <text:p text:style-name="P3"/>
      <text:p text:style-name="P3"/>
      <text:h text:style-name="Heading_20_2" text:outline-level="2"><text:bookmark text:name="__RefHeading__4737_900447525"/>gtk.Button<text:bookmark-end text:name="__RefHeading__4737_900447525"/></text:h>
      <text:p text:style-name="P3">Widget tombol, yang dapat pula berisikan gambar tertentu (stock atau eksternal). Gunakan underscore sebelum karakter accelerator key dalam label button.</text:p>
      <text:p text:style-name="P3"/>
      <text:p text:style-name="P3">gtk.Button(label=None, stock=None, use_underline=True)</text:p>
      <text:p text:style-name="P3"/>
      <text:p text:style-name="P3"><text:span text:style-name="T1">Contoh</text:span>:</text:p>
      <text:p text:style-name="P3">w = gtk.Button('_Save', gtk.STOCK_SAVE)</text:p>
      <text:p text:style-name="P3"/>
      <text:p text:style-name="P3"/>
      <text:h text:style-name="Heading_20_2" text:outline-level="2"><text:bookmark text:name="__RefHeading__4739_900447525"/><text:soft-page-break/>gtk.ToggleButton<text:bookmark-end text:name="__RefHeading__4739_900447525"/></text:h>
      <text:p text:style-name="P3">Merupakan button dengan fitur dapat di-toggle. Gunakan underscore sebelum karakter accelerator key dalam label button.</text:p>
      <text:p text:style-name="P3"/>
      <text:p text:style-name="P3">gtk.ToggleButton(label=None, use_underline=True)</text:p>
      <text:p text:style-name="P3"/>
      <text:p text:style-name="P3">Contoh:</text:p>
      <text:p text:style-name="P3">w = gtk.ToggleButton('Option _1')</text:p>
      <text:p text:style-name="P3"/>
      <text:h text:style-name="Heading_20_2" text:outline-level="2"><text:bookmark text:name="__RefHeading__4741_900447525"/>gtk.CheckButton<text:bookmark-end text:name="__RefHeading__4741_900447525"/></text:h>
      <text:p text:style-name="P3">Merupakan toggle button dengan checkbox dan label. Gunakan underscore sebelum karakter accelerator key dalam label button.</text:p>
      <text:p text:style-name="P3"/>
      <text:p text:style-name="P3">gtk.CheckButton(label=None, use_underline=True)</text:p>
      <text:p text:style-name="P3"/>
      <text:p text:style-name="P3"><text:span text:style-name="T1">Contoh</text:span>:</text:p>
      <text:p text:style-name="P3">w = gtk.CheckButton('Option _1')</text:p>
      <text:p text:style-name="P3"/>
      <text:p text:style-name="P3"/>
      <text:h text:style-name="Heading_20_2" text:outline-level="2"><text:bookmark text:name="__RefHeading__4743_900447525"/>gtk.RadioButton<text:bookmark-end text:name="__RefHeading__4743_900447525"/></text:h>
      <text:p text:style-name="P3">Merupakan checkbutton namun hanya satu yang dapat aktif dalam satu group. Dapat digunakan sebagai pilihan berganda. </text:p>
      <text:p text:style-name="P3"/>
      <text:p text:style-name="P3">gtk.RadioButton(group=None, label=None, use_underline=True)</text:p>
      <text:p text:style-name="P3"/>
      <text:p text:style-name="P3"><text:span text:style-name="T1">Catatan</text:span>:</text:p>
      <text:list xml:id="list42519366" text:style-name="L21">
        <text:list-item>
          <text:p text:style-name="P29">Argumen group akan membentuk group radio button.</text:p>
        </text:list-item>
        <text:list-item>
          <text:p text:style-name="P29">Group baru: group = None. </text:p>
        </text:list-item>
        <text:list-item>
          <text:p text:style-name="P29">Anggota group: group = radio button yang mengawali group. </text:p>
        </text:list-item>
        <text:list-item>
          <text:p text:style-name="P29">Group dapat pula diset dengan set_group(group). </text:p>
        </text:list-item>
      </text:list>
      <text:p text:style-name="P3"/>
      <text:p text:style-name="P3"><text:span text:style-name="T1">Contoh</text:span>:</text:p>
      <text:p text:style-name="P3"/>
      <text:p text:style-name="P2"/>
      <text:p text:style-name="P2">w1 = gtk.RadioButton(None, 'Option _1')</text:p>
      <text:p text:style-name="P2">w2 = gtk.RadioButton(w1, 'Option _2')</text:p>
      <text:p text:style-name="P2">w3 = gtk.RadioButton(w1, 'Option _3')</text:p>
      <text:p text:style-name="P2"/>
      <text:p text:style-name="P2"/>
      <text:h text:style-name="Heading_20_2" text:outline-level="2"><text:bookmark text:name="__RefHeading__4745_900447525"/>gtk.SpinButton<text:bookmark-end text:name="__RefHeading__4745_900447525"/></text:h>
      <text:p text:style-name="P3">SpinButton dapat digunakan untuk mendapatkan nilai integer atau floating-point dari user, dimana user dapat klik pada tombol panah atas dan bawah untuk menambahkan atau mengurangi nilai. </text:p>
      <text:p text:style-name="P3"/>
      <text:p text:style-name="P3">gtk.SpinButton(adjustment=None, climb_rate=0.0, digits=0)</text:p>
      <text:p text:style-name="P3"/>
      <text:p text:style-name="P3"><text:soft-page-break/><text:span text:style-name="T1">Catatan</text:span>:</text:p>
      <text:p text:style-name="P3">Untuk memudahkan pengaturan nilai, batas bawah, batas atas, increment, page increment dan page size, buatlah gtk.Adjustment terlebih dahulu.</text:p>
      <text:p text:style-name="P3"/>
      <text:p text:style-name="P3">gtk.Adjustment(value=0, lower=0, upper=0, step_incr=0, page_incr=0, page_size=0)</text:p>
      <text:p text:style-name="P3"/>
      <text:p text:style-name="P3"><text:span text:style-name="T1">Contoh</text:span>:</text:p>
      <text:p text:style-name="P3"/>
      <text:p text:style-name="P3">adj = gtk.Adjustment(0, 0, 10, 1, 4)</text:p>
      <text:p text:style-name="P3">w = gtk.SpinButton(adj)</text:p>
      <text:p text:style-name="P3"/>
      <text:p text:style-name="P3"/>
      <text:h text:style-name="Heading_20_2" text:outline-level="2"><text:bookmark text:name="__RefHeading__4747_900447525"/>gtk.ColorButton<text:bookmark-end text:name="__RefHeading__4747_900447525"/></text:h>
      <text:p text:style-name="P3">Merupakan button yang ketika diklik, akan membuka dialog pemilihan warna. Warna yang dipilih kemudian akan tampil pada button.</text:p>
      <text:p text:style-name="P3"/>
      <text:p text:style-name="P3">gtk.ColorButton(color=gtk.gdk.Color(0,0,0))</text:p>
      <text:p text:style-name="P3"/>
      <text:p text:style-name="P3"><text:span text:style-name="T1">Catatan</text:span>:</text:p>
      <text:list xml:id="list42522366" text:style-name="L22">
        <text:list-item>
          <text:p text:style-name="P30">Untuk mendapatkan warna aktif/yang dipilih, gunakanlah get_color(), yang akan mengembalikan objek gtk.gdk.Color.</text:p>
        </text:list-item>
      </text:list>
      <text:p text:style-name="P3"/>
      <text:p text:style-name="P3">gtk.gdk.Color(red=0, green=0, blue=0, pixel=0)</text:p>
      <text:p text:style-name="P3"/>
      <text:list xml:id="list42532873" text:style-name="L23">
        <text:list-item>
          <text:p text:style-name="P31">Widget untuk pemilihan warna (yang tampil pada dialog) adalah gtk.ColorSelection.</text:p>
        </text:list-item>
        <text:list-item>
          <text:p text:style-name="P31">Dialog untuk pemilihan warna adalah gtk.ColorSelectionDialog. </text:p>
        </text:list-item>
      </text:list>
      <text:p text:style-name="P3"/>
      <text:p text:style-name="P3"/>
      <text:p text:style-name="P3"><text:span text:style-name="T1">Contoh</text:span>:</text:p>
      <text:p text:style-name="P3"/>
      <text:p text:style-name="P3">w = gtk.ColorButton()</text:p>
      <text:h text:style-name="Heading_20_2" text:outline-level="2"/>
      <text:h text:style-name="Heading_20_2" text:outline-level="2"><text:bookmark text:name="__RefHeading__4749_900447525"/>gtk.FontButton<text:bookmark-end text:name="__RefHeading__4749_900447525"/></text:h>
      <text:p text:style-name="P3">Merupakan button yang ketika diklik, akan membuka dialog pemilihan font. Font yang dipilih kemudian akan tampil pada button.</text:p>
      <text:p text:style-name="P3"/>
      <text:p text:style-name="P3">gtk.FontButton(fontname=None)</text:p>
      <text:p text:style-name="P3"/>
      <text:p text:style-name="P3"><text:span text:style-name="T1">Catatan</text:span>:</text:p>
      <text:list xml:id="list42530126" text:style-name="L24">
        <text:list-item>
          <text:p text:style-name="P32">Gunakan get_font_name() untuk mendapatkan nama font.</text:p>
        </text:list-item>
      </text:list>
      <text:list xml:id="list42540458" text:continue-list="list42532873" text:style-name="L23">
        <text:list-item text:start-value="1">
          <text:p text:style-name="P31">Widget untuk pemilihan font (yang tampil pada dialog) adalah gtk.FontSelection.</text:p>
        </text:list-item>
        <text:list-item>
          <text:p text:style-name="P31">Dialog untuk pemilihan font adalah gtk.FontSelectionDialog. </text:p>
        </text:list-item>
      </text:list>
      <text:p text:style-name="P3"/>
      <text:p text:style-name="P3"><text:soft-page-break/><text:span text:style-name="T1">Contoh</text:span>:</text:p>
      <text:p text:style-name="P3">w = gtk.FontButton()</text:p>
      <text:p text:style-name="P3"/>
      <text:p text:style-name="P3"/>
      <text:h text:style-name="Heading_20_2" text:outline-level="2"><text:bookmark text:name="__RefHeading__4751_900447525"/>gtk.FileChooserButton<text:bookmark-end text:name="__RefHeading__4751_900447525"/></text:h>
      <text:p text:style-name="P3">Merupakan button yang ketika diklik, akan membuka dialog pemilihan file. Nama file yang dipilih kemudian akan tampil pada button.</text:p>
      <text:p text:style-name="P3"/>
      <text:p text:style-name="P3">gtk.FileChooserButton(title, backend=None)</text:p>
      <text:p text:style-name="P3">gtk.FileChooserButton(dialog)</text:p>
      <text:p text:style-name="P3"/>
      <text:p text:style-name="P3"><text:span text:style-name="T1">Catatan</text:span>:</text:p>
      <text:list xml:id="list42534292" text:style-name="L25">
        <text:list-item>
          <text:p text:style-name="P33">Untuk mendapatkan pilihan user dan pengaturan lainnya, lihatlah method-method pada referensi class gtk.FileChooser.</text:p>
        </text:list-item>
        <text:list-item>
          <text:p text:style-name="P33">Dialog untuk pemilihan file adalah gtk.FileChooserDialog. </text:p>
        </text:list-item>
        <text:list-item>
          <text:p text:style-name="P33">Lihatlah juga gtk.FileChooserWidget dan gtk.FileSelection.</text:p>
        </text:list-item>
      </text:list>
      <text:p text:style-name="P3"/>
      <text:p text:style-name="P3"><text:span text:style-name="T1">Contoh</text:span>:</text:p>
      <text:p text:style-name="P3">w = gtk.FileChooserButton('Pilih file')</text:p>
      <text:p text:style-name="P3">w.set_current_folder('/tmp')</text:p>
      <text:p text:style-name="P3"/>
      <text:h text:style-name="Heading_20_2" text:outline-level="2"><text:bookmark text:name="__RefHeading__4753_900447525"/>gtk.Entry<text:bookmark-end text:name="__RefHeading__4753_900447525"/></text:h>
      <text:p text:style-name="P3">Entry adalah widget yang menyediakan input berupa satu baris teks. </text:p>
      <text:p text:style-name="P3"/>
      <text:p text:style-name="P3">gtk.Entry(max=0)</text:p>
      <text:p text:style-name="P3"/>
      <text:p text:style-name="P3"><text:span text:style-name="T1">Catatan</text:span>:</text:p>
      <text:list xml:id="list42533109" text:style-name="L26">
        <text:list-item>
          <text:p text:style-name="P34">Untuk input berupa password, dimana setiap karakter yang diketik user di-mask dengan karakter tertentu, seperti * atau x, lakukan langkah-langkah:</text:p>
          <text:list>
            <text:list-item>
              <text:p text:style-name="P34">set_visibility(False)</text:p>
            </text:list-item>
            <text:list-item>
              <text:p text:style-name="P34">set_invisible_char(ch). Contoh: set_invisible_char('x'). Nilai default ch adalah *. </text:p>
            </text:list-item>
          </text:list>
        </text:list-item>
        <text:list-item>
          <text:p text:style-name="P34">Untuk mendapatkan teks yang diinput, gunakanlah get_text(). </text:p>
        </text:list-item>
        <text:list-item>
          <text:p text:style-name="P34">Untuk dapat bekerja dengan text completion (dari sejumlah predefined-text), sehingga user dapat menekan beberapa karakter pertama dan sebuah popup akan ditampilkan sesuai input user, lakukanlah langkah-langkah berikut:</text:p>
          <text:list>
            <text:list-item>
              <text:p text:style-name="P34">Buat sebuah gtk.ListStore dengan satu kolom bertipe str. </text:p>
            </text:list-item>
            <text:list-item>
              <text:p text:style-name="P34">Tambahkan setiap predefined-text ke objek gtk.ListStore yang dibuat, dalam bentuk sequence (contoh: list). </text:p>
            </text:list-item>
            <text:list-item>
              <text:p text:style-name="P34">Buat sebuah gtk.EntryCompletion dan set_model ke objek gtk.ListStore yang dibuat sebelumnya. </text:p>
            </text:list-item>
            <text:list-item>
              <text:p text:style-name="P34">Tentukan kolom pada model untuk mendapatkan teks. Dalam contoh completionn sederhana ini, teks didapat dari kolom 0. Gunakanlah gtk.EntryCompletion.set_text_column(0).</text:p>
            </text:list-item>
            <text:list-item>
              <text:p text:style-name="P34">Set completion Entry dengan gtk.Entry.set_completion(completion).</text:p>
            </text:list-item>
            <text:list-item>
              <text:p text:style-name="P34">Lebih lanjut, lihatlah pada contoh 4.</text:p>
            </text:list-item>
          </text:list>
        </text:list-item>
      </text:list>
      <text:p text:style-name="P3"><text:soft-page-break/></text:p>
      <text:p text:style-name="P3"><text:span text:style-name="T1">Contoh 1</text:span>:</text:p>
      <text:p text:style-name="P3">w = gtk.Entry(3) #maksimal 3</text:p>
      <text:p text:style-name="P3"/>
      <text:p text:style-name="P3"><text:span text:style-name="T1">Contoh 2</text:span>:</text:p>
      <text:p text:style-name="P3">w = gtk.Entry()</text:p>
      <text:p text:style-name="P3">w.set_text('input your password here')</text:p>
      <text:p text:style-name="P3"/>
      <text:p text:style-name="P3"><text:span text:style-name="T1">Contoh 3</text:span>:</text:p>
      <text:p text:style-name="P3">w = gtk.Entry()</text:p>
      <text:p text:style-name="P3">w.set_visibility(False)</text:p>
      <text:p text:style-name="P3">w.set_invisible_char('x')</text:p>
      <text:p text:style-name="P3"/>
      <text:p text:style-name="P3"><text:span text:style-name="T1">Contoh 4</text:span>:</text:p>
      <text:p text:style-name="P3">w = gtk.Entry()</text:p>
      <text:p text:style-name="P3"><text:s text:c="8"/></text:p>
      <text:p text:style-name="P3">liststore = gtk.ListStore(str)</text:p>
      <text:p text:style-name="P3">texts = ['abc', 'bcd', 'bce', 'cde', 'cdf', 'def', 'deg']</text:p>
      <text:p text:style-name="P3">for t in texts:</text:p>
      <text:p text:style-name="P3"><text:tab/>liststore.append([t])</text:p>
      <text:p text:style-name="P3"><text:s text:c="12"/></text:p>
      <text:p text:style-name="P3">completion = gtk.EntryCompletion()</text:p>
      <text:p text:style-name="P3">completion.set_model(liststore)</text:p>
      <text:p text:style-name="P3">completion.set_text_column(0)</text:p>
      <text:p text:style-name="P3"><text:s text:c="8"/></text:p>
      <text:p text:style-name="P3">w.set_completion(completion)</text:p>
      <text:p text:style-name="P3"/>
      <text:h text:style-name="Heading_20_2" text:outline-level="2"><text:bookmark text:name="__RefHeading__4755_900447525"/>gtk.ComboBox<text:bookmark-end text:name="__RefHeading__4755_900447525"/></text:h>
      <text:p text:style-name="P3">ComboBox menyediakan pilihan untuk user, dalam bentuk drop down list. ComboBox di PyGTK dapat digunakan setidaknya dengan dua cara:</text:p>
      <text:list xml:id="list42521832" text:style-name="L27">
        <text:list-item>
          <text:p text:style-name="P35">cara sederhana</text:p>
        </text:list-item>
        <text:list-item>
          <text:p text:style-name="P35">menggunakan gtk.TreeModel</text:p>
        </text:list-item>
      </text:list>
      <text:p text:style-name="P3"/>
      <text:p text:style-name="P5">Cara sederhana</text:p>
      <text:p text:style-name="P3">Dalam cara sederhana, combobox dibuat dengan:</text:p>
      <text:p text:style-name="P3"/>
      <text:p text:style-name="P3">gtk.combo_box_new_text()</text:p>
      <text:p text:style-name="P3"/>
      <text:p text:style-name="P3">Fungsi tersebut akan mengembalikan objek gtk.ComboBox untuk item berupa teks. Selanjutnya, untuk bekerja dengan combobox:</text:p>
      <text:list xml:id="list42526397" text:style-name="L28">
        <text:list-item>
          <text:p text:style-name="P36">append (menambahkan di akhir) teks: gtk.ComboBox.append_text(text)</text:p>
        </text:list-item>
        <text:list-item>
          <text:p text:style-name="P36">insert teks: gtk.ComboBox.insert_text(position, text)</text:p>
        </text:list-item>
        <text:list-item>
          <text:p text:style-name="P36">prepend (menambahkan di awal): gtk.ComboBox.prepend_text(text)</text:p>
        </text:list-item>
        <text:list-item>
          <text:p text:style-name="P36">menghapus teks: gtk.ComboBox.remove_text(position)</text:p>
        </text:list-item>
        <text:list-item>
          <text:p text:style-name="P36">mendapatkan item terpilih: gtk.ComboBox.get_active_text()</text:p>
        </text:list-item>
      </text:list>
      <text:p text:style-name="P3"/>
      <text:p text:style-name="P3">Contoh:</text:p>
      <text:p text:style-name="P3"/>
      <text:p text:style-name="P3">w = gtk.combo_box_new_text()</text:p>
      <text:p text:style-name="P3">w.append_text('Pilihan 2')</text:p>
      <text:p text:style-name="P3"><text:soft-page-break/>w.prepend_text('Pilihan 1')</text:p>
      <text:p text:style-name="P3">w.append_text('Pilihan 3')</text:p>
      <text:p text:style-name="P3">w.insert_text(2, 'Pilihan 2 lain')</text:p>
      <text:p text:style-name="P3">w.remove_text(2)</text:p>
      <text:p text:style-name="P3"/>
      <text:p text:style-name="P5">Menggunakan gtk.TreeModel</text:p>
      <text:p text:style-name="P3">Untuk cara yang lebih kompleks, namun fleksibel dan powerful (seperti dapat menambahkan image), combobox dapat dibuat dengan:</text:p>
      <text:p text:style-name="P3"/>
      <text:p text:style-name="P3">gtk.ComboBox(model=None)</text:p>
      <text:p text:style-name="P3"/>
      <text:p text:style-name="P3">Argumen model sendiri adalah gtk.TreeModel. Berikut adalah contoh untuk menghadirkan combobox dengan beberapa item string (model adalah gtk.ListStore). <text:s/></text:p>
      <text:p text:style-name="P3"/>
      <text:p text:style-name="P3">liststore = gtk.ListStore(str)</text:p>
      <text:p text:style-name="P3">texts = ['Pilihan 1', 'Pilihan 2', 'Pilihan 3']</text:p>
      <text:p text:style-name="P3">for t in texts:</text:p>
      <text:p text:style-name="P3"><text:tab/>liststore.append([t])</text:p>
      <text:p text:style-name="P3"><text:s text:c="12"/></text:p>
      <text:p text:style-name="P3">w = gtk.ComboBox(liststore)</text:p>
      <text:p text:style-name="P3">cell = gtk.CellRendererText()</text:p>
      <text:p text:style-name="P3">w.pack_start(cell, True)</text:p>
      <text:p text:style-name="P3">w.add_attribute(cell, 'text', 0)</text:p>
      <text:p text:style-name="P3"/>
      <text:p text:style-name="P5"/>
      <text:p text:style-name="P3"><text:span text:style-name="T1">Catatan</text:span>:</text:p>
      <text:p text:style-name="P3">Untuk menyediakan fasilitas combobox bagi user, namun user dapat mengisikan langsung nilai selain yang terdapat pada pilihan, gunakanlah gtk.ComboBoxEntry. Prinsip penggunaannya mirip dengan gtk.ComboBox dan dapat dibuat secara mudah dengan gtk.combo_box_entry_new_text().</text:p>
      <text:p text:style-name="P3"/>
      <text:p text:style-name="P3">Lihatlah referensi class untuk gtk.ComboBoxEntry.</text:p>
      <text:p text:style-name="P3"/>
      <text:h text:style-name="Heading_20_2" text:outline-level="2"><text:bookmark text:name="__RefHeading__4757_900447525"/>gtk.Frame<text:bookmark-end text:name="__RefHeading__4757_900447525"/></text:h>
      <text:p text:style-name="P3">Frame merupakan sebuah container, dengan bingkai dan label opsional. </text:p>
      <text:p text:style-name="P3"/>
      <text:p text:style-name="P3">gtk.Frame(label=None)</text:p>
      <text:p text:style-name="P3"/>
      <text:p text:style-name="P3"><text:span text:style-name="T1">Contoh</text:span>:</text:p>
      <text:p text:style-name="P3">w = gtk.Frame('Configuration')</text:p>
      <text:p text:style-name="P3"/>
      <text:h text:style-name="Heading_20_2" text:outline-level="2"><text:bookmark text:name="__RefHeading__4759_900447525"/>gtk.Image<text:bookmark-end text:name="__RefHeading__4759_900447525"/></text:h>
      <text:p text:style-name="P3">Image merupakan widget yang dapat menampilkan gambar. Gambar bisa didapat diantaranya dari pixmap, gtk.gdk.image, file, gtk.gdk.Pixbuf, GTK stock, icon set, atau gtk.gdk.PixbufAnimation. </text:p>
      <text:p text:style-name="P3"/>
      <text:p text:style-name="P3">gtk.Image()</text:p>
      <text:p text:style-name="P3"><text:soft-page-break/></text:p>
      <text:p text:style-name="P3"><text:span text:style-name="T1">Catatan</text:span>:</text:p>
      <text:list xml:id="list42543218" text:style-name="L29">
        <text:list-item>
          <text:p text:style-name="P37">Untuk mengambil gambar dari file, gunakan gtk.Image.set_from_file(filename)</text:p>
        </text:list-item>
        <text:list-item>
          <text:p text:style-name="P37">Untuk menghapus gambar, gunakan gtk.Image.clear()</text:p>
        </text:list-item>
      </text:list>
      <text:p text:style-name="P3"/>
      <text:p text:style-name="P3"><text:span text:style-name="T1">Contoh</text:span>:</text:p>
      <text:p text:style-name="P3">w = gtk.Image()</text:p>
      <text:p text:style-name="P3">w.set_from_file('./smile.png')</text:p>
      <text:p text:style-name="P3"/>
      <text:p text:style-name="P3"/>
      <text:h text:style-name="Heading_20_2" text:outline-level="2"><text:bookmark text:name="__RefHeading__4761_900447525"/>gtk.Tooltips<text:bookmark-end text:name="__RefHeading__4761_900447525"/></text:h>
      <text:p text:style-name="P3">Tooltips dapat digunakan untuk menambahkan tips (hint) ke suatu widget. </text:p>
      <text:p text:style-name="P3"/>
      <text:p text:style-name="P3">gtk.Tooltips()</text:p>
      <text:p text:style-name="P3"/>
      <text:p text:style-name="P3"><text:span text:style-name="T1">Catatan</text:span>:</text:p>
      <text:p text:style-name="P3">Gunakan gtk.Tooltips.set_tip(widget, tip_text, tip_private=None) untuk mengatur tip untuk suatu widget dengan tip adalah tip_text.</text:p>
      <text:p text:style-name="P3"/>
      <text:p text:style-name="P3"/>
      <text:p text:style-name="P3"><text:span text:style-name="T1">Contoh</text:span>:</text:p>
      <text:p text:style-name="P3">w = gtk.Button('Klik')</text:p>
      <text:p text:style-name="P3">t = gtk.Tooltips()</text:p>
      <text:p text:style-name="P3">t.set_tip(w, 'Klik untuk keluar dari aplikasi')</text:p>
      <text:p text:style-name="P3"/>
      <text:h text:style-name="Heading_20_2" text:outline-level="2"><text:bookmark text:name="__RefHeading__4763_900447525"/>gtk.Scale<text:bookmark-end text:name="__RefHeading__4763_900447525"/></text:h>
      <text:p text:style-name="P3">Scale dapat digunakan untuk memilih nilai tertentu dalam batasan, dengan mempergunakan slider. Terdapat dua jenis scale:</text:p>
      <text:list xml:id="list42523956" text:style-name="L30">
        <text:list-item>
          <text:p text:style-name="P38">gtk.HScale: gtk.HScale(adjustment=None)</text:p>
        </text:list-item>
        <text:list-item>
          <text:p text:style-name="P38">gtk.VScale: gtk.VScale(adjustment=None)</text:p>
        </text:list-item>
      </text:list>
      <text:p text:style-name="P3"/>
      <text:p text:style-name="P3">Keduanya diturunkan dari gtk.Scale, dan gtk.Scale sendiri diturunkan dari gtk.Range. Beberapa method gtk.Range:</text:p>
      <text:list xml:id="list42529545" text:style-name="L31">
        <text:list-item>
          <text:p text:style-name="P39">mendapatkan value: gtk.Range.get_value()</text:p>
        </text:list-item>
        <text:list-item>
          <text:p text:style-name="P39">mengatur range: gtk.Range.set_range(min, max)</text:p>
        </text:list-item>
        <text:list-item>
          <text:p text:style-name="P39">memberikan nilai tertentu: gtk.Range.set_value(value)</text:p>
        </text:list-item>
        <text:list-item>
          <text:p text:style-name="P39">mengatur adjustment: gtk.Range.set_adjustment(adjustment)</text:p>
        </text:list-item>
      </text:list>
      <text:p text:style-name="P3"/>
      <text:p text:style-name="P3"><text:span text:style-name="T1">Catatan</text:span>:</text:p>
      <text:p text:style-name="P3">Untuk memudahkan pengaturan nilai, batas bawah, batas atas, increment, page increment dan page size, buatlah gtk.Adjustment terlebih dahulu.</text:p>
      <text:p text:style-name="P3"/>
      <text:p text:style-name="P3">gtk.Adjustment(value=0, lower=0, upper=0, step_incr=0, page_incr=0, page_size=0)</text:p>
      <text:p text:style-name="P3"/>
      <text:p text:style-name="P3"><text:span text:style-name="T1">Contoh</text:span>:</text:p>
      <text:p text:style-name="P3">adj = gtk.Adjustment(1, 1, 10, 1)</text:p>
      <text:p text:style-name="P3"><text:soft-page-break/>w = gtk.VScale(adj)</text:p>
      <text:p text:style-name="P3"/>
      <text:h text:style-name="Heading_20_2" text:outline-level="2"><text:bookmark text:name="__RefHeading__4765_900447525"/>gtk.ProgressBar<text:bookmark-end text:name="__RefHeading__4765_900447525"/></text:h>
      <text:p text:style-name="P3">Widget Progressbar umum digunakan untuk menampilkan progres secara visual.</text:p>
      <text:p text:style-name="P3"/>
      <text:p text:style-name="P3">gtk.ProgressBar()</text:p>
      <text:p text:style-name="P3"/>
      <text:p text:style-name="P3"><text:span text:style-name="T1">Catatan</text:span>:</text:p>
      <text:list xml:id="list42528814" text:style-name="L32">
        <text:list-item>
          <text:p text:style-name="P40">Mengatur teks pada progress: gtk.ProgressBar.set_text(text).</text:p>
        </text:list-item>
        <text:list-item>
          <text:p text:style-name="P40">Mengatur nilai pada progress: gtk.ProgressBar.set_fraction(fraction). Nilai fraction antara 0.0 dan 1.0. </text:p>
        </text:list-item>
        <text:list-item>
          <text:p text:style-name="P40">Mendapatkan nilai progress: gtk.ProgressBar.get_fraction(). Nilai fraction antara 0.0 dan 1.0. </text:p>
        </text:list-item>
        <text:list-item>
          <text:p text:style-name="P40">Orientasi progressbar dapat diset dengan: gtk.ProgressBar.set_orientation(orientation), dimana orientation adalah salah satu dari: gtk.PROGRESS_LEFT_TO_RIGHT, gtk.PROGRESS_RIGHT_TO_LEFT, gtk.PROGRESS_BOTTOM_TO_TOP atau gtk.PROGRESS_TOP_TO_BOTTOM. </text:p>
        </text:list-item>
      </text:list>
      <text:p text:style-name="P3"/>
      <text:p text:style-name="P3"><text:span text:style-name="T1">Contoh</text:span>:</text:p>
      <text:p text:style-name="P3">w = gtk.ProgressBar()</text:p>
      <text:p text:style-name="P3">val = 0.5</text:p>
      <text:p text:style-name="P3">w.set_fraction(val)</text:p>
      <text:p text:style-name="P3">w.set_text('Percentage: %d%%' %(val*100))</text:p>
      <text:p text:style-name="P3">w.set_orientation(gtk.PROGRESS_BOTTOM_TO_TOP)</text:p>
      <text:p text:style-name="P3"/>
      <text:p text:style-name="P3"/>
      <text:h text:style-name="Heading_20_2" text:outline-level="2"><text:bookmark text:name="__RefHeading__4767_900447525"/>gtk.ScrolledWindow<text:bookmark-end text:name="__RefHeading__4767_900447525"/></text:h>
      <text:p text:style-name="P3">Widget ScrolledWindow akan menambahkan scrollbar ke child widget. Sangat berguna untuk child widget yang mungkin membutuhkan fungsionalitas scroll seperti gtk.TextView. </text:p>
      <text:p text:style-name="P3"/>
      <text:p text:style-name="P3">gtk.ScrolledWindow(hadjustment=None, vadjustment=None)</text:p>
      <text:p text:style-name="P3"/>
      <text:p text:style-name="P3"><text:span text:style-name="T1">Catatan</text:span>:</text:p>
      <text:p text:style-name="P3">Untuk mengatur bagaimana scrollbar ditampilkan, gunakan:</text:p>
      <text:p text:style-name="P3"/>
      <text:p text:style-name="P3">gtk.ScrolledWindow.set_policy(hscrollbar_policy, vscrollbar_policy)</text:p>
      <text:p text:style-name="P3"/>
      <text:p text:style-name="P3">hscrollbar_policy dan vscrollbar_policy dapat berupa: gtk.POLICY_ALWAYS (scrollbar selalu tampil), gtk.POLICY_AUTOMATIC (scrollbar tampil ketika diperlukan), gtk.POLICY_NEVER (scrollbar tidak pernah ditampilkan). </text:p>
      <text:p text:style-name="P3"/>
      <text:p text:style-name="P3"><text:span text:style-name="T1">Contoh</text:span>:</text:p>
      <text:p text:style-name="P3">Lihat pembahasan gtk.TextView.</text:p>
      <text:p text:style-name="P3"/>
      <text:h text:style-name="Heading_20_2" text:outline-level="2"><text:bookmark text:name="__RefHeading__4769_900447525"/><text:soft-page-break/>gtk.TextView<text:bookmark-end text:name="__RefHeading__4769_900447525"/></text:h>
      <text:p text:style-name="P3">TextView dapat digunakan untuk menampilkan teks, baik sederhana (hanya teks berukuran kecil) ataupun kompleks (teks dengan atribut tertentu ataupun widget, berukuran kecil ataupun besar). </text:p>
      <text:p text:style-name="P3"/>
      <text:p text:style-name="P3">gtk.TextView(buffer=None)</text:p>
      <text:p text:style-name="P3"/>
      <text:p text:style-name="P3"><text:span text:style-name="T1">Catatan</text:span><text:span text:style-name="T2">:</text:span></text:p>
      <text:list xml:id="list42527753" text:style-name="L33">
        <text:list-item>
          <text:p text:style-name="P63">Widget TextView sangatlah powerful. Training hanya akan membahas fungsionalitas dasar, yaitu menampilkan teks.</text:p>
        </text:list-item>
        <text:list-item>
          <text:p text:style-name="P63">Teks yang ditampilkan dan atributnya disimpan dalam gtk.TextBuffer. </text:p>
        </text:list-item>
      </text:list>
      <text:p text:style-name="P6"/>
      <text:p text:style-name="P6">gtk.TextBuffer(table=None)</text:p>
      <text:p text:style-name="P5"/>
      <text:p text:style-name="P3"><text:span text:style-name="T1">Contoh</text:span>:</text:p>
      <text:p text:style-name="P3">text = ''</text:p>
      <text:p text:style-name="P3">for i in range(1, 100):</text:p>
      <text:p text:style-name="P3"><text:tab/>text += 'line %d\n' %(i)</text:p>
      <text:p text:style-name="P3"/>
      <text:p text:style-name="P3">buf <text:s/>= gtk.TextBuffer() <text:s text:c="7"/></text:p>
      <text:p text:style-name="P3">buf.set_text(text)</text:p>
      <text:p text:style-name="P3"><text:s text:c="8"/></text:p>
      <text:p text:style-name="P3">w = gtk.TextView()</text:p>
      <text:p text:style-name="P3">w.set_buffer(buf)</text:p>
      <text:p text:style-name="P3"><text:s text:c="8"/></text:p>
      <text:p text:style-name="P3">scrolled = gtk.ScrolledWindow()</text:p>
      <text:p text:style-name="P3">scrolled.set_policy(gtk.POLICY_AUTOMATIC, gtk.POLICY_AUTOMATIC)</text:p>
      <text:p text:style-name="P3">scrolled.add(w)</text:p>
      <text:p text:style-name="P3"/>
      <text:h text:style-name="Heading_20_2" text:outline-level="2"><text:bookmark text:name="__RefHeading__4771_900447525"/>gtk.Statusbar<text:bookmark-end text:name="__RefHeading__4771_900447525"/></text:h>
      <text:p text:style-name="P3">Statusbar dapat digunakan untuk menampilkan status aplikasi, dan umum diposisikan di bagian bawah window. Widget ini memiliki sebuah resize grip yang dapat digunakan untuk meresize window yang mengandung statusbar. </text:p>
      <text:p text:style-name="P3"/>
      <text:p text:style-name="P3">Statusbar di PyGTK bekerja dengan konsep stack, dimana teks status bisa dipush ke stack atau dipop dari stack. Teks status yang paling atas yang akan ditampilkan. </text:p>
      <text:p text:style-name="P3"/>
      <text:p text:style-name="P3"><text:span text:style-name="T1">Catatan</text:span>:</text:p>
      <text:list xml:id="list42520845" text:style-name="L34">
        <text:list-item>
          <text:p text:style-name="P41">Ketika mem-push sebuah teks status dengan gtk.Statusbar.push(context_id, text), context_id bisa didapatkan dengan gtk.Statusbar.get_context_id(context_description).</text:p>
        </text:list-item>
        <text:list-item>
          <text:p text:style-name="P41">Untuk mem-pop teks status dari stack, gunakan gtk.Statusbar.pop(context_id).</text:p>
        </text:list-item>
        <text:list-item>
          <text:p text:style-name="P41">Untuk menentukan apakah resize grip ditampilkan, gunakan set_has_resize_grip(setting). Argumen setting bernilai True atau False. </text:p>
        </text:list-item>
        <text:list-item>
          <text:p text:style-name="P41">gtk.Statusbar diturunkan dari gtk.HBox dan oleh karenanya, kita dapat menambahkan widget lain (seperti gtk.ProgressBar) ke dalamnya. </text:p>
        </text:list-item>
      </text:list>
      <text:p text:style-name="P3"/>
      <text:p text:style-name="P3"><text:soft-page-break/><text:span text:style-name="T1">Contoh 1</text:span>:</text:p>
      <text:p text:style-name="P3">w = gtk.Statusbar()</text:p>
      <text:p text:style-name="P3">id = w.get_context_id('info')</text:p>
      <text:p text:style-name="P3">w.push(id, 'System ready.')</text:p>
      <text:p text:style-name="P3"/>
      <text:p text:style-name="P3"><text:span text:style-name="T1">Contoh 2</text:span>:</text:p>
      <text:p text:style-name="P3">w = gtk.Statusbar()</text:p>
      <text:p text:style-name="P3">id = w.get_context_id('info')</text:p>
      <text:p text:style-name="P3">w.push(id, 'System ready.')</text:p>
      <text:p text:style-name="P3">w.pop(id) #no more status text</text:p>
      <text:p text:style-name="P3"/>
      <text:p text:style-name="P3"><text:span text:style-name="T1">Contoh 3</text:span>:</text:p>
      <text:p text:style-name="P3">w = gtk.Statusbar()</text:p>
      <text:p text:style-name="P3">id = w.get_context_id('info')</text:p>
      <text:p text:style-name="P3">w.push(id, 'System ready.')</text:p>
      <text:p text:style-name="P3">w.set_has_resize_grip(False)</text:p>
      <text:p text:style-name="P3"/>
      <text:p text:style-name="P3"><text:span text:style-name="T1">Contoh 4</text:span>:</text:p>
      <text:p text:style-name="P3">w = gtk.Statusbar()</text:p>
      <text:p text:style-name="P3">w.push(w.get_context_id('info'), 'System ready.')</text:p>
      <text:p text:style-name="P3">p = gtk.ProgressBar()</text:p>
      <text:p text:style-name="P3">p.set_fraction(0.5)</text:p>
      <text:p text:style-name="P3">w.pack_end(p)</text:p>
      <text:p text:style-name="P3"/>
      <text:h text:style-name="Heading_20_2" text:outline-level="2"><text:bookmark text:name="__RefHeading__4773_900447525"/>gtk.Expander<text:bookmark-end text:name="__RefHeading__4773_900447525"/></text:h>
      <text:p text:style-name="P3">Expander merupakan widget container yang dapat menyembunyikan child widgetnya menggunakan sebuah tombol panah kecil. </text:p>
      <text:p text:style-name="P3"/>
      <text:p text:style-name="P3">gtk.Expander(label=None)</text:p>
      <text:p text:style-name="P5"/>
      <text:p text:style-name="P3"><text:span text:style-name="T1">Catatan</text:span>:</text:p>
      <text:p text:style-name="P3">Agar accelerator key dapat digunakan dengan karakter underline, gunakan gtk.Expander.set_use_underline(use_underline), dengan use_underline adalah True.</text:p>
      <text:p text:style-name="P3"/>
      <text:p text:style-name="P3"><text:span text:style-name="T1">Contoh</text:span>:</text:p>
      <text:p text:style-name="P3">lbl = gtk.Label('Detail text')</text:p>
      <text:p text:style-name="P3">w = gtk.Expander('_Detail')</text:p>
      <text:p text:style-name="P3">w.set_use_underline(True)</text:p>
      <text:p text:style-name="P3">w.add(lbl)</text:p>
      <text:p text:style-name="P3"/>
      <text:h text:style-name="Heading_20_2" text:outline-level="2"><text:bookmark text:name="__RefHeading__4775_900447525"/>gtk.ButtonBox<text:bookmark-end text:name="__RefHeading__4775_900447525"/></text:h>
      <text:p text:style-name="P3">ButtonBox dapat digunakan untuk menempatkan sekelompok tombol secara konsisten. Developer dapat menggunakan:</text:p>
      <text:list xml:id="list42516733" text:style-name="L35">
        <text:list-item>
          <text:p text:style-name="P42">gtk.HButtonBox: gtk.HButtonBox()</text:p>
        </text:list-item>
        <text:list-item>
          <text:p text:style-name="P42">gtk.VButtonBox: gtk.VButtonBox()</text:p>
        </text:list-item>
      </text:list>
      <text:p text:style-name="P3"/>
      <text:p text:style-name="P3"><text:span text:style-name="T1">Catatan</text:span>:</text:p>
      <text:list xml:id="list42523192" text:style-name="L36">
        <text:list-item>
          <text:p text:style-name="P43"><text:soft-page-break/>Untuk mengatur layout tombol, gunakanlah gtk.ButtonBox.set_layout(layout_style) dengan layout_style adalah salah satu dari gtk.BUTTONBOX_SPREAD, gtk.BUTTONBOX_EDGE, gtk.BUTTONBOX_START atau gtk.BUTTONBOX_END.</text:p>
        </text:list-item>
        <text:list-item>
          <text:p text:style-name="P43">Untuk menambahkan tombol, gunakan: gtk.Container.add(widget), gtk.Box.pack_start(child, expand=True, fill=True, padding=0) atau gtk.Box.pack_end(child, expand=True, fill=True, padding=0). </text:p>
        </text:list-item>
        <text:list-item>
          <text:p text:style-name="P43">Untuk mengatur spacing, gunakan: gtk.Box.set_spacing(spacing).</text:p>
        </text:list-item>
      </text:list>
      <text:p text:style-name="P3"/>
      <text:p text:style-name="P3"><text:span text:style-name="T1">Contoh</text:span>:</text:p>
      <text:p text:style-name="P3">b1 = gtk.Button('Button 1')</text:p>
      <text:p text:style-name="P3">b2 = gtk.Button('Button 2')</text:p>
      <text:p text:style-name="P3">b3 = gtk.Button('Button 3')</text:p>
      <text:p text:style-name="P3">b4 = gtk.Button('Button 4')</text:p>
      <text:p text:style-name="P3">w = gtk.HButtonBox()</text:p>
      <text:p text:style-name="P3">w.set_layout(gtk.BUTTONBOX_SPREAD)</text:p>
      <text:p text:style-name="P3">w.pack_start(b1)</text:p>
      <text:p text:style-name="P3">w.pack_start(b2)</text:p>
      <text:p text:style-name="P3">w.pack_start(b3)</text:p>
      <text:p text:style-name="P3">w.pack_start(b4)</text:p>
      <text:p text:style-name="P3"/>
      <text:p text:style-name="P3"/>
      <text:h text:style-name="Heading_20_2" text:outline-level="2"><text:bookmark text:name="__RefHeading__4777_900447525"/>gtk.Paned<text:bookmark-end text:name="__RefHeading__4777_900447525"/></text:h>
      <text:p text:style-name="P3">Paned dapat digunakan untuk menempatkan dua widget, dimana diantara keduanya dipisahkan oleh resizer. Developer dapat menggunakan:</text:p>
      <text:list xml:id="list42530506" text:continue-list="list42516733" text:style-name="L35">
        <text:list-item text:start-value="1">
          <text:p text:style-name="P42">gtk.HPaned: gtk.HPaned()</text:p>
        </text:list-item>
        <text:list-item>
          <text:p text:style-name="P42">gtk.VPaned: gtk.VPaned()</text:p>
        </text:list-item>
      </text:list>
      <text:p text:style-name="P3"/>
      <text:p text:style-name="P3"><text:span text:style-name="T1">Catatan</text:span>:</text:p>
      <text:list xml:id="list42516900" text:style-name="L37">
        <text:list-item>
          <text:p text:style-name="P44">Untuk menambahkan widget di sisi kiri atau atas, gunakan gtk.Paned.add1(child) atau gtk.Paned.pack1(child, resize=False, shrink=True).</text:p>
        </text:list-item>
        <text:list-item>
          <text:p text:style-name="P44">Untuk menambahkan widget di sisi kanan atau bawah, gunakan gtk.Paned.add2(child) atau gtk.Paned.pack2(child, resize=True, shrink=True).</text:p>
        </text:list-item>
      </text:list>
      <text:p text:style-name="P3"/>
      <text:p text:style-name="P3"><text:span text:style-name="T1">Contoh 1</text:span>:</text:p>
      <text:p text:style-name="P3">b1 = gtk.Button('Button 1')</text:p>
      <text:p text:style-name="P3">b2 = gtk.Button('Button 2')</text:p>
      <text:p text:style-name="P3">w = gtk.HPaned()</text:p>
      <text:p text:style-name="P3">w.pack1(b1)</text:p>
      <text:p text:style-name="P3">w.pack2(b2)</text:p>
      <text:p text:style-name="P3"/>
      <text:p text:style-name="P3"><text:span text:style-name="T1">Contoh 2</text:span>:</text:p>
      <text:p text:style-name="P3">b1 = gtk.Button('Button 1')</text:p>
      <text:p text:style-name="P3">b2 = gtk.Button('Button 2')</text:p>
      <text:p text:style-name="P3">box = gtk.HButtonBox()</text:p>
      <text:p text:style-name="P3">box.set_spacing(10)</text:p>
      <text:p text:style-name="P3">box.set_layout(gtk.BUTTONBOX_END)</text:p>
      <text:p text:style-name="P3">box.add(b1)</text:p>
      <text:p text:style-name="P3"><text:soft-page-break/>box.add(b2)</text:p>
      <text:p text:style-name="P3"><text:s text:c="8"/></text:p>
      <text:p text:style-name="P3"><text:s text:c="8"/></text:p>
      <text:p text:style-name="P3">t = gtk.TextView()</text:p>
      <text:p text:style-name="P3"><text:s text:c="8"/></text:p>
      <text:p text:style-name="P3">w = gtk.VPaned()</text:p>
      <text:p text:style-name="P3">w.pack1(t)</text:p>
      <text:p text:style-name="P3">w.pack2(box)</text:p>
      <text:p text:style-name="P3"/>
      <text:p text:style-name="P3"/>
      <text:h text:style-name="Heading_20_2" text:outline-level="2"><text:bookmark text:name="__RefHeading__4779_900447525"/>gtk.Notebook<text:bookmark-end text:name="__RefHeading__4779_900447525"/></text:h>
      <text:p text:style-name="P3">Notebook menyediakan container yang dilengkapi dengan tab. Sangat umum ditemukan dalam dialog preferensi aplikasi. </text:p>
      <text:p text:style-name="P3"/>
      <text:p text:style-name="P3">gtk.Notebook()</text:p>
      <text:p text:style-name="P3"/>
      <text:p text:style-name="P3"><text:span text:style-name="T1">Catatan</text:span>:</text:p>
      <text:list xml:id="list42526582" text:style-name="L38">
        <text:list-item>
          <text:p text:style-name="P45">Notebook adalah widget yang kompleks. Rujuklah ke referensi class gtk.Notebook untuk informasi selengkapnya.</text:p>
        </text:list-item>
        <text:list-item>
          <text:p text:style-name="P45">Untuk menambahkan (append) tab baru, gunakan: gtk.Notebook.append_page(child, tab_label=None). Argumen child adalah widget yang ingin ditambahkan. Sementara, argumen tab_label merupakan widget yang digunakan sebagai label suatu tab. Dengan demikian, label tab tidak harus selalu teks (lihat contoh 2). Method akan mengembalikan indeks halaman. </text:p>
        </text:list-item>
        <text:list-item>
          <text:p text:style-name="P45">Untuk sekedar mengatur title tab, gunakan: gtk.Notebook.set_tab_label_text(child, tab_text). Argumen child adalah child widget yang ditambahkan pada notebook. Sementara, tab_text adalah title untuk widget tersebut. </text:p>
        </text:list-item>
        <text:list-item>
          <text:p text:style-name="P45">Untuk mengatur posisi tab, gunakan: gtk.Notebook.set_tab_pos(pos), dimana pos adalah salah satu dari: gtk.POS_LEFT, gtk.POS_RIGHT, gtk.POS_TOP atau gtk.POS_BOTTOM.</text:p>
        </text:list-item>
        <text:list-item>
          <text:p text:style-name="P45">Untuk mengatur agar area tab notebook berisikan tombol untuk scroll apabila jumlah tab terlalu banyak, gunakan: gtk.Notebook.set_scrollable((scrollable), dimana scrollable adalah True atau False.</text:p>
        </text:list-item>
        <text:list-item>
          <text:p text:style-name="P45">Untuk menghadirkan popup menu berisikan tab-tab yang ada, gunakan: gtk.Notebook.popup_enable().</text:p>
        </text:list-item>
      </text:list>
      <text:p text:style-name="P3"/>
      <text:p text:style-name="P3"/>
      <text:p text:style-name="P3"><text:span text:style-name="T1">Contoh 1</text:span>:</text:p>
      <text:p text:style-name="P3">t = gtk.TextView()</text:p>
      <text:p text:style-name="P3">f = gtk.FontSelection()</text:p>
      <text:p text:style-name="P3"><text:s text:c="8"/></text:p>
      <text:p text:style-name="P3">w = gtk.Notebook()</text:p>
      <text:p text:style-name="P3"><text:s text:c="8"/></text:p>
      <text:p text:style-name="P3">p1 = w.append_page(t)</text:p>
      <text:p text:style-name="P3">p2 = w.append_page(f)</text:p>
      <text:p text:style-name="P3">w.set_tab_label_text(t, 'Text View')</text:p>
      <text:p text:style-name="P3">w.set_tab_label_text(f, 'Select font')</text:p>
      <text:p text:style-name="P3"><text:soft-page-break/><text:s text:c="8"/></text:p>
      <text:p text:style-name="P3">w.set_tab_pos(gtk.POS_BOTTOM)</text:p>
      <text:p text:style-name="P3">w.set_scrollable(True)</text:p>
      <text:p text:style-name="P3">w.popup_enable()</text:p>
      <text:p text:style-name="P3"/>
      <text:p text:style-name="P3"><text:span text:style-name="T1">Contoh 2</text:span>:</text:p>
      <text:p text:style-name="P3">t = gtk.TextView()</text:p>
      <text:p text:style-name="P3">f = gtk.FontSelection()</text:p>
      <text:p text:style-name="P3"><text:s text:c="8"/></text:p>
      <text:p text:style-name="P3">t_title = gtk.Image()</text:p>
      <text:p text:style-name="P3">t_title.set_from_file('./smile.png')</text:p>
      <text:p text:style-name="P3"><text:s text:c="8"/></text:p>
      <text:p text:style-name="P3">w = gtk.Notebook()</text:p>
      <text:p text:style-name="P3"><text:s text:c="8"/></text:p>
      <text:p text:style-name="P3">p1 = w.append_page(t, t_title)</text:p>
      <text:p text:style-name="P3">p2 = w.append_page(f)</text:p>
      <text:p text:style-name="P3">w.set_tab_label_text(f, 'Select font')</text:p>
      <text:p text:style-name="P3"/>
      <text:p text:style-name="P3"/>
      <text:h text:style-name="Heading_20_2" text:outline-level="2"><text:bookmark text:name="__RefHeading__4781_900447525"/>gtk.Calendar<text:bookmark-end text:name="__RefHeading__4781_900447525"/></text:h>
      <text:p text:style-name="P3">Calendar merupakan widget yang menampilkan kalender, sehingga pemilihan tanggal dapat dilakukan dengan mudah. </text:p>
      <text:p text:style-name="P3"/>
      <text:p text:style-name="P3">gtk.Calendar()</text:p>
      <text:p text:style-name="P3"/>
      <text:p text:style-name="P3"><text:span text:style-name="T1">Catatan</text:span>:</text:p>
      <text:list xml:id="list42516855" text:style-name="L39">
        <text:list-item>
          <text:p text:style-name="P46">Secara default, tanggal hari ini akan ditampilkan.</text:p>
        </text:list-item>
        <text:list-item>
          <text:p text:style-name="P46">Untuk mengatur bulan dan tahun, gunakan: gtk.Calendar.select_month(month, year). Argumen month berada dalam range 0 (Januari) sampai 11 (Desember).</text:p>
        </text:list-item>
        <text:list-item>
          <text:p text:style-name="P46">Untuk mengatur tanggal, gunakan: gtk.Calendar.select_day(day). Argumen day adalah dari 1 sampai 31. Apabila diisi dengan 0, maka tanggal tidak lagi terpilih. </text:p>
        </text:list-item>
        <text:list-item>
          <text:p text:style-name="P46">Untuk menandai tanggal tertentu secara visual (misal: diformat bold), gunakan: gtk.Calendar.mark_day(day). Untuk menghilangkan penanda, gunakan gtk.Calendar.unmark_day(day).</text:p>
        </text:list-item>
        <text:list-item>
          <text:p text:style-name="P46">Untuk membersihkan semua penanda tanggal, gunakan: gtk.Calendar.clear_marks().</text:p>
        </text:list-item>
        <text:list-item>
          <text:p text:style-name="P46">Untuk mendapatkan tanggal terpilih, gunakan: gtk.Calendar.get_date(), yang akan mengembalikan tuple berisikan year, month dan day.</text:p>
        </text:list-item>
        <text:list-item>
          <text:p text:style-name="P46">Untuk mengatur opsi penampilan kalender, gunakan gtk.Calendar.set_display_options(flags), dimana flags merupakan kombinasi dari: gtk.CALENDAR_SHOW_HEADING (bulan dan tanggal ditampilkan), gtk.CALENDAR_SHOW_DAY_NAMES (nama hari dalam 3 huruf ditampilkan), gtk.CALENDAR_NO_MONTH_CHANGE (bulan tidak dapat diganti), gtk.CALENDAR_SHOW_WEEK_NUMBERS (menampilkan nomor minggu dalam tahun tersebut), gtk.CALENDAR_WEEK_START_MONDAY (mengawali minggu pada senin, bukan default minggu). </text:p>
        </text:list-item>
      </text:list>
      <text:p text:style-name="P3"/>
      <text:p text:style-name="P3"><text:span text:style-name="T1">Contoh</text:span>:</text:p>
      <text:p text:style-name="P3"><text:soft-page-break/></text:p>
      <text:p text:style-name="P3">w = gtk.Calendar()</text:p>
      <text:p text:style-name="P3">w.select_month(0, 2020)</text:p>
      <text:p text:style-name="P3">w.select_day(1)</text:p>
      <text:p text:style-name="P3">w.mark_day(27)</text:p>
      <text:p text:style-name="P3">w.mark_day(17)</text:p>
      <text:p text:style-name="P3">w.set_display_options( <text:s/>gtk.CALENDAR_WEEK_START_MONDAY |</text:p>
      <text:p text:style-name="P3"><text:tab/><text:tab/><text:tab/><text:tab/> <text:s text:c="2"/>gtk.CALENDAR_NO_MONTH_CHANGE |</text:p>
      <text:p text:style-name="P3"><text:s text:c="25"/>gtk.CALENDAR_SHOW_WEEK_NUMBERS |</text:p>
      <text:p text:style-name="P3"><text:s text:c="25"/>gtk.CALENDAR_SHOW_DAY_NAMES |</text:p>
      <text:p text:style-name="P3"><text:s text:c="25"/>gtk.CALENDAR_SHOW_HEADING)</text:p>
      <text:p text:style-name="P3"/>
      <text:p text:style-name="P3"/>
      <text:h text:style-name="Heading_20_2" text:outline-level="2"><text:bookmark text:name="__RefHeading__4783_900447525"/>gtk.Menu, gtk.MenuItem, gtk.MenuBar<text:bookmark-end text:name="__RefHeading__4783_900447525"/></text:h>
      <text:p text:style-name="P3">Untuk membuat menubar lengkap dengan menu dan menu item, dua cara berikut bisa dilakukan:</text:p>
      <text:list xml:id="list42529292" text:style-name="L40">
        <text:list-item>
          <text:p text:style-name="P47">manual: menu disusun item demi item secara manual. </text:p>
        </text:list-item>
        <text:list-item>
          <text:p text:style-name="P47">menggunakan gtk.UIManager: pembuatan menu dengan cara mudah.</text:p>
        </text:list-item>
      </text:list>
      <text:p text:style-name="P3"/>
      <text:p text:style-name="P3">Materi training hanya akan menggunakan cara manual. </text:p>
      <text:p text:style-name="P3"/>
      <text:p text:style-name="P3">Untuk membuat menu secara manual, lakukanlah langkah-langkah berikut:</text:p>
      <text:list xml:id="list42533313" text:style-name="L41">
        <text:list-item>
          <text:p text:style-name="P48">Buatlah sebuah objek gtk.MenuBar, yang akan berfungsi sebagai menubar. Menubar ini dapat ditambahkan ke container seperti objek lainnya. </text:p>
        </text:list-item>
        <text:list-item>
          <text:p text:style-name="P48">Untuk setiap menu (seperti File, Edit, Help, dan lainnya):</text:p>
          <text:list>
            <text:list-item>
              <text:p text:style-name="P48">Buat sebuah menu (gtk.Menu), yang merepresentasikan menu yang dibuat.</text:p>
            </text:list-item>
            <text:list-item>
              <text:p text:style-name="P48">Buat berbagai menuitem (gtk.MenuItem), yang mewakili setiap item menu (seperti Open, Save, About, dan lainnya). Menu item tidak harus berupa teks (gtk.MenuItem), tapi bisa berupa separator (gtk.SeparatorMenuItem), tearoff (gtk.TearoffMenuItem), check button (gtk.CheckMenuItem), radio button (gtk.RadioMenuItem), dan image (gtk.ImageMenuItem).</text:p>
            </text:list-item>
            <text:list-item>
              <text:p text:style-name="P48">Tambahkan setiap menuitem yang dibuat ke menu (gtk.Menu, yang dibuat sebelumnya) dengan gtk.MenuShell.append(child). Argumen child adalah menuitem yang dibuat.</text:p>
            </text:list-item>
            <text:list-item>
              <text:p text:style-name="P48">Buat satu lagi menuitem (gtk.MenuItem), yang akan menjadi menu yang terlihat pada menubar, yang merupakan menu seperti File, Edit, Help dan lain sebagainya. Setelah itu, set submenu milik menuitem tersebut dengan menu (gtk.Menu) yang dibuat sebelumnya. Untuk mengatur submenu, gunakan: gtk.MenuItem.set_submenu(submenu). Untuk menuitem yang ingin ditempatkan rata kanan (seperti Help pada umumnya), gunakan: gtk.MenuItem.set_right_justified(True). </text:p>
            </text:list-item>
            <text:list-item>
              <text:p text:style-name="P48">Tambahkan menuitem yang dibuat sebelumnya (mewakili File, Edit, Help dan lain sebagainya) ke menubar dengan: gtk.MenuShell.append(child). </text:p>
            </text:list-item>
          </text:list>
        </text:list-item>
        <text:list-item>
          <text:p text:style-name="P48">Catatan: langkah-langkah manual ini pada awalnya terlihat rumit, namun fleksibel dan powerful. </text:p>
        </text:list-item>
      </text:list>
      <text:p text:style-name="P3"/>
      <text:p text:style-name="P3"/>
      <text:p text:style-name="P3"><text:span text:style-name="T1">gtk.MenuBar</text:span>:</text:p>
      <text:p text:style-name="P3">gtk.MenuBar()</text:p>
      <text:p text:style-name="P3"><text:soft-page-break/></text:p>
      <text:p text:style-name="P3"><text:span text:style-name="T1">gtk.Menu</text:span>:</text:p>
      <text:p text:style-name="P3">gtk.Menu()</text:p>
      <text:p text:style-name="P3"/>
      <text:p text:style-name="P3"><text:span text:style-name="T1">gtk.MenuItem dan turunannya</text:span>:</text:p>
      <text:p text:style-name="P3">gtk.MenuItem(label=None, use_underline=True)</text:p>
      <text:p text:style-name="P3">gtk.CheckMenuItem(label=None, use_underline=True)</text:p>
      <text:p text:style-name="P3">gtk.ImageMenuItem(stock_id=None, accel_group=None)</text:p>
      <text:p text:style-name="P3">gtk.RadioMenuItem(group=None, label=None, use_underline=True)</text:p>
      <text:p text:style-name="P3">gtk.SeparatorMenuItem()</text:p>
      <text:p text:style-name="P3">gtk.TearoffMenuItem()</text:p>
      <text:p text:style-name="P3"/>
      <text:p text:style-name="P3"/>
      <text:p text:style-name="P3"><text:span text:style-name="T1">Contoh</text:span>:</text:p>
      <text:p text:style-name="P3">menubar = gtk.MenuBar()</text:p>
      <text:p text:style-name="P3"/>
      <text:p text:style-name="P3">#file</text:p>
      <text:p text:style-name="P3">menu_file = gtk.Menu()</text:p>
      <text:p text:style-name="P3">item_new = gtk.MenuItem('_New')</text:p>
      <text:p text:style-name="P3">item_open = gtk.MenuItem('_Open')</text:p>
      <text:p text:style-name="P3">item_save = gtk.MenuItem('_Save')</text:p>
      <text:p text:style-name="P3">item_quit = gtk.MenuItem('_Quit')</text:p>
      <text:p text:style-name="P3">sep1 = gtk.SeparatorMenuItem()</text:p>
      <text:p text:style-name="P3">menu_file.append(item_new)</text:p>
      <text:p text:style-name="P3">menu_file.append(item_open)</text:p>
      <text:p text:style-name="P3">menu_file.append(item_save)</text:p>
      <text:p text:style-name="P3">menu_file.append(sep1)</text:p>
      <text:p text:style-name="P3">menu_file.append(item_quit)</text:p>
      <text:p text:style-name="P3"><text:s text:c="8"/></text:p>
      <text:p text:style-name="P3">item_file = gtk.MenuItem('_File')</text:p>
      <text:p text:style-name="P3">item_file.set_submenu(menu_file)</text:p>
      <text:p text:style-name="P3"><text:s text:c="8"/></text:p>
      <text:p text:style-name="P3"/>
      <text:p text:style-name="P3"><text:s text:c="8"/></text:p>
      <text:p text:style-name="P3">#extra, check, radio, tearoff</text:p>
      <text:p text:style-name="P3">menu_extra = gtk.Menu()</text:p>
      <text:p text:style-name="P3">item_tearoff = gtk.TearoffMenuItem()</text:p>
      <text:p text:style-name="P3">item_check1 = gtk.CheckMenuItem('_Active')</text:p>
      <text:p text:style-name="P3">item_radio1 = gtk.RadioMenuItem(None, 'Pilihan _1')</text:p>
      <text:p text:style-name="P3">item_radio2 = gtk.RadioMenuItem(item_radio1, 'Pilihan _2')</text:p>
      <text:p text:style-name="P3">item_radio3 = gtk.RadioMenuItem(item_radio1, 'Pilihan _3')</text:p>
      <text:p text:style-name="P3">sep2 = gtk.SeparatorMenuItem()</text:p>
      <text:p text:style-name="P3">menu_extra.append(item_tearoff)</text:p>
      <text:p text:style-name="P3">menu_extra.append(item_check1)</text:p>
      <text:p text:style-name="P3">menu_extra.append(sep2)</text:p>
      <text:p text:style-name="P3">menu_extra.append(item_radio1)</text:p>
      <text:p text:style-name="P3">menu_extra.append(item_radio2)</text:p>
      <text:p text:style-name="P3">menu_extra.append(item_radio3)</text:p>
      <text:p text:style-name="P3"><text:s text:c="8"/></text:p>
      <text:p text:style-name="P3"><text:s text:c="8"/></text:p>
      <text:p text:style-name="P3">item_extra = gtk.MenuItem('_Extra')</text:p>
      <text:p text:style-name="P3">item_extra.set_submenu(menu_extra) </text:p>
      <text:p text:style-name="P3"><text:soft-page-break/><text:s text:c="8"/></text:p>
      <text:p text:style-name="P3"/>
      <text:p text:style-name="P3"><text:s text:c="8"/></text:p>
      <text:p text:style-name="P3">#help, right justify, image</text:p>
      <text:p text:style-name="P3">menu_help = gtk.Menu()</text:p>
      <text:p text:style-name="P3">item_content = gtk.MenuItem('_Content')</text:p>
      <text:p text:style-name="P3">item_about = gtk.ImageMenuItem(gtk.STOCK_ABOUT)</text:p>
      <text:p text:style-name="P3">menu_help.append(item_content)</text:p>
      <text:p text:style-name="P3">menu_help.append(item_about)</text:p>
      <text:p text:style-name="P3"><text:s text:c="8"/></text:p>
      <text:p text:style-name="P3">item_help = gtk.ImageMenuItem(gtk.STOCK_HELP)</text:p>
      <text:p text:style-name="P3">item_help.set_submenu(menu_help)</text:p>
      <text:p text:style-name="P3">item_help.set_right_justified(True)</text:p>
      <text:p text:style-name="P3"><text:s text:c="8"/></text:p>
      <text:p text:style-name="P3"/>
      <text:p text:style-name="P3"/>
      <text:p text:style-name="P3"/>
      <text:p text:style-name="P3">menubar.append(item_file)</text:p>
      <text:p text:style-name="P3">menubar.append(item_extra)</text:p>
      <text:p text:style-name="P3">menubar.append(item_help)</text:p>
      <text:p text:style-name="P3"/>
      <text:p text:style-name="P3"/>
      <text:h text:style-name="Heading_20_2" text:outline-level="2"><text:bookmark text:name="__RefHeading__4785_900447525"/>gtk.Toolbar, gtk.Toolitem<text:bookmark-end text:name="__RefHeading__4785_900447525"/></text:h>
      <text:p text:style-name="P3">Untuk membuat toolbar lengkap dengan berbagai tombol dan item lain, dua cara berikut bisa dilakukan:</text:p>
      <text:list xml:id="list42546614" text:continue-list="list42529292" text:style-name="L40">
        <text:list-item text:start-value="1">
          <text:p text:style-name="P47">manual: tombol dan item disusun secara manual. </text:p>
        </text:list-item>
        <text:list-item>
          <text:p text:style-name="P47">menggunakan gtk.UIManager: pembuatan toolbar dengan cara mudah.</text:p>
        </text:list-item>
      </text:list>
      <text:p text:style-name="P3"/>
      <text:p text:style-name="P3">Materi training hanya akan menggunakan cara manual. </text:p>
      <text:p text:style-name="P3"/>
      <text:p text:style-name="P3">Untuk membuat toolbar secara manual, lakukanlah langkah-langkah berikut:</text:p>
      <text:list xml:id="list42538693" text:style-name="L42">
        <text:list-item>
          <text:p text:style-name="P49">Buatlah terlebih dahulu semua item yang ingin ditempatkan pada toolbar. Item dapat berupa tombol (gtk.ToolButton), menu (gtk.MenuToolButton), radio button (gtk.RadioToolButton), separator (gtk.SeparatorToolItem ) ataupun toggle button (gtk.ToggleToolButton).</text:p>
        </text:list-item>
        <text:list-item>
          <text:p text:style-name="P49">Buat objek gtk.Toolbar dan tambahkan item dengan gtk.Toolbar.insert(item, pos). Argumen item adalah item yang ingin ditambahkan dan pos adalah posisi. Posisi 0 adalah posisi paling awal. Posisi dapat pula diisikan sebagai bilangan negatif dan akan ditambahkan pada akhir toolbar. </text:p>
        </text:list-item>
      </text:list>
      <text:p text:style-name="P3"/>
      <text:p text:style-name="P3"><text:span text:style-name="T1">gtk.Toolbar</text:span>:</text:p>
      <text:p text:style-name="P3">gtk.Toolbar()</text:p>
      <text:p text:style-name="P3"/>
      <text:p text:style-name="P3"><text:span text:style-name="T1">gtk.ToolItem dan turunannya</text:span>:</text:p>
      <text:p text:style-name="P3">gtk.ToolButton(icon_widget=None, label=None)</text:p>
      <text:p text:style-name="P3">gtk.MenuToolButton(stock_id)</text:p>
      <text:p text:style-name="P3">gtk.RadioToolButton(group=None, stock_id=None)</text:p>
      <text:p text:style-name="P3">gtk.SeparatorToolItem()</text:p>
      <text:p text:style-name="P3">gtk.ToggleToolButton(stock_id=None)</text:p>
      <text:p text:style-name="P3"><text:soft-page-break/></text:p>
      <text:p text:style-name="P3"><text:span text:style-name="T1">Catatan</text:span>:</text:p>
      <text:p text:style-name="P3">Untuk item berupa gtk.MenuToolButton, pastikan semua menuitem ditampilkan dengan gtk.Widget.show().</text:p>
      <text:p text:style-name="P3"/>
      <text:p text:style-name="P3"><text:span text:style-name="T1">Contoh</text:span>:</text:p>
      <text:p text:style-name="P3">btn_new = gtk.ToolButton(gtk.STOCK_NEW)</text:p>
      <text:p text:style-name="P3">btn_fs = gtk.ToggleToolButton(gtk.STOCK_FULLSCREEN)</text:p>
      <text:p text:style-name="P3">sep1 = gtk.SeparatorToolItem()</text:p>
      <text:p text:style-name="P3">btn_quit = gtk.ToolButton(gtk.STOCK_QUIT)</text:p>
      <text:p text:style-name="P3"/>
      <text:p text:style-name="P3">menu_extra = gtk.Menu()</text:p>
      <text:p text:style-name="P3">item_tearoff = gtk.TearoffMenuItem()</text:p>
      <text:p text:style-name="P3">item_check1 = gtk.CheckMenuItem('_Active')</text:p>
      <text:p text:style-name="P3">item_radio1 = gtk.RadioMenuItem(None, 'Pilihan _1')</text:p>
      <text:p text:style-name="P3">item_radio2 = gtk.RadioMenuItem(item_radio1, 'Pilihan _2')</text:p>
      <text:p text:style-name="P3">item_radio3 = gtk.RadioMenuItem(item_radio1, 'Pilihan _3')</text:p>
      <text:p text:style-name="P3">sep = gtk.SeparatorMenuItem()</text:p>
      <text:p text:style-name="P3">item_tearoff.show()</text:p>
      <text:p text:style-name="P3">item_check1.show()</text:p>
      <text:p text:style-name="P3">item_radio1.show()</text:p>
      <text:p text:style-name="P3">item_radio2.show()</text:p>
      <text:p text:style-name="P3">item_radio3.show()</text:p>
      <text:p text:style-name="P3">sep.show()</text:p>
      <text:p text:style-name="P3">menu_extra.append(item_tearoff)</text:p>
      <text:p text:style-name="P3">menu_extra.append(item_check1)</text:p>
      <text:p text:style-name="P3">menu_extra.append(sep)</text:p>
      <text:p text:style-name="P3">menu_extra.append(item_radio1)</text:p>
      <text:p text:style-name="P3">menu_extra.append(item_radio2)</text:p>
      <text:p text:style-name="P3">menu_extra.append(item_radio3)</text:p>
      <text:p text:style-name="P3"><text:s text:c="8"/></text:p>
      <text:p text:style-name="P3">btn_menu = gtk.MenuToolButton(gtk.STOCK_OPEN)</text:p>
      <text:p text:style-name="P3">btn_menu.set_menu(menu_extra)</text:p>
      <text:p text:style-name="P3"/>
      <text:p text:style-name="P3">w = gtk.Toolbar()</text:p>
      <text:p text:style-name="P3">w.insert(btn_new, 0)</text:p>
      <text:p text:style-name="P3">w.insert(btn_fs, 1)</text:p>
      <text:p text:style-name="P3">w.insert(sep1, 2)</text:p>
      <text:p text:style-name="P3">w.insert(btn_quit, 3)</text:p>
      <text:p text:style-name="P3">w.insert(btn_menu, 4)</text:p>
      <text:p text:style-name="P3"/>
      <text:p text:style-name="P3"/>
      <text:h text:style-name="P8" text:outline-level="1"><text:bookmark text:name="__RefHeading__4787_900447525"/>7. Dialog<text:bookmark-end text:name="__RefHeading__4787_900447525"/></text:h>
      <text:p text:style-name="P3">Dialog umum digunakan diantaranya untuk meminta input, menampilkan pesan dan aksi lainnya. Materi training akan membahas gtk.Dialog untuk dialog umum (contoh: menampilkan pesan, meminta input) dan gtk.MessageDialog (menampilkan pesan dengan mudah).</text:p>
      <text:p text:style-name="P3"/>
      <text:h text:style-name="Heading_20_2" text:outline-level="2"><text:bookmark text:name="__RefHeading__4789_900447525"/>gtk.Dialog<text:bookmark-end text:name="__RefHeading__4789_900447525"/></text:h>
      <text:p text:style-name="P3">Widget gtk.Dialog terbagi dalam dua bagian secara vertikal, dipisahkan gtk.HSeparator:</text:p>
      <text:list xml:id="list42521096" text:style-name="L43">
        <text:list-item>
          <text:p text:style-name="P50">bagian atas: gtk.VBox, tempat developer mem-pack berbagai widget tambahan yang menyusun dialog.</text:p>
        </text:list-item>
        <text:list-item>
          <text:p text:style-name="P50">bagian bawah: action_area, sebuah gtk.HBox, tempat developer menempatkan berbagai tombol. </text:p>
        </text:list-item>
      </text:list>
      <text:p text:style-name="P3"/>
      <text:p text:style-name="P5">Pembuatan dialog</text:p>
      <text:p text:style-name="P3">Untuk membuat gtk.Dialog, gunakan:</text:p>
      <text:p text:style-name="P3"/>
      <text:p text:style-name="P3">gtk.Dialog(title=None, parent=None, flags=0, buttons=None)</text:p>
      <text:p text:style-name="P3"/>
      <text:list xml:id="list42540375" text:style-name="L44">
        <text:list-item>
          <text:p text:style-name="P51">title: title dialog</text:p>
        </text:list-item>
        <text:list-item>
          <text:p text:style-name="P51">parent: parent dialog </text:p>
        </text:list-item>
        <text:list-item>
          <text:p text:style-name="P51">flags: dapat merupakan kombinasi dari:</text:p>
          <text:list>
            <text:list-item>
              <text:p text:style-name="P51">gtk.DIALOG_MODAL: mengatur dialog menjadi modal.</text:p>
            </text:list-item>
            <text:list-item>
              <text:p text:style-name="P51">gtk.DIALOG_DESTROY_WITH_PARENT: didestroy ketika parentnya didestroy.</text:p>
            </text:list-item>
            <text:list-item>
              <text:p text:style-name="P51">gtk.DIALOG_NO_SEPARATOR: separator tidak digunakan. </text:p>
            </text:list-item>
          </text:list>
        </text:list-item>
        <text:list-item>
          <text:p text:style-name="P51">buttons: tuple yang mengandung pasangan tombol/response ID (contoh: ('ok',1,'cancel',2,...)). Tombol dapat berupa teks atau GTK stock. Sementara, response ID adalah integer yang dapat berupa GTK response atau yang diset oleh developer. Daftar GTK response: </text:p>
          <text:list>
            <text:list-item>
              <text:p text:style-name="P51">gtk.RESPONSE_NONE</text:p>
            </text:list-item>
            <text:list-item>
              <text:p text:style-name="P51">gtk.RESPONSE_REJECT</text:p>
            </text:list-item>
            <text:list-item>
              <text:p text:style-name="P51">gtk.RESPONSE_ACCEPT</text:p>
            </text:list-item>
            <text:list-item>
              <text:p text:style-name="P51">gtk.RESPONSE_DELETE_EVENT</text:p>
            </text:list-item>
            <text:list-item>
              <text:p text:style-name="P51">gtk.RESPONSE_OK</text:p>
            </text:list-item>
            <text:list-item>
              <text:p text:style-name="P51">gtk.RESPONSE_CANCEL</text:p>
            </text:list-item>
            <text:list-item>
              <text:p text:style-name="P51">gtk.RESPONSE_CLOSE</text:p>
            </text:list-item>
            <text:list-item>
              <text:p text:style-name="P51">gtk.RESPONSE_YES</text:p>
            </text:list-item>
            <text:list-item>
              <text:p text:style-name="P51">gtk.RESPONSE_NO</text:p>
            </text:list-item>
            <text:list-item>
              <text:p text:style-name="P51">gtk.RESPONSE_APPLY</text:p>
            </text:list-item>
            <text:list-item>
              <text:p text:style-name="P51">gtk.RESPONSE_HELP</text:p>
            </text:list-item>
          </text:list>
        </text:list-item>
      </text:list>
      <text:p text:style-name="P3"/>
      <text:p text:style-name="P3"><text:span text:style-name="T1">Catatan</text:span>:</text:p>
      <text:list xml:id="list42516581" text:style-name="L45">
        <text:list-item>
          <text:p text:style-name="P52">Langkah-langkah dasar bekerja dengan dialog:</text:p>
          <text:list>
            <text:list-item>
              <text:p text:style-name="P52">Buat dialog, yang akan mengembalikan objek gtk.Dialog. Set button langsung pada saat pembuatan atau tambahkan setelah ini. </text:p>
            </text:list-item>
            <text:list-item>
              <text:p text:style-name="P52">Pack semua komponen GUI yang menyusun dialog ke vbox dialog. </text:p>
            </text:list-item>
            <text:list-item>
              <text:p text:style-name="P52">Tampilkan dialog dengan gtk.Dialog.run(). Method ini akan mengembalikan response ID. Response ID bisa didapat dari response ID <text:soft-page-break/>tombol yang diset dan/atau GTK response (lihat bagian pembuatan dialog sebelumnya). </text:p>
            </text:list-item>
            <text:list-item>
              <text:p text:style-name="P52">Cek response ID dan lakukan proses yang diinginkan (dapatkan teks hasil input, dan lain sebagainya).</text:p>
            </text:list-item>
            <text:list-item>
              <text:p text:style-name="P52">Hapus dialog dengan gtk.Widget.destroy().</text:p>
            </text:list-item>
          </text:list>
        </text:list-item>
        <text:list-item>
          <text:p text:style-name="P52">Untuk menambahkan button, selain pada saat pembuatan dialog juga dapat menggunakan: </text:p>
          <text:list>
            <text:list-item>
              <text:p text:style-name="P52">gtk.Dialog.add_button(button_text, response_id)</text:p>
            </text:list-item>
            <text:list-item>
              <text:p text:style-name="P52">gtk.Dialog.add_buttons(...), dengan argumen adalah pasangan tombol/response ID. </text:p>
            </text:list-item>
          </text:list>
        </text:list-item>
        <text:list-item>
          <text:p text:style-name="P52">Contoh berbagai dialog bisa dilihat pada dialogs.py.</text:p>
        </text:list-item>
      </text:list>
      <text:p text:style-name="P3"/>
      <text:p text:style-name="P3"><text:span text:style-name="T1">dialogs.py</text:span>:</text:p>
      <text:p text:style-name="P3">#!/usr/bin/env python</text:p>
      <text:p text:style-name="P3"/>
      <text:p text:style-name="P3">import pygtk</text:p>
      <text:p text:style-name="P3">pygtk.require('2.0')</text:p>
      <text:p text:style-name="P3">import gtk</text:p>
      <text:p text:style-name="P3"/>
      <text:p text:style-name="P3">class Main:</text:p>
      <text:p text:style-name="P3"><text:s text:c="4"/>def __init__(self):</text:p>
      <text:p text:style-name="P3"><text:s text:c="8"/>self.window = gtk.Window(gtk.WINDOW_TOPLEVEL)</text:p>
      <text:p text:style-name="P3"><text:s text:c="8"/>self.window.set_size_request(400,100)</text:p>
      <text:p text:style-name="P3"><text:s text:c="8"/>self.window.connect('destroy', gtk.main_quit)</text:p>
      <text:p text:style-name="P3"><text:s/></text:p>
      <text:p text:style-name="P3"><text:s text:c="8"/>b1 = gtk.Button('Say hello')</text:p>
      <text:p text:style-name="P3"><text:s text:c="8"/>b1.connect('clicked', self.do_hello, self.window)</text:p>
      <text:p text:style-name="P3"><text:s text:c="8"/>b2 = gtk.Button('Get response')</text:p>
      <text:p text:style-name="P3"><text:s text:c="8"/>b2.connect('clicked', self.do_response, self.window)</text:p>
      <text:p text:style-name="P3"><text:s text:c="8"/>b3 = gtk.Button('Get input')</text:p>
      <text:p text:style-name="P3"><text:s text:c="8"/>b3.connect('clicked', self.do_input, self.window)</text:p>
      <text:p text:style-name="P3"/>
      <text:p text:style-name="P3"><text:s text:c="8"/>self.hbox = gtk.HBox()</text:p>
      <text:p text:style-name="P3"><text:s text:c="8"/>self.hbox.pack_start(b1)</text:p>
      <text:p text:style-name="P3"><text:s text:c="8"/>self.hbox.pack_start(b2)</text:p>
      <text:p text:style-name="P3"><text:s text:c="8"/>self.hbox.pack_start(b3)</text:p>
      <text:p text:style-name="P3"/>
      <text:p text:style-name="P3"><text:s text:c="8"/>self.window.add(self.hbox)</text:p>
      <text:p text:style-name="P3"><text:s text:c="8"/>self.window.show_all()</text:p>
      <text:p text:style-name="P3"><text:s text:c="8"/></text:p>
      <text:p text:style-name="P3"><text:s text:c="4"/>def do_hello(self, widget, parent):</text:p>
      <text:p text:style-name="P3"><text:s text:c="8"/>buttons = (gtk.STOCK_OK, gtk.RESPONSE_OK)</text:p>
      <text:p text:style-name="P3"><text:s text:c="8"/></text:p>
      <text:p text:style-name="P3"><text:s text:c="8"/>label = gtk.Label('Hello!')</text:p>
      <text:p text:style-name="P3"><text:s text:c="8"/>label.show()</text:p>
      <text:p text:style-name="P3"><text:s text:c="8"/></text:p>
      <text:p text:style-name="P3"><text:s text:c="8"/>d = gtk.Dialog('Informasi', parent, gtk.DIALOG_MODAL, buttons)</text:p>
      <text:p text:style-name="P3"><text:s text:c="8"/>d.vbox.pack_start(label)</text:p>
      <text:p text:style-name="P3"><text:s text:c="8"/></text:p>
      <text:p text:style-name="P3"><text:s text:c="8"/>d.run()</text:p>
      <text:p text:style-name="P3"><text:s text:c="8"/>d.destroy()</text:p>
      <text:p text:style-name="P3"/>
      <text:p text:style-name="P3"><text:soft-page-break/><text:s text:c="4"/>def do_response(self, widget, parent):</text:p>
      <text:p text:style-name="P3"><text:s text:c="8"/>buttons = (gtk.STOCK_OK, gtk.RESPONSE_OK, 'No comment', 1000)</text:p>
      <text:p text:style-name="P3"><text:s text:c="8"/></text:p>
      <text:p text:style-name="P3"><text:s text:c="8"/>label = gtk.Label('Hello!')</text:p>
      <text:p text:style-name="P3"><text:s text:c="8"/>label.show()</text:p>
      <text:p text:style-name="P3"><text:s text:c="8"/></text:p>
      <text:p text:style-name="P3"><text:s text:c="8"/>d = gtk.Dialog('Konfirmasi', parent, gtk.DIALOG_MODAL, buttons)</text:p>
      <text:p text:style-name="P3"><text:s text:c="8"/>d.vbox.pack_start(label)</text:p>
      <text:p text:style-name="P3"><text:s text:c="8"/></text:p>
      <text:p text:style-name="P3"><text:s text:c="8"/>result = d.run()</text:p>
      <text:p text:style-name="P3"><text:s text:c="8"/>d.destroy()</text:p>
      <text:p text:style-name="P3"><text:s text:c="8"/></text:p>
      <text:p text:style-name="P3"><text:s text:c="8"/>if result == gtk.RESPONSE_OK:</text:p>
      <text:p text:style-name="P3"><text:s text:c="12"/>print 'You said: OK'</text:p>
      <text:p text:style-name="P3"><text:s text:c="8"/>elif result == 1000:</text:p>
      <text:p text:style-name="P3"><text:s text:c="12"/>print 'You said: No comment'</text:p>
      <text:p text:style-name="P3"/>
      <text:p text:style-name="P3"/>
      <text:p text:style-name="P3"><text:s text:c="4"/>def do_input(self, widget, parent):</text:p>
      <text:p text:style-name="P3"><text:s text:c="8"/>buttons = (gtk.STOCK_OK, gtk.RESPONSE_OK, </text:p>
      <text:p text:style-name="P3"><text:s text:c="12"/>gtk.STOCK_CANCEL, gtk.RESPONSE_CANCEL)</text:p>
      <text:p text:style-name="P3"><text:s text:c="8"/></text:p>
      <text:p text:style-name="P3"><text:s text:c="8"/>label = gtk.Label('Your name')</text:p>
      <text:p text:style-name="P3"><text:s text:c="8"/>entry = gtk.Entry()</text:p>
      <text:p text:style-name="P3"/>
      <text:p text:style-name="P3"><text:s text:c="8"/>hbox = gtk.HBox()</text:p>
      <text:p text:style-name="P3"><text:s text:c="8"/>hbox.pack_start(label)</text:p>
      <text:p text:style-name="P3"><text:s text:c="8"/>hbox.pack_start(entry)</text:p>
      <text:p text:style-name="P3"><text:s text:c="8"/>hbox.show_all()</text:p>
      <text:p text:style-name="P3"><text:s text:c="8"/></text:p>
      <text:p text:style-name="P3"><text:s text:c="8"/>d = gtk.Dialog('Input', parent, gtk.DIALOG_MODAL, buttons)</text:p>
      <text:p text:style-name="P3"><text:s text:c="8"/>d.vbox.pack_start(hbox)</text:p>
      <text:p text:style-name="P3"><text:s text:c="8"/></text:p>
      <text:p text:style-name="P3"><text:s text:c="8"/>result = d.run()</text:p>
      <text:p text:style-name="P3"><text:s text:c="8"/></text:p>
      <text:p text:style-name="P3"><text:s text:c="8"/>if result == gtk.RESPONSE_OK:</text:p>
      <text:p text:style-name="P3"><text:s text:c="12"/>print 'Hi, %s' %(entry.get_text())</text:p>
      <text:p text:style-name="P3"/>
      <text:p text:style-name="P3"><text:s text:c="8"/>d.destroy()</text:p>
      <text:p text:style-name="P3"><text:s text:c="4"/></text:p>
      <text:p text:style-name="P3">app = Main()</text:p>
      <text:p text:style-name="P3">gtk.main()</text:p>
      <text:p text:style-name="P3"><text:s text:c="4"/></text:p>
      <text:p text:style-name="P3"/>
      <text:h text:style-name="Heading_20_2" text:outline-level="2"><text:bookmark text:name="__RefHeading__4791_900447525"/>gtk.MessageDialog<text:bookmark-end text:name="__RefHeading__4791_900447525"/></text:h>
      <text:p text:style-name="P3">Untuk menampilkan pesan dengan mudah, lengkap dengan jenis dialog (informasi/info, peringatan/warning, pertanyaan/question, atau kesalahan/error) dan icon terkait, dengan teks yang mendukung Pango markup, gunakanlah gtk.MessageDialog. </text:p>
      <text:p text:style-name="P3"/>
      <text:p text:style-name="P3"><text:soft-page-break/>gtk.MessageDialog(parent=None, flags=0, type=gtk.MESSAGE_INFO, buttons=gtk.BUTTONS_NONE, message_format=None)</text:p>
      <text:p text:style-name="P3"/>
      <text:list xml:id="list42537915" text:style-name="L46">
        <text:list-item>
          <text:p text:style-name="P53">parent: parent dialog</text:p>
        </text:list-item>
        <text:list-item>
          <text:p text:style-name="P53">flags: kombinasi gtk.DIALOG_MODAL dan gtk.DIALOG_DESTROY_WITH_PARENT (lihat pembahasan gtk.Dialog)</text:p>
        </text:list-item>
        <text:list-item>
          <text:p text:style-name="P53">type: jenis dialog, salah satu dari: gtk.MESSAGE_INFO, gtk.MESSAGE_WARNING, gtk.MESSAGE_QUESTION atau <text:s/>gtk.MESSAGE_ERROR.</text:p>
        </text:list-item>
        <text:list-item>
          <text:p text:style-name="P53">buttons: tombol-tombol yang telah didefinisikan: gtk.BUTTONS_NONE, gtk.BUTTONS_OK, gtk.BUTTONS_CLOSE, gtk.BUTTONS_CANCEL, gtk.BUTTONS_YES_NO, atau gtk.BUTTONS_OK_CANCEL. </text:p>
        </text:list-item>
        <text:list-item>
          <text:p text:style-name="P53">message_format: string pesan. </text:p>
        </text:list-item>
      </text:list>
      <text:p text:style-name="P3"/>
      <text:p text:style-name="P3"><text:span text:style-name="T1">Catatan</text:span>:</text:p>
      <text:list xml:id="list42516992" text:style-name="L47">
        <text:list-item>
          <text:p text:style-name="P54">Dialog mendukung rendering markup Pango. Untuk mengatur pesan agar dilengkapi dengan markup, gunakan: gtk.MessageDialog.set_markup(str). Lebih lanjut tentang Pango bisa ditemukan pada referensi class. </text:p>
        </text:list-item>
        <text:list-item>
          <text:p text:style-name="P54">Dialog mendukung teks tambahan/sekunder. Atur dengan:</text:p>
          <text:list>
            <text:list-item>
              <text:p text:style-name="P54">gtk.MessageDialog.format_secondary_text(message_format)</text:p>
            </text:list-item>
            <text:list-item>
              <text:p text:style-name="P54">gtk.MessageDialog.format_secondary_markup(message_format)</text:p>
            </text:list-item>
          </text:list>
        </text:list-item>
        <text:list-item>
          <text:p text:style-name="P54">Untuk mengganti gambar yang digunakan pada dialog, gunakan: gtk.MessageDialog.set_image(image). Argumen image merupakan gtk.Image.</text:p>
        </text:list-item>
        <text:list-item>
          <text:p text:style-name="P54">Widget gtk.MessageDialog diturunkan dari gtk.Dialog, lihatlah juga pembahasan gtk.Dialog. </text:p>
        </text:list-item>
        <text:list-item>
          <text:p text:style-name="P54">Untuk mengatur title dialog, gunakan: gtk.Window.set_title(title).</text:p>
        </text:list-item>
        <text:list-item>
          <text:p text:style-name="P54">Contoh berbagai dialog bisa dilihat pada msgdialogs.py.</text:p>
        </text:list-item>
      </text:list>
      <text:p text:style-name="P3"/>
      <text:p text:style-name="P3"><text:span text:style-name="T1">msgdialogs.py</text:span>:</text:p>
      <text:p text:style-name="P3">#!/usr/bin/env python</text:p>
      <text:p text:style-name="P3"/>
      <text:p text:style-name="P3">import pygtk</text:p>
      <text:p text:style-name="P3">pygtk.require('2.0')</text:p>
      <text:p text:style-name="P3">import gtk</text:p>
      <text:p text:style-name="P3"/>
      <text:p text:style-name="P3">class Main:</text:p>
      <text:p text:style-name="P3"><text:s text:c="4"/>def __init__(self):</text:p>
      <text:p text:style-name="P3"><text:s text:c="8"/>self.window = gtk.Window(gtk.WINDOW_TOPLEVEL)</text:p>
      <text:p text:style-name="P3"><text:s text:c="8"/>self.window.set_size_request(400,100)</text:p>
      <text:p text:style-name="P3"><text:s text:c="8"/>self.window.connect('destroy', gtk.main_quit)</text:p>
      <text:p text:style-name="P3"><text:s/></text:p>
      <text:p text:style-name="P3"><text:s text:c="8"/>self.hbox = gtk.HBox()</text:p>
      <text:p text:style-name="P3"/>
      <text:p text:style-name="P3"><text:s text:c="8"/>b1 = gtk.Button('Info')</text:p>
      <text:p text:style-name="P3"><text:s text:c="8"/>b1.connect('clicked', self.do_info, self.window)</text:p>
      <text:p text:style-name="P3"><text:s text:c="8"/>b2 = gtk.Button('Warning')</text:p>
      <text:p text:style-name="P3"><text:s text:c="8"/>b2.connect('clicked', self.do_warning, self.window)</text:p>
      <text:p text:style-name="P3"><text:s text:c="8"/>b3 = gtk.Button('Question')</text:p>
      <text:p text:style-name="P3"><text:s text:c="8"/>b3.connect('clicked', self.do_question, self.window)</text:p>
      <text:p text:style-name="P3"><text:s text:c="8"/>b4 = gtk.Button('Error')</text:p>
      <text:p text:style-name="P3"><text:s text:c="8"/>b4.connect('clicked', self.do_error, self.window)</text:p>
      <text:p text:style-name="P3"/>
      <text:p text:style-name="P3"><text:s text:c="8"/>self.hbox.pack_start(b1)</text:p>
      <text:p text:style-name="P3"><text:soft-page-break/><text:s text:c="8"/>self.hbox.pack_start(b2)</text:p>
      <text:p text:style-name="P3"><text:s text:c="8"/>self.hbox.pack_start(b3)</text:p>
      <text:p text:style-name="P3"><text:s text:c="8"/>self.hbox.pack_start(b4)</text:p>
      <text:p text:style-name="P3"><text:s text:c="4"/></text:p>
      <text:p text:style-name="P3"><text:s text:c="8"/>self.window.add(self.hbox)</text:p>
      <text:p text:style-name="P3"><text:s text:c="8"/>self.window.show_all()</text:p>
      <text:p text:style-name="P3"><text:s text:c="8"/></text:p>
      <text:p text:style-name="P3"><text:s text:c="4"/>def do_info(self, widget, parent):</text:p>
      <text:p text:style-name="P3"><text:s text:c="8"/>d = gtk.MessageDialog(parent, gtk.DIALOG_MODAL, </text:p>
      <text:p text:style-name="P3"><text:s text:c="16"/>gtk.MESSAGE_INFO, gtk.BUTTONS_OK, </text:p>
      <text:p text:style-name="P3"><text:s text:c="16"/>'Hi!')</text:p>
      <text:p text:style-name="P3"><text:s text:c="8"/></text:p>
      <text:p text:style-name="P3"><text:s text:c="8"/>img = gtk.Image()</text:p>
      <text:p text:style-name="P3"><text:s text:c="8"/>img.set_from_file('./smile.png')</text:p>
      <text:p text:style-name="P3"><text:s text:c="8"/>img.show()</text:p>
      <text:p text:style-name="P3"/>
      <text:p text:style-name="P3"><text:s text:c="8"/>d.set_image(img)</text:p>
      <text:p text:style-name="P3"/>
      <text:p text:style-name="P3"><text:s text:c="8"/>d.set_title('Smile :)')</text:p>
      <text:p text:style-name="P3"><text:s text:c="8"/></text:p>
      <text:p text:style-name="P3"><text:s text:c="8"/>d.run()</text:p>
      <text:p text:style-name="P3"><text:s text:c="8"/>d.destroy()</text:p>
      <text:p text:style-name="P3"/>
      <text:p text:style-name="P3"><text:s text:c="4"/>def do_warning(self, widget, parent):</text:p>
      <text:p text:style-name="P3"><text:s text:c="8"/>d = gtk.MessageDialog(parent, gtk.DIALOG_MODAL, </text:p>
      <text:p text:style-name="P3"><text:s text:c="16"/>gtk.MESSAGE_WARNING, gtk.BUTTONS_OK, </text:p>
      <text:p text:style-name="P3"><text:s text:c="16"/>'Warning')</text:p>
      <text:p text:style-name="P3"><text:s text:c="8"/>d.run()</text:p>
      <text:p text:style-name="P3"><text:s text:c="8"/>d.destroy()</text:p>
      <text:p text:style-name="P3"/>
      <text:p text:style-name="P3"><text:s text:c="4"/>def do_question(self, widget, parent):</text:p>
      <text:p text:style-name="P3"><text:s text:c="8"/>d = gtk.MessageDialog(parent, gtk.DIALOG_MODAL, </text:p>
      <text:p text:style-name="P3"><text:s text:c="16"/>gtk.MESSAGE_QUESTION, gtk.BUTTONS_YES_NO)</text:p>
      <text:p text:style-name="P3"><text:s text:c="8"/>d.set_markup('Are you &lt;b&gt;ready&lt;/b&gt;?')</text:p>
      <text:p text:style-name="P3"><text:s text:c="8"/>d.format_secondary_markup('We will take off &lt;u&gt;soon&lt;/u&gt;.')</text:p>
      <text:p text:style-name="P3"><text:s text:c="8"/></text:p>
      <text:p text:style-name="P3"><text:s text:c="8"/>result = d.run()</text:p>
      <text:p text:style-name="P3"><text:s text:c="8"/>if result == gtk.RESPONSE_YES:</text:p>
      <text:p text:style-name="P3"><text:s text:c="12"/>print 'Great!'</text:p>
      <text:p text:style-name="P3"><text:s text:c="8"/>else:</text:p>
      <text:p text:style-name="P3"><text:s text:c="12"/>print 'Hurry up!'</text:p>
      <text:p text:style-name="P3"><text:s text:c="8"/></text:p>
      <text:p text:style-name="P3"><text:s text:c="8"/>d.destroy()</text:p>
      <text:p text:style-name="P3"/>
      <text:p text:style-name="P3"><text:s text:c="4"/>def do_error(self, widget, parent):</text:p>
      <text:p text:style-name="P3"><text:s text:c="8"/>d = gtk.MessageDialog(parent, gtk.DIALOG_MODAL, </text:p>
      <text:p text:style-name="P3"><text:s text:c="16"/>gtk.MESSAGE_ERROR, gtk.BUTTONS_OK, </text:p>
      <text:p text:style-name="P3"><text:s text:c="16"/>'Unrecoverable error occured.')</text:p>
      <text:p text:style-name="P3"><text:s text:c="8"/>d.run()</text:p>
      <text:p text:style-name="P3"><text:s text:c="8"/>d.destroy()</text:p>
      <text:p text:style-name="P3"><text:s text:c="8"/></text:p>
      <text:p text:style-name="P3"><text:s text:c="4"/></text:p>
      <text:p text:style-name="P3"><text:soft-page-break/>app = Main()</text:p>
      <text:p text:style-name="P3">gtk.main()</text:p>
      <text:p text:style-name="P3"><text:s text:c="4"/></text:p>
      <text:p text:style-name="P3"/>
      <text:h text:style-name="P8" text:outline-level="1"><text:bookmark text:name="__RefHeading__4793_900447525"/>8. Lain-lain<text:bookmark-end text:name="__RefHeading__4793_900447525"/></text:h>
      <text:h text:style-name="Heading_20_2" text:outline-level="2"><text:bookmark text:name="__RefHeading__4795_900447525"/>Timeout<text:bookmark-end text:name="__RefHeading__4795_900447525"/></text:h>
      <text:p text:style-name="P3">Untuk melakukan tindakan setiap interval tertentu, developer bisa mempergunakan gobject.timeout_add(). </text:p>
      <text:p text:style-name="P3"/>
      <text:p text:style-name="P3">Untuk menambahkan timeout, gunakan: </text:p>
      <text:p text:style-name="P3"/>
      <text:p text:style-name="P3">gobject.timeout_add(interval, callback, ...)</text:p>
      <text:p text:style-name="P3"/>
      <text:list xml:id="list42526059" text:style-name="L48">
        <text:list-item>
          <text:p text:style-name="P55">interval: interval waktu dalam satuan mili detik.</text:p>
        </text:list-item>
        <text:list-item>
          <text:p text:style-name="P55">callback: fungsi yang akan dipanggil setiap interval.</text:p>
        </text:list-item>
        <text:list-item>
          <text:p text:style-name="P55">...: argumen opsional yang akan dilewatkan ke callback.</text:p>
        </text:list-item>
        <text:list-item>
          <text:p text:style-name="P55">Mengembalikan integer ID event source</text:p>
        </text:list-item>
      </text:list>
      <text:p text:style-name="P3"/>
      <text:p text:style-name="P5">Definisi callback</text:p>
      <text:p text:style-name="P2">Callback adalah fungsi biasa, namun dengan catatan berikut:</text:p>
      <text:list xml:id="list42515380" text:style-name="L49">
        <text:list-item>
          <text:p text:style-name="P56">Jumlah argumen harus sama dengan yang dilewatkan melalui gobject.timeout_add().</text:p>
        </text:list-item>
        <text:list-item>
          <text:p text:style-name="P56">Apabila callback ingin dipanggil lagi, maka callback harus mengembalikan True.</text:p>
        </text:list-item>
      </text:list>
      <text:p text:style-name="P3"/>
      <text:p text:style-name="P5">Menghapus timeout</text:p>
      <text:p text:style-name="P3">Untuk menghapus timeout yang dibuat, sehingga callback tidak lagi dipanggil setiap interval tertentu, selain mengembalikan False pada callback, developer juga bisa menggunakan:</text:p>
      <text:p text:style-name="P3"/>
      <text:p text:style-name="P3">gobject.source_remove(tag)</text:p>
      <text:p text:style-name="P3"/>
      <text:list xml:id="list42522042" text:style-name="L50">
        <text:list-item>
          <text:p text:style-name="P57">tag adalah ID event source yang dikembalikan oleh gobject.timeout_add()</text:p>
        </text:list-item>
      </text:list>
      <text:p text:style-name="P3"/>
      <text:p text:style-name="P3"><text:span text:style-name="T1">timeout.py</text:span>:</text:p>
      <text:p text:style-name="P2">#!/usr/bin/env python</text:p>
      <text:p text:style-name="P2"/>
      <text:p text:style-name="P2">import pygtk</text:p>
      <text:p text:style-name="P2">pygtk.require('2.0')</text:p>
      <text:p text:style-name="P2">import gtk</text:p>
      <text:p text:style-name="P2">import gobject</text:p>
      <text:p text:style-name="P2">import time</text:p>
      <text:p text:style-name="P2"/>
      <text:p text:style-name="P2">class Main:</text:p>
      <text:p text:style-name="P2"><text:s text:c="4"/>def __init__(self):</text:p>
      <text:p text:style-name="P2"><text:s text:c="8"/>self.window = gtk.Window(gtk.WINDOW_TOPLEVEL)</text:p>
      <text:p text:style-name="P2"><text:s text:c="8"/>self.window.set_size_request(300,200)</text:p>
      <text:p text:style-name="P2"><text:s text:c="8"/>self.window.connect('destroy', gtk.main_quit)</text:p>
      <text:p text:style-name="P2"><text:s text:c="8"/></text:p>
      <text:p text:style-name="P2"><text:s text:c="8"/>self.source_id = -1 <text:s text:c="7"/></text:p>
      <text:p text:style-name="P2"><text:s text:c="8"/></text:p>
      <text:p text:style-name="P2"><text:s text:c="8"/>self.action = gtk.Button('START')</text:p>
      <text:p text:style-name="P2"><text:soft-page-break/><text:s text:c="8"/>self.action.connect('clicked', self.action_check)</text:p>
      <text:p text:style-name="P2"/>
      <text:p text:style-name="P2"><text:s text:c="8"/>self.label = gtk.Label()</text:p>
      <text:p text:style-name="P2"><text:s text:c="8"/>self.vbox = gtk.VBox()</text:p>
      <text:p text:style-name="P2"><text:s text:c="8"/></text:p>
      <text:p text:style-name="P2"><text:s text:c="8"/>self.vbox.pack_start(self.action)</text:p>
      <text:p text:style-name="P2"><text:s text:c="8"/>self.vbox.pack_start(self.label)</text:p>
      <text:p text:style-name="P2"><text:s text:c="4"/></text:p>
      <text:p text:style-name="P2"><text:s text:c="8"/>self.window.add(self.vbox)</text:p>
      <text:p text:style-name="P2"><text:s text:c="8"/>self.window.show_all()</text:p>
      <text:p text:style-name="P2"><text:s text:c="4"/></text:p>
      <text:p text:style-name="P2"><text:s text:c="4"/>def action_check(self, widget):</text:p>
      <text:p text:style-name="P2"><text:s text:c="8"/>button_label = widget.get_label()</text:p>
      <text:p text:style-name="P2"><text:s text:c="8"/>if button_label == 'START':</text:p>
      <text:p text:style-name="P2"><text:s text:c="12"/>button_label = 'STOP'</text:p>
      <text:p text:style-name="P2"><text:s text:c="12"/>self.source_id = gobject.timeout_add(1000, self.timer)</text:p>
      <text:p text:style-name="P2"><text:s text:c="8"/>elif button_label == 'STOP':</text:p>
      <text:p text:style-name="P2"><text:s text:c="12"/>button_label = 'START'</text:p>
      <text:p text:style-name="P2"><text:s text:c="12"/>gobject.source_remove(self.source_id)</text:p>
      <text:p text:style-name="P2"><text:s text:c="8"/>widget.set_label(button_label)</text:p>
      <text:p text:style-name="P2"><text:s text:c="8"/></text:p>
      <text:p text:style-name="P2"><text:s text:c="4"/>def timer(self):</text:p>
      <text:p text:style-name="P2"><text:s text:c="8"/>now = time.asctime()</text:p>
      <text:p text:style-name="P2"><text:s text:c="8"/>self.label.set_label(now)</text:p>
      <text:p text:style-name="P2"><text:s text:c="8"/>return True <text:s text:c="7"/></text:p>
      <text:p text:style-name="P2"><text:s text:c="4"/></text:p>
      <text:p text:style-name="P2">app = Main()</text:p>
      <text:p text:style-name="P2">gtk.main()</text:p>
      <text:p text:style-name="P2"><text:s text:c="4"/></text:p>
      <text:p text:style-name="P2"/>
      <text:h text:style-name="Heading_20_2" text:outline-level="2"><text:bookmark text:name="__RefHeading__4797_900447525"/>Idle<text:bookmark-end text:name="__RefHeading__4797_900447525"/></text:h>
      <text:p text:style-name="P3">Untuk melakukan suatu tindakan ketika PyGTK sedang idle, developer bisa mempergunakan gobject.idle_add(). </text:p>
      <text:p text:style-name="P3"/>
      <text:p text:style-name="P3">Untuk menambahkan idle, gunakan: </text:p>
      <text:p text:style-name="P3"/>
      <text:p text:style-name="P3">gobject.idle_add(callback, ...)</text:p>
      <text:p text:style-name="P3"/>
      <text:list xml:id="list42536362" text:continue-list="list42526059" text:style-name="L48">
        <text:list-item text:start-value="1">
          <text:p text:style-name="P55">callback: fungsi yang akan dipanggil ketika idle</text:p>
        </text:list-item>
        <text:list-item>
          <text:p text:style-name="P55">...: argumen opsional yang akan dilewatkan ke callback.</text:p>
        </text:list-item>
        <text:list-item>
          <text:p text:style-name="P55">Mengembalikan integer ID event source</text:p>
        </text:list-item>
      </text:list>
      <text:p text:style-name="P3"/>
      <text:p text:style-name="P5">Definisi callback</text:p>
      <text:p text:style-name="P2">Callback adalah fungsi biasa, namun dengan catatan berikut:</text:p>
      <text:list xml:id="list42522036" text:style-name="L51">
        <text:list-item>
          <text:p text:style-name="P58">Jumlah argumen harus sama dengan yang dilewatkan melalui gobject.idle_add().</text:p>
        </text:list-item>
        <text:list-item>
          <text:p text:style-name="P58">Apabila callback ingin dipanggil lagi, maka callback harus mengembalikan True.</text:p>
        </text:list-item>
      </text:list>
      <text:p text:style-name="P3"/>
      <text:p text:style-name="P5">Menghapus idle</text:p>
      <text:p text:style-name="P3"><text:soft-page-break/>Untuk menghapus idle yang dibuat, sehingga callback tidak lagi dipanggil ketika idle, selain mengembalikan False pada callback, developer juga bisa menggunakan:</text:p>
      <text:p text:style-name="P3"/>
      <text:p text:style-name="P3">gobject.source_remove(tag)</text:p>
      <text:p text:style-name="P3"/>
      <text:list xml:id="list42515862" text:style-name="L52">
        <text:list-item>
          <text:p text:style-name="P59">tag adalah ID event source yang dikembalikan oleh gobject.idle_add()</text:p>
        </text:list-item>
      </text:list>
      <text:p text:style-name="P3"/>
      <text:p text:style-name="P3"><text:span text:style-name="T1">idle.py</text:span>:</text:p>
      <text:p text:style-name="P2">#!/usr/bin/env python</text:p>
      <text:p text:style-name="P2"/>
      <text:p text:style-name="P2">import pygtk</text:p>
      <text:p text:style-name="P2">pygtk.require('2.0')</text:p>
      <text:p text:style-name="P2">import gtk</text:p>
      <text:p text:style-name="P2">import gobject</text:p>
      <text:p text:style-name="P2"/>
      <text:p text:style-name="P2">class Main:</text:p>
      <text:p text:style-name="P2"><text:s text:c="4"/>def __init__(self):</text:p>
      <text:p text:style-name="P2"><text:s text:c="8"/>self.window = gtk.Window(gtk.WINDOW_TOPLEVEL)</text:p>
      <text:p text:style-name="P2"><text:s text:c="8"/>self.window.set_size_request(300,200)</text:p>
      <text:p text:style-name="P2"><text:s text:c="8"/>self.window.connect('destroy', gtk.main_quit)</text:p>
      <text:p text:style-name="P2"><text:s text:c="16"/></text:p>
      <text:p text:style-name="P2"><text:s text:c="8"/>self.label = gtk.Label()</text:p>
      <text:p text:style-name="P2"><text:s text:c="8"/></text:p>
      <text:p text:style-name="P2"><text:s text:c="8"/>gobject.timeout_add(100, self.timeout)</text:p>
      <text:p text:style-name="P2"><text:s text:c="8"/>gobject.idle_add(self.idle)</text:p>
      <text:p text:style-name="P2"><text:s text:c="12"/></text:p>
      <text:p text:style-name="P2"><text:s text:c="8"/>self.window.add(self.label)</text:p>
      <text:p text:style-name="P2"><text:s text:c="8"/>self.window.show_all()</text:p>
      <text:p text:style-name="P2"><text:s text:c="4"/></text:p>
      <text:p text:style-name="P2"><text:s text:c="4"/>def timeout(self):</text:p>
      <text:p text:style-name="P2"><text:s text:c="8"/>self.label.set_label('processing timeout')</text:p>
      <text:p text:style-name="P2"><text:s text:c="8"/>return True</text:p>
      <text:p text:style-name="P2"><text:s text:c="8"/></text:p>
      <text:p text:style-name="P2"><text:s text:c="4"/>def idle(self):</text:p>
      <text:p text:style-name="P2"><text:s text:c="8"/>self.label.set_label('idle...')</text:p>
      <text:p text:style-name="P2"><text:s text:c="8"/>return True</text:p>
      <text:p text:style-name="P2"><text:s text:c="4"/></text:p>
      <text:p text:style-name="P2">app = Main()</text:p>
      <text:p text:style-name="P2">gtk.main()</text:p>
      <text:p text:style-name="P2"><text:s text:c="4"/></text:p>
      <text:p text:style-name="P2"/>
      <text:h text:style-name="Heading_20_2" text:outline-level="2"><text:bookmark text:name="__RefHeading__4799_900447525"/>Events pending<text:bookmark-end text:name="__RefHeading__4799_900447525"/></text:h>
      <text:p text:style-name="P3">Ketika berada dalam suatu tugas dengan waktu proses yang panjang, update ke <text:s/>komponen GUI yang dilakukan tidak akan berefek. </text:p>
      <text:p text:style-name="P3"/>
      <text:p text:style-name="P3">Sebagai contoh. Ketika suatu tombol ditekan, di dalam callback, perulangan dari 0 sampai 999 akan dilakukan. Untuk setiap perulangan, counter akan ditampilkan pada gtk.Label, dimaksudkan sebagai update. Pada kenyataannya, yang terjadi begitu tombol ditekan adalah:</text:p>
      <text:list xml:id="list42539197" text:style-name="L53">
        <text:list-item>
          <text:p text:style-name="P60"><text:soft-page-break/>Program akan freeze sebentar (mengulang 0 sampai 999).</text:p>
        </text:list-item>
        <text:list-item>
          <text:p text:style-name="P60">Pada akhirnya, gtk.Label akan berisikan angka 999.</text:p>
        </text:list-item>
      </text:list>
      <text:p text:style-name="P3"/>
      <text:p text:style-name="P3">Sementara, yang diinginkan adalah, setiap dari 0 sampai 999 tersebut akan ditampilkan pada label. Hal yang diinginkan tersebut tidak terjadi karena:</text:p>
      <text:list xml:id="list42545249" text:style-name="L54">
        <text:list-item>
          <text:p text:style-name="P61">Semua event GTK, termasuk update pada window dan komponen lain, ditangani di dalam mainloop.</text:p>
        </text:list-item>
        <text:list-item>
          <text:p text:style-name="P61">Ketika kode-kode di dalam callback dikerjakan, mainloop tidak dapat menangani event. </text:p>
        </text:list-item>
      </text:list>
      <text:p text:style-name="P3"/>
      <text:p text:style-name="P3">Oleh karena itu, apa yang perlu dilakukan developer adalah meminta GTK untuk memroses event-event yang pending ketika proses sedang dilakukan. Caranya, sisipkan kode berikut pada bagian kode yang mungkin memakan waktu lama ketika dikerjakan:</text:p>
      <text:p text:style-name="P3"/>
      <text:p text:style-name="P3"><text:s/>while gtk.events_pending():</text:p>
      <text:p text:style-name="P3"><text:s text:c="3"/>gtk.main_iteration(False)</text:p>
      <text:p text:style-name="P3"/>
      <text:p text:style-name="P3"/>
      <text:p text:style-name="P3">Sebagai catatan, ini akan efektif ketika suatu proses merupakan rangkaian dari banyak subproses lain. </text:p>
      <text:p text:style-name="P3"/>
      <text:p text:style-name="P3">Cobalah memodifikasi contoh eventpending.py sehingga pemrosesan event-event pending tidak dilakukan dan bandingkan hasilnya. </text:p>
      <text:p text:style-name="P3"/>
      <text:p text:style-name="P3"><text:span text:style-name="T1">evenpending.py</text:span>:</text:p>
      <text:p text:style-name="P3">#!/usr/bin/env python</text:p>
      <text:p text:style-name="P3"/>
      <text:p text:style-name="P3">import pygtk</text:p>
      <text:p text:style-name="P3">pygtk.require('2.0')</text:p>
      <text:p text:style-name="P3">import gtk</text:p>
      <text:p text:style-name="P3"/>
      <text:p text:style-name="P3">class Main:</text:p>
      <text:p text:style-name="P3"><text:s text:c="4"/>def __init__(self):</text:p>
      <text:p text:style-name="P3"><text:s text:c="8"/>self.window = gtk.Window(gtk.WINDOW_TOPLEVEL)</text:p>
      <text:p text:style-name="P3"><text:s text:c="8"/>self.window.connect('destroy', gtk.main_quit)</text:p>
      <text:p text:style-name="P3"><text:s text:c="8"/></text:p>
      <text:p text:style-name="P3"><text:s text:c="8"/>self.vbox = gtk.VBox()</text:p>
      <text:p text:style-name="P3"><text:s text:c="8"/></text:p>
      <text:p text:style-name="P3"><text:s text:c="8"/>self.label = gtk.Label()</text:p>
      <text:p text:style-name="P3"><text:s text:c="8"/>self.button = gtk.Button('Make me busy')</text:p>
      <text:p text:style-name="P3"><text:s text:c="8"/>self.button.connect('clicked', self.do_busy, self.label)</text:p>
      <text:p text:style-name="P3"><text:s text:c="8"/></text:p>
      <text:p text:style-name="P3"><text:s text:c="8"/>self.vbox.pack_start(self.label)</text:p>
      <text:p text:style-name="P3"><text:s text:c="8"/>self.vbox.pack_start(self.button)</text:p>
      <text:p text:style-name="P3"><text:s text:c="8"/></text:p>
      <text:p text:style-name="P3"><text:s text:c="8"/>self.window.add(self.vbox)</text:p>
      <text:p text:style-name="P3"/>
      <text:p text:style-name="P3"><text:s text:c="8"/>self.window.show_all()</text:p>
      <text:p text:style-name="P3"/>
      <text:p text:style-name="P3"><text:s text:c="4"/>def do_busy(self, widget, label):</text:p>
      <text:p text:style-name="P3"><text:s text:c="8"/>for i in range(1000):</text:p>
      <text:p text:style-name="P3"><text:soft-page-break/></text:p>
      <text:p text:style-name="P3"><text:s text:c="12"/>while gtk.events_pending():</text:p>
      <text:p text:style-name="P3"><text:s text:c="16"/>gtk.main_iteration(False)</text:p>
      <text:p text:style-name="P3"/>
      <text:p text:style-name="P3"><text:s text:c="12"/>label.set_label('%d' %(i))</text:p>
      <text:p text:style-name="P3"><text:s text:c="4"/></text:p>
      <text:p text:style-name="P3">app = Main()</text:p>
      <text:p text:style-name="P3">gtk.main()</text:p>
      <text:p text:style-name="P3"><text:s text:c="4"/></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Lucidasans1" svg:font-family="Lucidasans"/>
    <style:font-face style:name="StarSymbol" svg:font-family="StarSymbol"/>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ndale Sans U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text-properties style:font-name="Courier" fo:font-size="10.5pt" fo:font-weight="normal" style:font-size-asian="10.5pt" style:font-weight-asian="normal" style:font-size-complex="10.5pt"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ython GTK (r3-python2.5)<text:tab/>© 2009-2012 tedut.com<text:tab/><text:page-number text:select-page="current">53</text:page-number>/<text:page-count>5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8-11-06T10:46:59</meta:creation-date>
    <dc:date>2012-07-20T22:40:12.64</dc:date>
    <meta:editing-cycles>1040</meta:editing-cycles>
    <meta:editing-duration>P1DT1H38M5S</meta:editing-duration>
    <meta:document-statistic meta:table-count="1" meta:image-count="0" meta:object-count="0" meta:page-count="53" meta:paragraph-count="1649" meta:word-count="6962" meta:character-count="67632"/>
    <meta:user-defined meta:name="Info 1"/>
    <meta:user-defined meta:name="Info 2"/>
    <meta:user-defined meta:name="Info 3"/>
    <meta:user-defined meta:name="Info 4"/>
  </office:meta>
</office:document-meta>
</file>